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2.8600000000000003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2.446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2.8600000000000003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2.446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9.58595"/>
          <table:table-cell office:value-type="float" office:value="7.745"/>
          <table:table-cell office:value-type="float" office:value="7.22"/>
          <table:table-cell office:value-type="float" office:value="0.0"/>
          <table:table-cell office:value-type="float" office:value="0.0"/>
          <table:table-cell office:value-type="float" office:value="124.0"/>
          <table:table-cell office:value-type="float" office:value="31388.0"/>
          <table:table-cell office:value-type="float" office:value="183998.0"/>
          <table:table-cell office:value-type="float" office:value="70700.0"/>
          <table:table-cell office:value-type="float" office:value="269397.0"/>
          <table:table-cell office:value-type="float" office:value="123080.0"/>
          <table:table-cell office:value-type="float" office:value="0.0"/>
          <table:table-cell office:value-type="float" office:value="0.0"/>
          <table:table-cell office:value-type="float" office:value="20.3846"/>
          <table:table-cell office:value-type="float" office:value="18.502"/>
          <table:table-cell office:value-type="float" office:value="18.06"/>
          <table:table-cell office:value-type="float" office:value="0.0"/>
          <table:table-cell office:value-type="float" office:value="0.0"/>
          <table:table-cell office:value-type="float" office:value="275.0"/>
          <table:table-cell office:value-type="float" office:value="91349.0"/>
          <table:table-cell office:value-type="float" office:value="404326.0"/>
          <table:table-cell office:value-type="float" office:value="70700.0"/>
          <table:table-cell office:value-type="float" office:value="269397.0"/>
          <table:table-cell office:value-type="float" office:value="123076.0"/>
          <table:table-cell office:value-type="float" office:value="0.0"/>
          <table:table-cell office:value-type="float" office:value="0.0"/>
          <table:table-cell office:value-type="float" office:value="2.93033"/>
          <table:table-cell office:value-type="float" office:value="0.495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887.0"/>
          <table:table-cell office:value-type="float" office:value="70450.0"/>
          <table:table-cell office:value-type="float" office:value="268627.0"/>
          <table:table-cell office:value-type="float" office:value="132676.0"/>
          <table:table-cell office:value-type="float" office:value="0.0"/>
          <table:table-cell office:value-type="float" office:value="0.0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;[.$AJ3])" office:value-type="float"/>
          <table:table-cell table:formula="of:=MIN([.$K3];[.$X3];[.$AK3])" office:value-type="float"/>
          <table:table-cell table:formula="of:=MIN([.$L3];[.$Y3];[.$AL3])" office:value-type="float"/>
          <table:table-cell table:formula="of:=MIN([.$M3];[.$Z3];[.$AM3])" office:value-type="float"/>
          <table:table-cell table:formula="of:=MIN([.$N3];[.$AA3];[.$AN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;[.$AJ3])" office:value-type="float"/>
          <table:table-cell table:formula="of:=MEDIAN([.$K3];[.$X3];[.$AK3])" office:value-type="float"/>
          <table:table-cell table:formula="of:=MEDIAN([.$L3];[.$Y3];[.$AL3])" office:value-type="float"/>
          <table:table-cell table:formula="of:=MEDIAN([.$M3];[.$Z3];[.$AM3])" office:value-type="float"/>
          <table:table-cell table:formula="of:=MEDIAN([.$N3];[.$AA3];[.$AN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;[.$AJ3])" office:value-type="float"/>
          <table:table-cell table:formula="of:=MAX([.$K3];[.$X3];[.$AK3])" office:value-type="float"/>
          <table:table-cell table:formula="of:=MAX([.$L3];[.$Y3];[.$AL3])" office:value-type="float"/>
          <table:table-cell table:formula="of:=MAX([.$M3];[.$Z3];[.$AM3])" office:value-type="float"/>
          <table:table-cell table:formula="of:=MAX([.$N3];[.$AA3];[.$AN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6.2563"/>
          <table:table-cell office:value-type="float" office:value="4.316"/>
          <table:table-cell office:value-type="float" office:value="3.88"/>
          <table:table-cell office:value-type="float" office:value="0.0"/>
          <table:table-cell office:value-type="float" office:value="0.0"/>
          <table:table-cell office:value-type="float" office:value="73.0"/>
          <table:table-cell office:value-type="float" office:value="18365.0"/>
          <table:table-cell office:value-type="float" office:value="138936.0"/>
          <table:table-cell office:value-type="float" office:value="70700.0"/>
          <table:table-cell office:value-type="float" office:value="269397.0"/>
          <table:table-cell office:value-type="float" office:value="123076.0"/>
          <table:table-cell office:value-type="float" office:value="0.0"/>
          <table:table-cell office:value-type="float" office:value="0.0"/>
          <table:table-cell office:value-type="float" office:value="2.70852"/>
          <table:table-cell office:value-type="float" office:value="0.958"/>
          <table:table-cell office:value-type="float" office:value="0.45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533.0"/>
          <table:table-cell office:value-type="float" office:value="27450.0"/>
          <table:table-cell office:value-type="float" office:value="70700.0"/>
          <table:table-cell office:value-type="float" office:value="269397.0"/>
          <table:table-cell office:value-type="float" office:value="128192.0"/>
          <table:table-cell office:value-type="float" office:value="0.0"/>
          <table:table-cell office:value-type="float" office:value="0.0"/>
          <table:table-cell office:value-type="float" office:value="2.88162"/>
          <table:table-cell office:value-type="float" office:value="0.51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2.0"/>
          <table:table-cell office:value-type="float" office:value="874.0"/>
          <table:table-cell office:value-type="float" office:value="70450.0"/>
          <table:table-cell office:value-type="float" office:value="268627.0"/>
          <table:table-cell office:value-type="float" office:value="132412.0"/>
          <table:table-cell office:value-type="float" office:value="0.0"/>
          <table:table-cell office:value-type="float" office:value="0.0"/>
          <table:table-cell table:formula="of:=MIN([.$B4];[.$O4];[.$AB4])" office:value-type="float"/>
          <table:table-cell table:formula="of:=MIN([.$C4];[.$P4];[.$AC4])" office:value-type="float"/>
          <table:table-cell table:formula="of:=MIN([.$D4];[.$Q4];[.$AD4])" office:value-type="float"/>
          <table:table-cell table:formula="of:=MIN([.$E4];[.$R4];[.$AE4])" office:value-type="float"/>
          <table:table-cell table:formula="of:=MIN([.$F4];[.$S4];[.$AF4])" office:value-type="float"/>
          <table:table-cell table:formula="of:=MIN([.$G4];[.$T4];[.$AG4])" office:value-type="float"/>
          <table:table-cell table:formula="of:=MIN([.$H4];[.$U4];[.$AH4])" office:value-type="float"/>
          <table:table-cell table:formula="of:=MIN([.$I4];[.$V4];[.$AI4])" office:value-type="float"/>
          <table:table-cell table:formula="of:=MIN([.$J4];[.$W4];[.$AJ4])" office:value-type="float"/>
          <table:table-cell table:formula="of:=MIN([.$K4];[.$X4];[.$AK4])" office:value-type="float"/>
          <table:table-cell table:formula="of:=MIN([.$L4];[.$Y4];[.$AL4])" office:value-type="float"/>
          <table:table-cell table:formula="of:=MIN([.$M4];[.$Z4];[.$AM4])" office:value-type="float"/>
          <table:table-cell table:formula="of:=MIN([.$N4];[.$AA4];[.$AN4])" office:value-type="float"/>
          <table:table-cell table:formula="of:=MEDIAN([.$B4];[.$O4];[.$AB4])" office:value-type="float"/>
          <table:table-cell table:formula="of:=MEDIAN([.$C4];[.$P4];[.$AC4])" office:value-type="float"/>
          <table:table-cell table:formula="of:=MEDIAN([.$D4];[.$Q4];[.$AD4])" office:value-type="float"/>
          <table:table-cell table:formula="of:=MEDIAN([.$E4];[.$R4];[.$AE4])" office:value-type="float"/>
          <table:table-cell table:formula="of:=MEDIAN([.$F4];[.$S4];[.$AF4])" office:value-type="float"/>
          <table:table-cell table:formula="of:=MEDIAN([.$G4];[.$T4];[.$AG4])" office:value-type="float"/>
          <table:table-cell table:formula="of:=MEDIAN([.$H4];[.$U4];[.$AH4])" office:value-type="float"/>
          <table:table-cell table:formula="of:=MEDIAN([.$I4];[.$V4];[.$AI4])" office:value-type="float"/>
          <table:table-cell table:formula="of:=MEDIAN([.$J4];[.$W4];[.$AJ4])" office:value-type="float"/>
          <table:table-cell table:formula="of:=MEDIAN([.$K4];[.$X4];[.$AK4])" office:value-type="float"/>
          <table:table-cell table:formula="of:=MEDIAN([.$L4];[.$Y4];[.$AL4])" office:value-type="float"/>
          <table:table-cell table:formula="of:=MEDIAN([.$M4];[.$Z4];[.$AM4])" office:value-type="float"/>
          <table:table-cell table:formula="of:=MEDIAN([.$N4];[.$AA4];[.$AN4])" office:value-type="float"/>
          <table:table-cell table:formula="of:=MAX([.$B4];[.$O4];[.$AB4])" office:value-type="float"/>
          <table:table-cell table:formula="of:=MAX([.$C4];[.$P4];[.$AC4])" office:value-type="float"/>
          <table:table-cell table:formula="of:=MAX([.$D4];[.$Q4];[.$AD4])" office:value-type="float"/>
          <table:table-cell table:formula="of:=MAX([.$E4];[.$R4];[.$AE4])" office:value-type="float"/>
          <table:table-cell table:formula="of:=MAX([.$F4];[.$S4];[.$AF4])" office:value-type="float"/>
          <table:table-cell table:formula="of:=MAX([.$G4];[.$T4];[.$AG4])" office:value-type="float"/>
          <table:table-cell table:formula="of:=MAX([.$H4];[.$U4];[.$AH4])" office:value-type="float"/>
          <table:table-cell table:formula="of:=MAX([.$I4];[.$V4];[.$AI4])" office:value-type="float"/>
          <table:table-cell table:formula="of:=MAX([.$J4];[.$W4];[.$AJ4])" office:value-type="float"/>
          <table:table-cell table:formula="of:=MAX([.$K4];[.$X4];[.$AK4])" office:value-type="float"/>
          <table:table-cell table:formula="of:=MAX([.$L4];[.$Y4];[.$AL4])" office:value-type="float"/>
          <table:table-cell table:formula="of:=MAX([.$M4];[.$Z4];[.$AM4])" office:value-type="float"/>
          <table:table-cell table:formula="of:=MAX([.$N4];[.$AA4];[.$AN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8.99077"/>
          <table:table-cell office:value-type="float" office:value="7.161"/>
          <table:table-cell office:value-type="float" office:value="6.62"/>
          <table:table-cell office:value-type="float" office:value="0.0"/>
          <table:table-cell office:value-type="float" office:value="0.0"/>
          <table:table-cell office:value-type="float" office:value="119.0"/>
          <table:table-cell office:value-type="float" office:value="31655.0"/>
          <table:table-cell office:value-type="float" office:value="155845.0"/>
          <table:table-cell office:value-type="float" office:value="70700.0"/>
          <table:table-cell office:value-type="float" office:value="269397.0"/>
          <table:table-cell office:value-type="float" office:value="123072.0"/>
          <table:table-cell office:value-type="float" office:value="0.0"/>
          <table:table-cell office:value-type="float" office:value="0.0"/>
          <table:table-cell office:value-type="float" office:value="3.27013"/>
          <table:table-cell office:value-type="float" office:value="1.518"/>
          <table:table-cell office:value-type="float" office:value="1.08"/>
          <table:table-cell office:value-type="float" office:value="1.0"/>
          <table:table-cell office:value-type="float" office:value="0.0"/>
          <table:table-cell office:value-type="float" office:value="24.0"/>
          <table:table-cell office:value-type="float" office:value="4680.0"/>
          <table:table-cell office:value-type="float" office:value="41471.0"/>
          <table:table-cell office:value-type="float" office:value="70700.0"/>
          <table:table-cell office:value-type="float" office:value="269397.0"/>
          <table:table-cell office:value-type="float" office:value="126460.0"/>
          <table:table-cell office:value-type="float" office:value="0.0"/>
          <table:table-cell office:value-type="float" office:value="0.0"/>
          <table:table-cell office:value-type="float" office:value="2.91536"/>
          <table:table-cell office:value-type="float" office:value="0.52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817.0"/>
          <table:table-cell office:value-type="float" office:value="70450.0"/>
          <table:table-cell office:value-type="float" office:value="268627.0"/>
          <table:table-cell office:value-type="float" office:value="132412.0"/>
          <table:table-cell office:value-type="float" office:value="0.0"/>
          <table:table-cell office:value-type="float" office:value="0.0"/>
          <table:table-cell table:formula="of:=MIN([.$B5];[.$O5];[.$AB5])" office:value-type="float"/>
          <table:table-cell table:formula="of:=MIN([.$C5];[.$P5];[.$AC5])" office:value-type="float"/>
          <table:table-cell table:formula="of:=MIN([.$D5];[.$Q5];[.$AD5])" office:value-type="float"/>
          <table:table-cell table:formula="of:=MIN([.$E5];[.$R5];[.$AE5])" office:value-type="float"/>
          <table:table-cell table:formula="of:=MIN([.$F5];[.$S5];[.$AF5])" office:value-type="float"/>
          <table:table-cell table:formula="of:=MIN([.$G5];[.$T5];[.$AG5])" office:value-type="float"/>
          <table:table-cell table:formula="of:=MIN([.$H5];[.$U5];[.$AH5])" office:value-type="float"/>
          <table:table-cell table:formula="of:=MIN([.$I5];[.$V5];[.$AI5])" office:value-type="float"/>
          <table:table-cell table:formula="of:=MIN([.$J5];[.$W5];[.$AJ5])" office:value-type="float"/>
          <table:table-cell table:formula="of:=MIN([.$K5];[.$X5];[.$AK5])" office:value-type="float"/>
          <table:table-cell table:formula="of:=MIN([.$L5];[.$Y5];[.$AL5])" office:value-type="float"/>
          <table:table-cell table:formula="of:=MIN([.$M5];[.$Z5];[.$AM5])" office:value-type="float"/>
          <table:table-cell table:formula="of:=MIN([.$N5];[.$AA5];[.$AN5])" office:value-type="float"/>
          <table:table-cell table:formula="of:=MEDIAN([.$B5];[.$O5];[.$AB5])" office:value-type="float"/>
          <table:table-cell table:formula="of:=MEDIAN([.$C5];[.$P5];[.$AC5])" office:value-type="float"/>
          <table:table-cell table:formula="of:=MEDIAN([.$D5];[.$Q5];[.$AD5])" office:value-type="float"/>
          <table:table-cell table:formula="of:=MEDIAN([.$E5];[.$R5];[.$AE5])" office:value-type="float"/>
          <table:table-cell table:formula="of:=MEDIAN([.$F5];[.$S5];[.$AF5])" office:value-type="float"/>
          <table:table-cell table:formula="of:=MEDIAN([.$G5];[.$T5];[.$AG5])" office:value-type="float"/>
          <table:table-cell table:formula="of:=MEDIAN([.$H5];[.$U5];[.$AH5])" office:value-type="float"/>
          <table:table-cell table:formula="of:=MEDIAN([.$I5];[.$V5];[.$AI5])" office:value-type="float"/>
          <table:table-cell table:formula="of:=MEDIAN([.$J5];[.$W5];[.$AJ5])" office:value-type="float"/>
          <table:table-cell table:formula="of:=MEDIAN([.$K5];[.$X5];[.$AK5])" office:value-type="float"/>
          <table:table-cell table:formula="of:=MEDIAN([.$L5];[.$Y5];[.$AL5])" office:value-type="float"/>
          <table:table-cell table:formula="of:=MEDIAN([.$M5];[.$Z5];[.$AM5])" office:value-type="float"/>
          <table:table-cell table:formula="of:=MEDIAN([.$N5];[.$AA5];[.$AN5])" office:value-type="float"/>
          <table:table-cell table:formula="of:=MAX([.$B5];[.$O5];[.$AB5])" office:value-type="float"/>
          <table:table-cell table:formula="of:=MAX([.$C5];[.$P5];[.$AC5])" office:value-type="float"/>
          <table:table-cell table:formula="of:=MAX([.$D5];[.$Q5];[.$AD5])" office:value-type="float"/>
          <table:table-cell table:formula="of:=MAX([.$E5];[.$R5];[.$AE5])" office:value-type="float"/>
          <table:table-cell table:formula="of:=MAX([.$F5];[.$S5];[.$AF5])" office:value-type="float"/>
          <table:table-cell table:formula="of:=MAX([.$G5];[.$T5];[.$AG5])" office:value-type="float"/>
          <table:table-cell table:formula="of:=MAX([.$H5];[.$U5];[.$AH5])" office:value-type="float"/>
          <table:table-cell table:formula="of:=MAX([.$I5];[.$V5];[.$AI5])" office:value-type="float"/>
          <table:table-cell table:formula="of:=MAX([.$J5];[.$W5];[.$AJ5])" office:value-type="float"/>
          <table:table-cell table:formula="of:=MAX([.$K5];[.$X5];[.$AK5])" office:value-type="float"/>
          <table:table-cell table:formula="of:=MAX([.$L5];[.$Y5];[.$AL5])" office:value-type="float"/>
          <table:table-cell table:formula="of:=MAX([.$M5];[.$Z5];[.$AM5])" office:value-type="float"/>
          <table:table-cell table:formula="of:=MAX([.$N5];[.$AA5];[.$AN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8.66649"/>
          <table:table-cell office:value-type="float" office:value="6.814"/>
          <table:table-cell office:value-type="float" office:value="6.3"/>
          <table:table-cell office:value-type="float" office:value="0.0"/>
          <table:table-cell office:value-type="float" office:value="0.0"/>
          <table:table-cell office:value-type="float" office:value="125.0"/>
          <table:table-cell office:value-type="float" office:value="32572.0"/>
          <table:table-cell office:value-type="float" office:value="196399.0"/>
          <table:table-cell office:value-type="float" office:value="70700.0"/>
          <table:table-cell office:value-type="float" office:value="269397.0"/>
          <table:table-cell office:value-type="float" office:value="123076.0"/>
          <table:table-cell office:value-type="float" office:value="0.0"/>
          <table:table-cell office:value-type="float" office:value="0.0"/>
          <table:table-cell office:value-type="float" office:value="2.74888"/>
          <table:table-cell office:value-type="float" office:value="0.943"/>
          <table:table-cell office:value-type="float" office:value="0.47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3191.0"/>
          <table:table-cell office:value-type="float" office:value="23027.0"/>
          <table:table-cell office:value-type="float" office:value="70700.0"/>
          <table:table-cell office:value-type="float" office:value="269397.0"/>
          <table:table-cell office:value-type="float" office:value="125640.0"/>
          <table:table-cell office:value-type="float" office:value="0.0"/>
          <table:table-cell office:value-type="float" office:value="0.0"/>
          <table:table-cell office:value-type="float" office:value="2.92987"/>
          <table:table-cell office:value-type="float" office:value="0.489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817.0"/>
          <table:table-cell office:value-type="float" office:value="70450.0"/>
          <table:table-cell office:value-type="float" office:value="268627.0"/>
          <table:table-cell office:value-type="float" office:value="132808.0"/>
          <table:table-cell office:value-type="float" office:value="0.0"/>
          <table:table-cell office:value-type="float" office:value="0.0"/>
          <table:table-cell table:formula="of:=MIN([.$B6];[.$O6];[.$AB6])" office:value-type="float"/>
          <table:table-cell table:formula="of:=MIN([.$C6];[.$P6];[.$AC6])" office:value-type="float"/>
          <table:table-cell table:formula="of:=MIN([.$D6];[.$Q6];[.$AD6])" office:value-type="float"/>
          <table:table-cell table:formula="of:=MIN([.$E6];[.$R6];[.$AE6])" office:value-type="float"/>
          <table:table-cell table:formula="of:=MIN([.$F6];[.$S6];[.$AF6])" office:value-type="float"/>
          <table:table-cell table:formula="of:=MIN([.$G6];[.$T6];[.$AG6])" office:value-type="float"/>
          <table:table-cell table:formula="of:=MIN([.$H6];[.$U6];[.$AH6])" office:value-type="float"/>
          <table:table-cell table:formula="of:=MIN([.$I6];[.$V6];[.$AI6])" office:value-type="float"/>
          <table:table-cell table:formula="of:=MIN([.$J6];[.$W6];[.$AJ6])" office:value-type="float"/>
          <table:table-cell table:formula="of:=MIN([.$K6];[.$X6];[.$AK6])" office:value-type="float"/>
          <table:table-cell table:formula="of:=MIN([.$L6];[.$Y6];[.$AL6])" office:value-type="float"/>
          <table:table-cell table:formula="of:=MIN([.$M6];[.$Z6];[.$AM6])" office:value-type="float"/>
          <table:table-cell table:formula="of:=MIN([.$N6];[.$AA6];[.$AN6])" office:value-type="float"/>
          <table:table-cell table:formula="of:=MEDIAN([.$B6];[.$O6];[.$AB6])" office:value-type="float"/>
          <table:table-cell table:formula="of:=MEDIAN([.$C6];[.$P6];[.$AC6])" office:value-type="float"/>
          <table:table-cell table:formula="of:=MEDIAN([.$D6];[.$Q6];[.$AD6])" office:value-type="float"/>
          <table:table-cell table:formula="of:=MEDIAN([.$E6];[.$R6];[.$AE6])" office:value-type="float"/>
          <table:table-cell table:formula="of:=MEDIAN([.$F6];[.$S6];[.$AF6])" office:value-type="float"/>
          <table:table-cell table:formula="of:=MEDIAN([.$G6];[.$T6];[.$AG6])" office:value-type="float"/>
          <table:table-cell table:formula="of:=MEDIAN([.$H6];[.$U6];[.$AH6])" office:value-type="float"/>
          <table:table-cell table:formula="of:=MEDIAN([.$I6];[.$V6];[.$AI6])" office:value-type="float"/>
          <table:table-cell table:formula="of:=MEDIAN([.$J6];[.$W6];[.$AJ6])" office:value-type="float"/>
          <table:table-cell table:formula="of:=MEDIAN([.$K6];[.$X6];[.$AK6])" office:value-type="float"/>
          <table:table-cell table:formula="of:=MEDIAN([.$L6];[.$Y6];[.$AL6])" office:value-type="float"/>
          <table:table-cell table:formula="of:=MEDIAN([.$M6];[.$Z6];[.$AM6])" office:value-type="float"/>
          <table:table-cell table:formula="of:=MEDIAN([.$N6];[.$AA6];[.$AN6])" office:value-type="float"/>
          <table:table-cell table:formula="of:=MAX([.$B6];[.$O6];[.$AB6])" office:value-type="float"/>
          <table:table-cell table:formula="of:=MAX([.$C6];[.$P6];[.$AC6])" office:value-type="float"/>
          <table:table-cell table:formula="of:=MAX([.$D6];[.$Q6];[.$AD6])" office:value-type="float"/>
          <table:table-cell table:formula="of:=MAX([.$E6];[.$R6];[.$AE6])" office:value-type="float"/>
          <table:table-cell table:formula="of:=MAX([.$F6];[.$S6];[.$AF6])" office:value-type="float"/>
          <table:table-cell table:formula="of:=MAX([.$G6];[.$T6];[.$AG6])" office:value-type="float"/>
          <table:table-cell table:formula="of:=MAX([.$H6];[.$U6];[.$AH6])" office:value-type="float"/>
          <table:table-cell table:formula="of:=MAX([.$I6];[.$V6];[.$AI6])" office:value-type="float"/>
          <table:table-cell table:formula="of:=MAX([.$J6];[.$W6];[.$AJ6])" office:value-type="float"/>
          <table:table-cell table:formula="of:=MAX([.$K6];[.$X6];[.$AK6])" office:value-type="float"/>
          <table:table-cell table:formula="of:=MAX([.$L6];[.$Y6];[.$AL6])" office:value-type="float"/>
          <table:table-cell table:formula="of:=MAX([.$M6];[.$Z6];[.$AM6])" office:value-type="float"/>
          <table:table-cell table:formula="of:=MAX([.$N6];[.$AA6];[.$AN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3.58791"/>
          <table:table-cell office:value-type="float" office:value="1.741"/>
          <table:table-cell office:value-type="float" office:value="1.22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5126.0"/>
          <table:table-cell office:value-type="float" office:value="45513.0"/>
          <table:table-cell office:value-type="float" office:value="70700.0"/>
          <table:table-cell office:value-type="float" office:value="269397.0"/>
          <table:table-cell office:value-type="float" office:value="123076.0"/>
          <table:table-cell office:value-type="float" office:value="0.0"/>
          <table:table-cell office:value-type="float" office:value="0.0"/>
          <table:table-cell office:value-type="float" office:value="5.70534"/>
          <table:table-cell office:value-type="float" office:value="3.974"/>
          <table:table-cell office:value-type="float" office:value="3.5"/>
          <table:table-cell office:value-type="float" office:value="1.0"/>
          <table:table-cell office:value-type="float" office:value="0.0"/>
          <table:table-cell office:value-type="float" office:value="92.0"/>
          <table:table-cell office:value-type="float" office:value="22052.0"/>
          <table:table-cell office:value-type="float" office:value="123124.0"/>
          <table:table-cell office:value-type="float" office:value="70700.0"/>
          <table:table-cell office:value-type="float" office:value="269397.0"/>
          <table:table-cell office:value-type="float" office:value="128016.0"/>
          <table:table-cell office:value-type="float" office:value="0.0"/>
          <table:table-cell office:value-type="float" office:value="0.0"/>
          <table:table-cell office:value-type="float" office:value="2.89735"/>
          <table:table-cell office:value-type="float" office:value="0.527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50.0"/>
          <table:table-cell office:value-type="float" office:value="70450.0"/>
          <table:table-cell office:value-type="float" office:value="268627.0"/>
          <table:table-cell office:value-type="float" office:value="132412.0"/>
          <table:table-cell office:value-type="float" office:value="0.0"/>
          <table:table-cell office:value-type="float" office:value="0.0"/>
          <table:table-cell table:formula="of:=MIN([.$B7];[.$O7];[.$AB7])" office:value-type="float"/>
          <table:table-cell table:formula="of:=MIN([.$C7];[.$P7];[.$AC7])" office:value-type="float"/>
          <table:table-cell table:formula="of:=MIN([.$D7];[.$Q7];[.$AD7])" office:value-type="float"/>
          <table:table-cell table:formula="of:=MIN([.$E7];[.$R7];[.$AE7])" office:value-type="float"/>
          <table:table-cell table:formula="of:=MIN([.$F7];[.$S7];[.$AF7])" office:value-type="float"/>
          <table:table-cell table:formula="of:=MIN([.$G7];[.$T7];[.$AG7])" office:value-type="float"/>
          <table:table-cell table:formula="of:=MIN([.$H7];[.$U7];[.$AH7])" office:value-type="float"/>
          <table:table-cell table:formula="of:=MIN([.$I7];[.$V7];[.$AI7])" office:value-type="float"/>
          <table:table-cell table:formula="of:=MIN([.$J7];[.$W7];[.$AJ7])" office:value-type="float"/>
          <table:table-cell table:formula="of:=MIN([.$K7];[.$X7];[.$AK7])" office:value-type="float"/>
          <table:table-cell table:formula="of:=MIN([.$L7];[.$Y7];[.$AL7])" office:value-type="float"/>
          <table:table-cell table:formula="of:=MIN([.$M7];[.$Z7];[.$AM7])" office:value-type="float"/>
          <table:table-cell table:formula="of:=MIN([.$N7];[.$AA7];[.$AN7])" office:value-type="float"/>
          <table:table-cell table:formula="of:=MEDIAN([.$B7];[.$O7];[.$AB7])" office:value-type="float"/>
          <table:table-cell table:formula="of:=MEDIAN([.$C7];[.$P7];[.$AC7])" office:value-type="float"/>
          <table:table-cell table:formula="of:=MEDIAN([.$D7];[.$Q7];[.$AD7])" office:value-type="float"/>
          <table:table-cell table:formula="of:=MEDIAN([.$E7];[.$R7];[.$AE7])" office:value-type="float"/>
          <table:table-cell table:formula="of:=MEDIAN([.$F7];[.$S7];[.$AF7])" office:value-type="float"/>
          <table:table-cell table:formula="of:=MEDIAN([.$G7];[.$T7];[.$AG7])" office:value-type="float"/>
          <table:table-cell table:formula="of:=MEDIAN([.$H7];[.$U7];[.$AH7])" office:value-type="float"/>
          <table:table-cell table:formula="of:=MEDIAN([.$I7];[.$V7];[.$AI7])" office:value-type="float"/>
          <table:table-cell table:formula="of:=MEDIAN([.$J7];[.$W7];[.$AJ7])" office:value-type="float"/>
          <table:table-cell table:formula="of:=MEDIAN([.$K7];[.$X7];[.$AK7])" office:value-type="float"/>
          <table:table-cell table:formula="of:=MEDIAN([.$L7];[.$Y7];[.$AL7])" office:value-type="float"/>
          <table:table-cell table:formula="of:=MEDIAN([.$M7];[.$Z7];[.$AM7])" office:value-type="float"/>
          <table:table-cell table:formula="of:=MEDIAN([.$N7];[.$AA7];[.$AN7])" office:value-type="float"/>
          <table:table-cell table:formula="of:=MAX([.$B7];[.$O7];[.$AB7])" office:value-type="float"/>
          <table:table-cell table:formula="of:=MAX([.$C7];[.$P7];[.$AC7])" office:value-type="float"/>
          <table:table-cell table:formula="of:=MAX([.$D7];[.$Q7];[.$AD7])" office:value-type="float"/>
          <table:table-cell table:formula="of:=MAX([.$E7];[.$R7];[.$AE7])" office:value-type="float"/>
          <table:table-cell table:formula="of:=MAX([.$F7];[.$S7];[.$AF7])" office:value-type="float"/>
          <table:table-cell table:formula="of:=MAX([.$G7];[.$T7];[.$AG7])" office:value-type="float"/>
          <table:table-cell table:formula="of:=MAX([.$H7];[.$U7];[.$AH7])" office:value-type="float"/>
          <table:table-cell table:formula="of:=MAX([.$I7];[.$V7];[.$AI7])" office:value-type="float"/>
          <table:table-cell table:formula="of:=MAX([.$J7];[.$W7];[.$AJ7])" office:value-type="float"/>
          <table:table-cell table:formula="of:=MAX([.$K7];[.$X7];[.$AK7])" office:value-type="float"/>
          <table:table-cell table:formula="of:=MAX([.$L7];[.$Y7];[.$AL7])" office:value-type="float"/>
          <table:table-cell table:formula="of:=MAX([.$M7];[.$Z7];[.$AM7])" office:value-type="float"/>
          <table:table-cell table:formula="of:=MAX([.$N7];[.$AA7];[.$AN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8.42004"/>
          <table:table-cell office:value-type="float" office:value="6.591"/>
          <table:table-cell office:value-type="float" office:value="5.22"/>
          <table:table-cell office:value-type="float" office:value="0.0"/>
          <table:table-cell office:value-type="float" office:value="0.0"/>
          <table:table-cell office:value-type="float" office:value="78.0"/>
          <table:table-cell office:value-type="float" office:value="19747.0"/>
          <table:table-cell office:value-type="float" office:value="125838.0"/>
          <table:table-cell office:value-type="float" office:value="195700.0"/>
          <table:table-cell office:value-type="float" office:value="755293.0"/>
          <table:table-cell office:value-type="float" office:value="180116.0"/>
          <table:table-cell office:value-type="float" office:value="0.0"/>
          <table:table-cell office:value-type="float" office:value="0.0"/>
          <table:table-cell office:value-type="float" office:value="7.86023"/>
          <table:table-cell office:value-type="float" office:value="5.97"/>
          <table:table-cell office:value-type="float" office:value="4.52"/>
          <table:table-cell office:value-type="float" office:value="0.0"/>
          <table:table-cell office:value-type="float" office:value="0.0"/>
          <table:table-cell office:value-type="float" office:value="60.0"/>
          <table:table-cell office:value-type="float" office:value="12630.0"/>
          <table:table-cell office:value-type="float" office:value="100734.0"/>
          <table:table-cell office:value-type="float" office:value="195700.0"/>
          <table:table-cell office:value-type="float" office:value="755293.0"/>
          <table:table-cell office:value-type="float" office:value="179588.0"/>
          <table:table-cell office:value-type="float" office:value="0.0"/>
          <table:table-cell office:value-type="float" office:value="0.0"/>
          <table:table-cell office:value-type="float" office:value="5.41223"/>
          <table:table-cell office:value-type="float" office:value="1.328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2987.0"/>
          <table:table-cell office:value-type="float" office:value="195200.0"/>
          <table:table-cell office:value-type="float" office:value="753753.0"/>
          <table:table-cell office:value-type="float" office:value="180628.0"/>
          <table:table-cell office:value-type="float" office:value="0.0"/>
          <table:table-cell office:value-type="float" office:value="0.0"/>
          <table:table-cell table:formula="of:=MIN([.$B8];[.$O8];[.$AB8])" office:value-type="float"/>
          <table:table-cell table:formula="of:=MIN([.$C8];[.$P8];[.$AC8])" office:value-type="float"/>
          <table:table-cell table:formula="of:=MIN([.$D8];[.$Q8];[.$AD8])" office:value-type="float"/>
          <table:table-cell table:formula="of:=MIN([.$E8];[.$R8];[.$AE8])" office:value-type="float"/>
          <table:table-cell table:formula="of:=MIN([.$F8];[.$S8];[.$AF8])" office:value-type="float"/>
          <table:table-cell table:formula="of:=MIN([.$G8];[.$T8];[.$AG8])" office:value-type="float"/>
          <table:table-cell table:formula="of:=MIN([.$H8];[.$U8];[.$AH8])" office:value-type="float"/>
          <table:table-cell table:formula="of:=MIN([.$I8];[.$V8];[.$AI8])" office:value-type="float"/>
          <table:table-cell table:formula="of:=MIN([.$J8];[.$W8];[.$AJ8])" office:value-type="float"/>
          <table:table-cell table:formula="of:=MIN([.$K8];[.$X8];[.$AK8])" office:value-type="float"/>
          <table:table-cell table:formula="of:=MIN([.$L8];[.$Y8];[.$AL8])" office:value-type="float"/>
          <table:table-cell table:formula="of:=MIN([.$M8];[.$Z8];[.$AM8])" office:value-type="float"/>
          <table:table-cell table:formula="of:=MIN([.$N8];[.$AA8];[.$AN8])" office:value-type="float"/>
          <table:table-cell table:formula="of:=MEDIAN([.$B8];[.$O8];[.$AB8])" office:value-type="float"/>
          <table:table-cell table:formula="of:=MEDIAN([.$C8];[.$P8];[.$AC8])" office:value-type="float"/>
          <table:table-cell table:formula="of:=MEDIAN([.$D8];[.$Q8];[.$AD8])" office:value-type="float"/>
          <table:table-cell table:formula="of:=MEDIAN([.$E8];[.$R8];[.$AE8])" office:value-type="float"/>
          <table:table-cell table:formula="of:=MEDIAN([.$F8];[.$S8];[.$AF8])" office:value-type="float"/>
          <table:table-cell table:formula="of:=MEDIAN([.$G8];[.$T8];[.$AG8])" office:value-type="float"/>
          <table:table-cell table:formula="of:=MEDIAN([.$H8];[.$U8];[.$AH8])" office:value-type="float"/>
          <table:table-cell table:formula="of:=MEDIAN([.$I8];[.$V8];[.$AI8])" office:value-type="float"/>
          <table:table-cell table:formula="of:=MEDIAN([.$J8];[.$W8];[.$AJ8])" office:value-type="float"/>
          <table:table-cell table:formula="of:=MEDIAN([.$K8];[.$X8];[.$AK8])" office:value-type="float"/>
          <table:table-cell table:formula="of:=MEDIAN([.$L8];[.$Y8];[.$AL8])" office:value-type="float"/>
          <table:table-cell table:formula="of:=MEDIAN([.$M8];[.$Z8];[.$AM8])" office:value-type="float"/>
          <table:table-cell table:formula="of:=MEDIAN([.$N8];[.$AA8];[.$AN8])" office:value-type="float"/>
          <table:table-cell table:formula="of:=MAX([.$B8];[.$O8];[.$AB8])" office:value-type="float"/>
          <table:table-cell table:formula="of:=MAX([.$C8];[.$P8];[.$AC8])" office:value-type="float"/>
          <table:table-cell table:formula="of:=MAX([.$D8];[.$Q8];[.$AD8])" office:value-type="float"/>
          <table:table-cell table:formula="of:=MAX([.$E8];[.$R8];[.$AE8])" office:value-type="float"/>
          <table:table-cell table:formula="of:=MAX([.$F8];[.$S8];[.$AF8])" office:value-type="float"/>
          <table:table-cell table:formula="of:=MAX([.$G8];[.$T8];[.$AG8])" office:value-type="float"/>
          <table:table-cell table:formula="of:=MAX([.$H8];[.$U8];[.$AH8])" office:value-type="float"/>
          <table:table-cell table:formula="of:=MAX([.$I8];[.$V8];[.$AI8])" office:value-type="float"/>
          <table:table-cell table:formula="of:=MAX([.$J8];[.$W8];[.$AJ8])" office:value-type="float"/>
          <table:table-cell table:formula="of:=MAX([.$K8];[.$X8];[.$AK8])" office:value-type="float"/>
          <table:table-cell table:formula="of:=MAX([.$L8];[.$Y8];[.$AL8])" office:value-type="float"/>
          <table:table-cell table:formula="of:=MAX([.$M8];[.$Z8];[.$AM8])" office:value-type="float"/>
          <table:table-cell table:formula="of:=MAX([.$N8];[.$AA8];[.$AN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6.89514"/>
          <table:table-cell office:value-type="float" office:value="5.096"/>
          <table:table-cell office:value-type="float" office:value="3.71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11535.0"/>
          <table:table-cell office:value-type="float" office:value="112753.0"/>
          <table:table-cell office:value-type="float" office:value="195700.0"/>
          <table:table-cell office:value-type="float" office:value="755292.0"/>
          <table:table-cell office:value-type="float" office:value="179584.0"/>
          <table:table-cell office:value-type="float" office:value="0.0"/>
          <table:table-cell office:value-type="float" office:value="0.0"/>
          <table:table-cell office:value-type="float" office:value="5.53626"/>
          <table:table-cell office:value-type="float" office:value="3.653"/>
          <table:table-cell office:value-type="float" office:value="2.19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6216.0"/>
          <table:table-cell office:value-type="float" office:value="53157.0"/>
          <table:table-cell office:value-type="float" office:value="195700.0"/>
          <table:table-cell office:value-type="float" office:value="755292.0"/>
          <table:table-cell office:value-type="float" office:value="179584.0"/>
          <table:table-cell office:value-type="float" office:value="0.0"/>
          <table:table-cell office:value-type="float" office:value="0.0"/>
          <table:table-cell office:value-type="float" office:value="5.26698"/>
          <table:table-cell office:value-type="float" office:value="1.372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3733.0"/>
          <table:table-cell office:value-type="float" office:value="195200.0"/>
          <table:table-cell office:value-type="float" office:value="753752.0"/>
          <table:table-cell office:value-type="float" office:value="180628.0"/>
          <table:table-cell office:value-type="float" office:value="0.0"/>
          <table:table-cell office:value-type="float" office:value="0.0"/>
          <table:table-cell table:formula="of:=MIN([.$B9];[.$O9];[.$AB9])" office:value-type="float"/>
          <table:table-cell table:formula="of:=MIN([.$C9];[.$P9];[.$AC9])" office:value-type="float"/>
          <table:table-cell table:formula="of:=MIN([.$D9];[.$Q9];[.$AD9])" office:value-type="float"/>
          <table:table-cell table:formula="of:=MIN([.$E9];[.$R9];[.$AE9])" office:value-type="float"/>
          <table:table-cell table:formula="of:=MIN([.$F9];[.$S9];[.$AF9])" office:value-type="float"/>
          <table:table-cell table:formula="of:=MIN([.$G9];[.$T9];[.$AG9])" office:value-type="float"/>
          <table:table-cell table:formula="of:=MIN([.$H9];[.$U9];[.$AH9])" office:value-type="float"/>
          <table:table-cell table:formula="of:=MIN([.$I9];[.$V9];[.$AI9])" office:value-type="float"/>
          <table:table-cell table:formula="of:=MIN([.$J9];[.$W9];[.$AJ9])" office:value-type="float"/>
          <table:table-cell table:formula="of:=MIN([.$K9];[.$X9];[.$AK9])" office:value-type="float"/>
          <table:table-cell table:formula="of:=MIN([.$L9];[.$Y9];[.$AL9])" office:value-type="float"/>
          <table:table-cell table:formula="of:=MIN([.$M9];[.$Z9];[.$AM9])" office:value-type="float"/>
          <table:table-cell table:formula="of:=MIN([.$N9];[.$AA9];[.$AN9])" office:value-type="float"/>
          <table:table-cell table:formula="of:=MEDIAN([.$B9];[.$O9];[.$AB9])" office:value-type="float"/>
          <table:table-cell table:formula="of:=MEDIAN([.$C9];[.$P9];[.$AC9])" office:value-type="float"/>
          <table:table-cell table:formula="of:=MEDIAN([.$D9];[.$Q9];[.$AD9])" office:value-type="float"/>
          <table:table-cell table:formula="of:=MEDIAN([.$E9];[.$R9];[.$AE9])" office:value-type="float"/>
          <table:table-cell table:formula="of:=MEDIAN([.$F9];[.$S9];[.$AF9])" office:value-type="float"/>
          <table:table-cell table:formula="of:=MEDIAN([.$G9];[.$T9];[.$AG9])" office:value-type="float"/>
          <table:table-cell table:formula="of:=MEDIAN([.$H9];[.$U9];[.$AH9])" office:value-type="float"/>
          <table:table-cell table:formula="of:=MEDIAN([.$I9];[.$V9];[.$AI9])" office:value-type="float"/>
          <table:table-cell table:formula="of:=MEDIAN([.$J9];[.$W9];[.$AJ9])" office:value-type="float"/>
          <table:table-cell table:formula="of:=MEDIAN([.$K9];[.$X9];[.$AK9])" office:value-type="float"/>
          <table:table-cell table:formula="of:=MEDIAN([.$L9];[.$Y9];[.$AL9])" office:value-type="float"/>
          <table:table-cell table:formula="of:=MEDIAN([.$M9];[.$Z9];[.$AM9])" office:value-type="float"/>
          <table:table-cell table:formula="of:=MEDIAN([.$N9];[.$AA9];[.$AN9])" office:value-type="float"/>
          <table:table-cell table:formula="of:=MAX([.$B9];[.$O9];[.$AB9])" office:value-type="float"/>
          <table:table-cell table:formula="of:=MAX([.$C9];[.$P9];[.$AC9])" office:value-type="float"/>
          <table:table-cell table:formula="of:=MAX([.$D9];[.$Q9];[.$AD9])" office:value-type="float"/>
          <table:table-cell table:formula="of:=MAX([.$E9];[.$R9];[.$AE9])" office:value-type="float"/>
          <table:table-cell table:formula="of:=MAX([.$F9];[.$S9];[.$AF9])" office:value-type="float"/>
          <table:table-cell table:formula="of:=MAX([.$G9];[.$T9];[.$AG9])" office:value-type="float"/>
          <table:table-cell table:formula="of:=MAX([.$H9];[.$U9];[.$AH9])" office:value-type="float"/>
          <table:table-cell table:formula="of:=MAX([.$I9];[.$V9];[.$AI9])" office:value-type="float"/>
          <table:table-cell table:formula="of:=MAX([.$J9];[.$W9];[.$AJ9])" office:value-type="float"/>
          <table:table-cell table:formula="of:=MAX([.$K9];[.$X9];[.$AK9])" office:value-type="float"/>
          <table:table-cell table:formula="of:=MAX([.$L9];[.$Y9];[.$AL9])" office:value-type="float"/>
          <table:table-cell table:formula="of:=MAX([.$M9];[.$Z9];[.$AM9])" office:value-type="float"/>
          <table:table-cell table:formula="of:=MAX([.$N9];[.$AA9];[.$AN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6.15606"/>
          <table:table-cell office:value-type="float" office:value="4.327"/>
          <table:table-cell office:value-type="float" office:value="2.94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7828.0"/>
          <table:table-cell office:value-type="float" office:value="73123.0"/>
          <table:table-cell office:value-type="float" office:value="195700.0"/>
          <table:table-cell office:value-type="float" office:value="755292.0"/>
          <table:table-cell office:value-type="float" office:value="179588.0"/>
          <table:table-cell office:value-type="float" office:value="0.0"/>
          <table:table-cell office:value-type="float" office:value="0.0"/>
          <table:table-cell office:value-type="float" office:value="15.4921"/>
          <table:table-cell office:value-type="float" office:value="13.558"/>
          <table:table-cell office:value-type="float" office:value="12.15"/>
          <table:table-cell office:value-type="float" office:value="1.0"/>
          <table:table-cell office:value-type="float" office:value="0.0"/>
          <table:table-cell office:value-type="float" office:value="125.0"/>
          <table:table-cell office:value-type="float" office:value="32732.0"/>
          <table:table-cell office:value-type="float" office:value="376629.0"/>
          <table:table-cell office:value-type="float" office:value="195700.0"/>
          <table:table-cell office:value-type="float" office:value="755292.0"/>
          <table:table-cell office:value-type="float" office:value="179584.0"/>
          <table:table-cell office:value-type="float" office:value="0.0"/>
          <table:table-cell office:value-type="float" office:value="0.0"/>
          <table:table-cell office:value-type="float" office:value="5.39822"/>
          <table:table-cell office:value-type="float" office:value="1.571"/>
          <table:table-cell office:value-type="float" office:value="0.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7.0"/>
          <table:table-cell office:value-type="float" office:value="7237.0"/>
          <table:table-cell office:value-type="float" office:value="195200.0"/>
          <table:table-cell office:value-type="float" office:value="753752.0"/>
          <table:table-cell office:value-type="float" office:value="180628.0"/>
          <table:table-cell office:value-type="float" office:value="0.0"/>
          <table:table-cell office:value-type="float" office:value="0.0"/>
          <table:table-cell table:formula="of:=MIN([.$B10];[.$O10];[.$AB10])" office:value-type="float"/>
          <table:table-cell table:formula="of:=MIN([.$C10];[.$P10];[.$AC10])" office:value-type="float"/>
          <table:table-cell table:formula="of:=MIN([.$D10];[.$Q10];[.$AD10])" office:value-type="float"/>
          <table:table-cell table:formula="of:=MIN([.$E10];[.$R10];[.$AE10])" office:value-type="float"/>
          <table:table-cell table:formula="of:=MIN([.$F10];[.$S10];[.$AF10])" office:value-type="float"/>
          <table:table-cell table:formula="of:=MIN([.$G10];[.$T10];[.$AG10])" office:value-type="float"/>
          <table:table-cell table:formula="of:=MIN([.$H10];[.$U10];[.$AH10])" office:value-type="float"/>
          <table:table-cell table:formula="of:=MIN([.$I10];[.$V10];[.$AI10])" office:value-type="float"/>
          <table:table-cell table:formula="of:=MIN([.$J10];[.$W10];[.$AJ10])" office:value-type="float"/>
          <table:table-cell table:formula="of:=MIN([.$K10];[.$X10];[.$AK10])" office:value-type="float"/>
          <table:table-cell table:formula="of:=MIN([.$L10];[.$Y10];[.$AL10])" office:value-type="float"/>
          <table:table-cell table:formula="of:=MIN([.$M10];[.$Z10];[.$AM10])" office:value-type="float"/>
          <table:table-cell table:formula="of:=MIN([.$N10];[.$AA10];[.$AN10])" office:value-type="float"/>
          <table:table-cell table:formula="of:=MEDIAN([.$B10];[.$O10];[.$AB10])" office:value-type="float"/>
          <table:table-cell table:formula="of:=MEDIAN([.$C10];[.$P10];[.$AC10])" office:value-type="float"/>
          <table:table-cell table:formula="of:=MEDIAN([.$D10];[.$Q10];[.$AD10])" office:value-type="float"/>
          <table:table-cell table:formula="of:=MEDIAN([.$E10];[.$R10];[.$AE10])" office:value-type="float"/>
          <table:table-cell table:formula="of:=MEDIAN([.$F10];[.$S10];[.$AF10])" office:value-type="float"/>
          <table:table-cell table:formula="of:=MEDIAN([.$G10];[.$T10];[.$AG10])" office:value-type="float"/>
          <table:table-cell table:formula="of:=MEDIAN([.$H10];[.$U10];[.$AH10])" office:value-type="float"/>
          <table:table-cell table:formula="of:=MEDIAN([.$I10];[.$V10];[.$AI10])" office:value-type="float"/>
          <table:table-cell table:formula="of:=MEDIAN([.$J10];[.$W10];[.$AJ10])" office:value-type="float"/>
          <table:table-cell table:formula="of:=MEDIAN([.$K10];[.$X10];[.$AK10])" office:value-type="float"/>
          <table:table-cell table:formula="of:=MEDIAN([.$L10];[.$Y10];[.$AL10])" office:value-type="float"/>
          <table:table-cell table:formula="of:=MEDIAN([.$M10];[.$Z10];[.$AM10])" office:value-type="float"/>
          <table:table-cell table:formula="of:=MEDIAN([.$N10];[.$AA10];[.$AN10])" office:value-type="float"/>
          <table:table-cell table:formula="of:=MAX([.$B10];[.$O10];[.$AB10])" office:value-type="float"/>
          <table:table-cell table:formula="of:=MAX([.$C10];[.$P10];[.$AC10])" office:value-type="float"/>
          <table:table-cell table:formula="of:=MAX([.$D10];[.$Q10];[.$AD10])" office:value-type="float"/>
          <table:table-cell table:formula="of:=MAX([.$E10];[.$R10];[.$AE10])" office:value-type="float"/>
          <table:table-cell table:formula="of:=MAX([.$F10];[.$S10];[.$AF10])" office:value-type="float"/>
          <table:table-cell table:formula="of:=MAX([.$G10];[.$T10];[.$AG10])" office:value-type="float"/>
          <table:table-cell table:formula="of:=MAX([.$H10];[.$U10];[.$AH10])" office:value-type="float"/>
          <table:table-cell table:formula="of:=MAX([.$I10];[.$V10];[.$AI10])" office:value-type="float"/>
          <table:table-cell table:formula="of:=MAX([.$J10];[.$W10];[.$AJ10])" office:value-type="float"/>
          <table:table-cell table:formula="of:=MAX([.$K10];[.$X10];[.$AK10])" office:value-type="float"/>
          <table:table-cell table:formula="of:=MAX([.$L10];[.$Y10];[.$AL10])" office:value-type="float"/>
          <table:table-cell table:formula="of:=MAX([.$M10];[.$Z10];[.$AM10])" office:value-type="float"/>
          <table:table-cell table:formula="of:=MAX([.$N10];[.$AA10];[.$AN1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45.1593"/>
          <table:table-cell office:value-type="float" office:value="43.254"/>
          <table:table-cell office:value-type="float" office:value="42.12"/>
          <table:table-cell office:value-type="float" office:value="0.0"/>
          <table:table-cell office:value-type="float" office:value="0.0"/>
          <table:table-cell office:value-type="float" office:value="443.0"/>
          <table:table-cell office:value-type="float" office:value="143023.0"/>
          <table:table-cell office:value-type="float" office:value="853298.0"/>
          <table:table-cell office:value-type="float" office:value="195700.0"/>
          <table:table-cell office:value-type="float" office:value="755292.0"/>
          <table:table-cell office:value-type="float" office:value="179584.0"/>
          <table:table-cell office:value-type="float" office:value="0.0"/>
          <table:table-cell office:value-type="float" office:value="0.0"/>
          <table:table-cell office:value-type="float" office:value="7.24398"/>
          <table:table-cell office:value-type="float" office:value="5.341"/>
          <table:table-cell office:value-type="float" office:value="3.9"/>
          <table:table-cell office:value-type="float" office:value="1.0"/>
          <table:table-cell office:value-type="float" office:value="0.0"/>
          <table:table-cell office:value-type="float" office:value="45.0"/>
          <table:table-cell office:value-type="float" office:value="10659.0"/>
          <table:table-cell office:value-type="float" office:value="99998.0"/>
          <table:table-cell office:value-type="float" office:value="195700.0"/>
          <table:table-cell office:value-type="float" office:value="755292.0"/>
          <table:table-cell office:value-type="float" office:value="179720.0"/>
          <table:table-cell office:value-type="float" office:value="0.0"/>
          <table:table-cell office:value-type="float" office:value="0.0"/>
          <table:table-cell office:value-type="float" office:value="5.03483"/>
          <table:table-cell office:value-type="float" office:value="1.22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1746.0"/>
          <table:table-cell office:value-type="float" office:value="195200.0"/>
          <table:table-cell office:value-type="float" office:value="753752.0"/>
          <table:table-cell office:value-type="float" office:value="180632.0"/>
          <table:table-cell office:value-type="float" office:value="0.0"/>
          <table:table-cell office:value-type="float" office:value="0.0"/>
          <table:table-cell table:formula="of:=MIN([.$B11];[.$O11];[.$AB11])" office:value-type="float"/>
          <table:table-cell table:formula="of:=MIN([.$C11];[.$P11];[.$AC11])" office:value-type="float"/>
          <table:table-cell table:formula="of:=MIN([.$D11];[.$Q11];[.$AD11])" office:value-type="float"/>
          <table:table-cell table:formula="of:=MIN([.$E11];[.$R11];[.$AE11])" office:value-type="float"/>
          <table:table-cell table:formula="of:=MIN([.$F11];[.$S11];[.$AF11])" office:value-type="float"/>
          <table:table-cell table:formula="of:=MIN([.$G11];[.$T11];[.$AG11])" office:value-type="float"/>
          <table:table-cell table:formula="of:=MIN([.$H11];[.$U11];[.$AH11])" office:value-type="float"/>
          <table:table-cell table:formula="of:=MIN([.$I11];[.$V11];[.$AI11])" office:value-type="float"/>
          <table:table-cell table:formula="of:=MIN([.$J11];[.$W11];[.$AJ11])" office:value-type="float"/>
          <table:table-cell table:formula="of:=MIN([.$K11];[.$X11];[.$AK11])" office:value-type="float"/>
          <table:table-cell table:formula="of:=MIN([.$L11];[.$Y11];[.$AL11])" office:value-type="float"/>
          <table:table-cell table:formula="of:=MIN([.$M11];[.$Z11];[.$AM11])" office:value-type="float"/>
          <table:table-cell table:formula="of:=MIN([.$N11];[.$AA11];[.$AN11])" office:value-type="float"/>
          <table:table-cell table:formula="of:=MEDIAN([.$B11];[.$O11];[.$AB11])" office:value-type="float"/>
          <table:table-cell table:formula="of:=MEDIAN([.$C11];[.$P11];[.$AC11])" office:value-type="float"/>
          <table:table-cell table:formula="of:=MEDIAN([.$D11];[.$Q11];[.$AD11])" office:value-type="float"/>
          <table:table-cell table:formula="of:=MEDIAN([.$E11];[.$R11];[.$AE11])" office:value-type="float"/>
          <table:table-cell table:formula="of:=MEDIAN([.$F11];[.$S11];[.$AF11])" office:value-type="float"/>
          <table:table-cell table:formula="of:=MEDIAN([.$G11];[.$T11];[.$AG11])" office:value-type="float"/>
          <table:table-cell table:formula="of:=MEDIAN([.$H11];[.$U11];[.$AH11])" office:value-type="float"/>
          <table:table-cell table:formula="of:=MEDIAN([.$I11];[.$V11];[.$AI11])" office:value-type="float"/>
          <table:table-cell table:formula="of:=MEDIAN([.$J11];[.$W11];[.$AJ11])" office:value-type="float"/>
          <table:table-cell table:formula="of:=MEDIAN([.$K11];[.$X11];[.$AK11])" office:value-type="float"/>
          <table:table-cell table:formula="of:=MEDIAN([.$L11];[.$Y11];[.$AL11])" office:value-type="float"/>
          <table:table-cell table:formula="of:=MEDIAN([.$M11];[.$Z11];[.$AM11])" office:value-type="float"/>
          <table:table-cell table:formula="of:=MEDIAN([.$N11];[.$AA11];[.$AN11])" office:value-type="float"/>
          <table:table-cell table:formula="of:=MAX([.$B11];[.$O11];[.$AB11])" office:value-type="float"/>
          <table:table-cell table:formula="of:=MAX([.$C11];[.$P11];[.$AC11])" office:value-type="float"/>
          <table:table-cell table:formula="of:=MAX([.$D11];[.$Q11];[.$AD11])" office:value-type="float"/>
          <table:table-cell table:formula="of:=MAX([.$E11];[.$R11];[.$AE11])" office:value-type="float"/>
          <table:table-cell table:formula="of:=MAX([.$F11];[.$S11];[.$AF11])" office:value-type="float"/>
          <table:table-cell table:formula="of:=MAX([.$G11];[.$T11];[.$AG11])" office:value-type="float"/>
          <table:table-cell table:formula="of:=MAX([.$H11];[.$U11];[.$AH11])" office:value-type="float"/>
          <table:table-cell table:formula="of:=MAX([.$I11];[.$V11];[.$AI11])" office:value-type="float"/>
          <table:table-cell table:formula="of:=MAX([.$J11];[.$W11];[.$AJ11])" office:value-type="float"/>
          <table:table-cell table:formula="of:=MAX([.$K11];[.$X11];[.$AK11])" office:value-type="float"/>
          <table:table-cell table:formula="of:=MAX([.$L11];[.$Y11];[.$AL11])" office:value-type="float"/>
          <table:table-cell table:formula="of:=MAX([.$M11];[.$Z11];[.$AM11])" office:value-type="float"/>
          <table:table-cell table:formula="of:=MAX([.$N11];[.$AA11];[.$AN1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8.44051"/>
          <table:table-cell office:value-type="float" office:value="6.449"/>
          <table:table-cell office:value-type="float" office:value="5.29"/>
          <table:table-cell office:value-type="float" office:value="0.0"/>
          <table:table-cell office:value-type="float" office:value="0.0"/>
          <table:table-cell office:value-type="float" office:value="73.0"/>
          <table:table-cell office:value-type="float" office:value="19744.0"/>
          <table:table-cell office:value-type="float" office:value="202026.0"/>
          <table:table-cell office:value-type="float" office:value="195700.0"/>
          <table:table-cell office:value-type="float" office:value="755294.0"/>
          <table:table-cell office:value-type="float" office:value="179984.0"/>
          <table:table-cell office:value-type="float" office:value="0.0"/>
          <table:table-cell office:value-type="float" office:value="0.0"/>
          <table:table-cell office:value-type="float" office:value="15.8773"/>
          <table:table-cell office:value-type="float" office:value="13.978"/>
          <table:table-cell office:value-type="float" office:value="12.54"/>
          <table:table-cell office:value-type="float" office:value="1.0"/>
          <table:table-cell office:value-type="float" office:value="0.0"/>
          <table:table-cell office:value-type="float" office:value="132.0"/>
          <table:table-cell office:value-type="float" office:value="41642.0"/>
          <table:table-cell office:value-type="float" office:value="306475.0"/>
          <table:table-cell office:value-type="float" office:value="195700.0"/>
          <table:table-cell office:value-type="float" office:value="755294.0"/>
          <table:table-cell office:value-type="float" office:value="179584.0"/>
          <table:table-cell office:value-type="float" office:value="0.0"/>
          <table:table-cell office:value-type="float" office:value="0.0"/>
          <table:table-cell office:value-type="float" office:value="5.2721"/>
          <table:table-cell office:value-type="float" office:value="1.427"/>
          <table:table-cell office:value-type="float" office:value="0.26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59.0"/>
          <table:table-cell office:value-type="float" office:value="8696.0"/>
          <table:table-cell office:value-type="float" office:value="195200.0"/>
          <table:table-cell office:value-type="float" office:value="753754.0"/>
          <table:table-cell office:value-type="float" office:value="180632.0"/>
          <table:table-cell office:value-type="float" office:value="0.0"/>
          <table:table-cell office:value-type="float" office:value="0.0"/>
          <table:table-cell table:formula="of:=MIN([.$B12];[.$O12];[.$AB12])" office:value-type="float"/>
          <table:table-cell table:formula="of:=MIN([.$C12];[.$P12];[.$AC12])" office:value-type="float"/>
          <table:table-cell table:formula="of:=MIN([.$D12];[.$Q12];[.$AD12])" office:value-type="float"/>
          <table:table-cell table:formula="of:=MIN([.$E12];[.$R12];[.$AE12])" office:value-type="float"/>
          <table:table-cell table:formula="of:=MIN([.$F12];[.$S12];[.$AF12])" office:value-type="float"/>
          <table:table-cell table:formula="of:=MIN([.$G12];[.$T12];[.$AG12])" office:value-type="float"/>
          <table:table-cell table:formula="of:=MIN([.$H12];[.$U12];[.$AH12])" office:value-type="float"/>
          <table:table-cell table:formula="of:=MIN([.$I12];[.$V12];[.$AI12])" office:value-type="float"/>
          <table:table-cell table:formula="of:=MIN([.$J12];[.$W12];[.$AJ12])" office:value-type="float"/>
          <table:table-cell table:formula="of:=MIN([.$K12];[.$X12];[.$AK12])" office:value-type="float"/>
          <table:table-cell table:formula="of:=MIN([.$L12];[.$Y12];[.$AL12])" office:value-type="float"/>
          <table:table-cell table:formula="of:=MIN([.$M12];[.$Z12];[.$AM12])" office:value-type="float"/>
          <table:table-cell table:formula="of:=MIN([.$N12];[.$AA12];[.$AN12])" office:value-type="float"/>
          <table:table-cell table:formula="of:=MEDIAN([.$B12];[.$O12];[.$AB12])" office:value-type="float"/>
          <table:table-cell table:formula="of:=MEDIAN([.$C12];[.$P12];[.$AC12])" office:value-type="float"/>
          <table:table-cell table:formula="of:=MEDIAN([.$D12];[.$Q12];[.$AD12])" office:value-type="float"/>
          <table:table-cell table:formula="of:=MEDIAN([.$E12];[.$R12];[.$AE12])" office:value-type="float"/>
          <table:table-cell table:formula="of:=MEDIAN([.$F12];[.$S12];[.$AF12])" office:value-type="float"/>
          <table:table-cell table:formula="of:=MEDIAN([.$G12];[.$T12];[.$AG12])" office:value-type="float"/>
          <table:table-cell table:formula="of:=MEDIAN([.$H12];[.$U12];[.$AH12])" office:value-type="float"/>
          <table:table-cell table:formula="of:=MEDIAN([.$I12];[.$V12];[.$AI12])" office:value-type="float"/>
          <table:table-cell table:formula="of:=MEDIAN([.$J12];[.$W12];[.$AJ12])" office:value-type="float"/>
          <table:table-cell table:formula="of:=MEDIAN([.$K12];[.$X12];[.$AK12])" office:value-type="float"/>
          <table:table-cell table:formula="of:=MEDIAN([.$L12];[.$Y12];[.$AL12])" office:value-type="float"/>
          <table:table-cell table:formula="of:=MEDIAN([.$M12];[.$Z12];[.$AM12])" office:value-type="float"/>
          <table:table-cell table:formula="of:=MEDIAN([.$N12];[.$AA12];[.$AN12])" office:value-type="float"/>
          <table:table-cell table:formula="of:=MAX([.$B12];[.$O12];[.$AB12])" office:value-type="float"/>
          <table:table-cell table:formula="of:=MAX([.$C12];[.$P12];[.$AC12])" office:value-type="float"/>
          <table:table-cell table:formula="of:=MAX([.$D12];[.$Q12];[.$AD12])" office:value-type="float"/>
          <table:table-cell table:formula="of:=MAX([.$E12];[.$R12];[.$AE12])" office:value-type="float"/>
          <table:table-cell table:formula="of:=MAX([.$F12];[.$S12];[.$AF12])" office:value-type="float"/>
          <table:table-cell table:formula="of:=MAX([.$G12];[.$T12];[.$AG12])" office:value-type="float"/>
          <table:table-cell table:formula="of:=MAX([.$H12];[.$U12];[.$AH12])" office:value-type="float"/>
          <table:table-cell table:formula="of:=MAX([.$I12];[.$V12];[.$AI12])" office:value-type="float"/>
          <table:table-cell table:formula="of:=MAX([.$J12];[.$W12];[.$AJ12])" office:value-type="float"/>
          <table:table-cell table:formula="of:=MAX([.$K12];[.$X12];[.$AK12])" office:value-type="float"/>
          <table:table-cell table:formula="of:=MAX([.$L12];[.$Y12];[.$AL12])" office:value-type="float"/>
          <table:table-cell table:formula="of:=MAX([.$M12];[.$Z12];[.$AM12])" office:value-type="float"/>
          <table:table-cell table:formula="of:=MAX([.$N12];[.$AA12];[.$AN1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2.08013"/>
          <table:table-cell office:value-type="float" office:value="0.25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2292.0"/>
          <table:table-cell office:value-type="float" office:value="22498.0"/>
          <table:table-cell office:value-type="float" office:value="85835.0"/>
          <table:table-cell office:value-type="float" office:value="124420.0"/>
          <table:table-cell office:value-type="float" office:value="0.0"/>
          <table:table-cell office:value-type="float" office:value="0.0"/>
          <table:table-cell office:value-type="float" office:value="2.72134"/>
          <table:table-cell office:value-type="float" office:value="0.273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3.0"/>
          <table:table-cell office:value-type="float" office:value="2235.0"/>
          <table:table-cell office:value-type="float" office:value="22498.0"/>
          <table:table-cell office:value-type="float" office:value="85835.0"/>
          <table:table-cell office:value-type="float" office:value="127660.0"/>
          <table:table-cell office:value-type="float" office:value="0.0"/>
          <table:table-cell office:value-type="float" office:value="0.0"/>
          <table:table-cell office:value-type="float" office:value="1.99505"/>
          <table:table-cell office:value-type="float" office:value="0.16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7.0"/>
          <table:table-cell office:value-type="float" office:value="22398.0"/>
          <table:table-cell office:value-type="float" office:value="85527.0"/>
          <table:table-cell office:value-type="float" office:value="129472.0"/>
          <table:table-cell office:value-type="float" office:value="0.0"/>
          <table:table-cell office:value-type="float" office:value="0.0"/>
          <table:table-cell table:formula="of:=MIN([.$B13];[.$O13];[.$AB13])" office:value-type="float"/>
          <table:table-cell table:formula="of:=MIN([.$C13];[.$P13];[.$AC13])" office:value-type="float"/>
          <table:table-cell table:formula="of:=MIN([.$D13];[.$Q13];[.$AD13])" office:value-type="float"/>
          <table:table-cell table:formula="of:=MIN([.$E13];[.$R13];[.$AE13])" office:value-type="float"/>
          <table:table-cell table:formula="of:=MIN([.$F13];[.$S13];[.$AF13])" office:value-type="float"/>
          <table:table-cell table:formula="of:=MIN([.$G13];[.$T13];[.$AG13])" office:value-type="float"/>
          <table:table-cell table:formula="of:=MIN([.$H13];[.$U13];[.$AH13])" office:value-type="float"/>
          <table:table-cell table:formula="of:=MIN([.$I13];[.$V13];[.$AI13])" office:value-type="float"/>
          <table:table-cell table:formula="of:=MIN([.$J13];[.$W13];[.$AJ13])" office:value-type="float"/>
          <table:table-cell table:formula="of:=MIN([.$K13];[.$X13];[.$AK13])" office:value-type="float"/>
          <table:table-cell table:formula="of:=MIN([.$L13];[.$Y13];[.$AL13])" office:value-type="float"/>
          <table:table-cell table:formula="of:=MIN([.$M13];[.$Z13];[.$AM13])" office:value-type="float"/>
          <table:table-cell table:formula="of:=MIN([.$N13];[.$AA13];[.$AN13])" office:value-type="float"/>
          <table:table-cell table:formula="of:=MEDIAN([.$B13];[.$O13];[.$AB13])" office:value-type="float"/>
          <table:table-cell table:formula="of:=MEDIAN([.$C13];[.$P13];[.$AC13])" office:value-type="float"/>
          <table:table-cell table:formula="of:=MEDIAN([.$D13];[.$Q13];[.$AD13])" office:value-type="float"/>
          <table:table-cell table:formula="of:=MEDIAN([.$E13];[.$R13];[.$AE13])" office:value-type="float"/>
          <table:table-cell table:formula="of:=MEDIAN([.$F13];[.$S13];[.$AF13])" office:value-type="float"/>
          <table:table-cell table:formula="of:=MEDIAN([.$G13];[.$T13];[.$AG13])" office:value-type="float"/>
          <table:table-cell table:formula="of:=MEDIAN([.$H13];[.$U13];[.$AH13])" office:value-type="float"/>
          <table:table-cell table:formula="of:=MEDIAN([.$I13];[.$V13];[.$AI13])" office:value-type="float"/>
          <table:table-cell table:formula="of:=MEDIAN([.$J13];[.$W13];[.$AJ13])" office:value-type="float"/>
          <table:table-cell table:formula="of:=MEDIAN([.$K13];[.$X13];[.$AK13])" office:value-type="float"/>
          <table:table-cell table:formula="of:=MEDIAN([.$L13];[.$Y13];[.$AL13])" office:value-type="float"/>
          <table:table-cell table:formula="of:=MEDIAN([.$M13];[.$Z13];[.$AM13])" office:value-type="float"/>
          <table:table-cell table:formula="of:=MEDIAN([.$N13];[.$AA13];[.$AN13])" office:value-type="float"/>
          <table:table-cell table:formula="of:=MAX([.$B13];[.$O13];[.$AB13])" office:value-type="float"/>
          <table:table-cell table:formula="of:=MAX([.$C13];[.$P13];[.$AC13])" office:value-type="float"/>
          <table:table-cell table:formula="of:=MAX([.$D13];[.$Q13];[.$AD13])" office:value-type="float"/>
          <table:table-cell table:formula="of:=MAX([.$E13];[.$R13];[.$AE13])" office:value-type="float"/>
          <table:table-cell table:formula="of:=MAX([.$F13];[.$S13];[.$AF13])" office:value-type="float"/>
          <table:table-cell table:formula="of:=MAX([.$G13];[.$T13];[.$AG13])" office:value-type="float"/>
          <table:table-cell table:formula="of:=MAX([.$H13];[.$U13];[.$AH13])" office:value-type="float"/>
          <table:table-cell table:formula="of:=MAX([.$I13];[.$V13];[.$AI13])" office:value-type="float"/>
          <table:table-cell table:formula="of:=MAX([.$J13];[.$W13];[.$AJ13])" office:value-type="float"/>
          <table:table-cell table:formula="of:=MAX([.$K13];[.$X13];[.$AK13])" office:value-type="float"/>
          <table:table-cell table:formula="of:=MAX([.$L13];[.$Y13];[.$AL13])" office:value-type="float"/>
          <table:table-cell table:formula="of:=MAX([.$M13];[.$Z13];[.$AM13])" office:value-type="float"/>
          <table:table-cell table:formula="of:=MAX([.$N13];[.$AA13];[.$AN1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2.0376"/>
          <table:table-cell office:value-type="float" office:value="0.229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47.0"/>
          <table:table-cell office:value-type="float" office:value="2762.0"/>
          <table:table-cell office:value-type="float" office:value="22498.0"/>
          <table:table-cell office:value-type="float" office:value="85835.0"/>
          <table:table-cell office:value-type="float" office:value="125968.0"/>
          <table:table-cell office:value-type="float" office:value="0.0"/>
          <table:table-cell office:value-type="float" office:value="0.0"/>
          <table:table-cell office:value-type="float" office:value="1.96562"/>
          <table:table-cell office:value-type="float" office:value="0.209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38.0"/>
          <table:table-cell office:value-type="float" office:value="3333.0"/>
          <table:table-cell office:value-type="float" office:value="22498.0"/>
          <table:table-cell office:value-type="float" office:value="85835.0"/>
          <table:table-cell office:value-type="float" office:value="125320.0"/>
          <table:table-cell office:value-type="float" office:value="0.0"/>
          <table:table-cell office:value-type="float" office:value="0.0"/>
          <table:table-cell office:value-type="float" office:value="1.95242"/>
          <table:table-cell office:value-type="float" office:value="0.17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8.0"/>
          <table:table-cell office:value-type="float" office:value="22398.0"/>
          <table:table-cell office:value-type="float" office:value="85527.0"/>
          <table:table-cell office:value-type="float" office:value="128744.0"/>
          <table:table-cell office:value-type="float" office:value="0.0"/>
          <table:table-cell office:value-type="float" office:value="0.0"/>
          <table:table-cell table:formula="of:=MIN([.$B14];[.$O14];[.$AB14])" office:value-type="float"/>
          <table:table-cell table:formula="of:=MIN([.$C14];[.$P14];[.$AC14])" office:value-type="float"/>
          <table:table-cell table:formula="of:=MIN([.$D14];[.$Q14];[.$AD14])" office:value-type="float"/>
          <table:table-cell table:formula="of:=MIN([.$E14];[.$R14];[.$AE14])" office:value-type="float"/>
          <table:table-cell table:formula="of:=MIN([.$F14];[.$S14];[.$AF14])" office:value-type="float"/>
          <table:table-cell table:formula="of:=MIN([.$G14];[.$T14];[.$AG14])" office:value-type="float"/>
          <table:table-cell table:formula="of:=MIN([.$H14];[.$U14];[.$AH14])" office:value-type="float"/>
          <table:table-cell table:formula="of:=MIN([.$I14];[.$V14];[.$AI14])" office:value-type="float"/>
          <table:table-cell table:formula="of:=MIN([.$J14];[.$W14];[.$AJ14])" office:value-type="float"/>
          <table:table-cell table:formula="of:=MIN([.$K14];[.$X14];[.$AK14])" office:value-type="float"/>
          <table:table-cell table:formula="of:=MIN([.$L14];[.$Y14];[.$AL14])" office:value-type="float"/>
          <table:table-cell table:formula="of:=MIN([.$M14];[.$Z14];[.$AM14])" office:value-type="float"/>
          <table:table-cell table:formula="of:=MIN([.$N14];[.$AA14];[.$AN14])" office:value-type="float"/>
          <table:table-cell table:formula="of:=MEDIAN([.$B14];[.$O14];[.$AB14])" office:value-type="float"/>
          <table:table-cell table:formula="of:=MEDIAN([.$C14];[.$P14];[.$AC14])" office:value-type="float"/>
          <table:table-cell table:formula="of:=MEDIAN([.$D14];[.$Q14];[.$AD14])" office:value-type="float"/>
          <table:table-cell table:formula="of:=MEDIAN([.$E14];[.$R14];[.$AE14])" office:value-type="float"/>
          <table:table-cell table:formula="of:=MEDIAN([.$F14];[.$S14];[.$AF14])" office:value-type="float"/>
          <table:table-cell table:formula="of:=MEDIAN([.$G14];[.$T14];[.$AG14])" office:value-type="float"/>
          <table:table-cell table:formula="of:=MEDIAN([.$H14];[.$U14];[.$AH14])" office:value-type="float"/>
          <table:table-cell table:formula="of:=MEDIAN([.$I14];[.$V14];[.$AI14])" office:value-type="float"/>
          <table:table-cell table:formula="of:=MEDIAN([.$J14];[.$W14];[.$AJ14])" office:value-type="float"/>
          <table:table-cell table:formula="of:=MEDIAN([.$K14];[.$X14];[.$AK14])" office:value-type="float"/>
          <table:table-cell table:formula="of:=MEDIAN([.$L14];[.$Y14];[.$AL14])" office:value-type="float"/>
          <table:table-cell table:formula="of:=MEDIAN([.$M14];[.$Z14];[.$AM14])" office:value-type="float"/>
          <table:table-cell table:formula="of:=MEDIAN([.$N14];[.$AA14];[.$AN14])" office:value-type="float"/>
          <table:table-cell table:formula="of:=MAX([.$B14];[.$O14];[.$AB14])" office:value-type="float"/>
          <table:table-cell table:formula="of:=MAX([.$C14];[.$P14];[.$AC14])" office:value-type="float"/>
          <table:table-cell table:formula="of:=MAX([.$D14];[.$Q14];[.$AD14])" office:value-type="float"/>
          <table:table-cell table:formula="of:=MAX([.$E14];[.$R14];[.$AE14])" office:value-type="float"/>
          <table:table-cell table:formula="of:=MAX([.$F14];[.$S14];[.$AF14])" office:value-type="float"/>
          <table:table-cell table:formula="of:=MAX([.$G14];[.$T14];[.$AG14])" office:value-type="float"/>
          <table:table-cell table:formula="of:=MAX([.$H14];[.$U14];[.$AH14])" office:value-type="float"/>
          <table:table-cell table:formula="of:=MAX([.$I14];[.$V14];[.$AI14])" office:value-type="float"/>
          <table:table-cell table:formula="of:=MAX([.$J14];[.$W14];[.$AJ14])" office:value-type="float"/>
          <table:table-cell table:formula="of:=MAX([.$K14];[.$X14];[.$AK14])" office:value-type="float"/>
          <table:table-cell table:formula="of:=MAX([.$L14];[.$Y14];[.$AL14])" office:value-type="float"/>
          <table:table-cell table:formula="of:=MAX([.$M14];[.$Z14];[.$AM14])" office:value-type="float"/>
          <table:table-cell table:formula="of:=MAX([.$N14];[.$AA14];[.$AN1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2.03234"/>
          <table:table-cell office:value-type="float" office:value="0.24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429.0"/>
          <table:table-cell office:value-type="float" office:value="22498.0"/>
          <table:table-cell office:value-type="float" office:value="85835.0"/>
          <table:table-cell office:value-type="float" office:value="123076.0"/>
          <table:table-cell office:value-type="float" office:value="0.0"/>
          <table:table-cell office:value-type="float" office:value="0.0"/>
          <table:table-cell office:value-type="float" office:value="1.9347"/>
          <table:table-cell office:value-type="float" office:value="0.25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184.0"/>
          <table:table-cell office:value-type="float" office:value="22498.0"/>
          <table:table-cell office:value-type="float" office:value="85835.0"/>
          <table:table-cell office:value-type="float" office:value="126368.0"/>
          <table:table-cell office:value-type="float" office:value="0.0"/>
          <table:table-cell office:value-type="float" office:value="0.0"/>
          <table:table-cell office:value-type="float" office:value="1.97388"/>
          <table:table-cell office:value-type="float" office:value="0.18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8.0"/>
          <table:table-cell office:value-type="float" office:value="22398.0"/>
          <table:table-cell office:value-type="float" office:value="85527.0"/>
          <table:table-cell office:value-type="float" office:value="129472.0"/>
          <table:table-cell office:value-type="float" office:value="0.0"/>
          <table:table-cell office:value-type="float" office:value="0.0"/>
          <table:table-cell table:formula="of:=MIN([.$B15];[.$O15];[.$AB15])" office:value-type="float"/>
          <table:table-cell table:formula="of:=MIN([.$C15];[.$P15];[.$AC15])" office:value-type="float"/>
          <table:table-cell table:formula="of:=MIN([.$D15];[.$Q15];[.$AD15])" office:value-type="float"/>
          <table:table-cell table:formula="of:=MIN([.$E15];[.$R15];[.$AE15])" office:value-type="float"/>
          <table:table-cell table:formula="of:=MIN([.$F15];[.$S15];[.$AF15])" office:value-type="float"/>
          <table:table-cell table:formula="of:=MIN([.$G15];[.$T15];[.$AG15])" office:value-type="float"/>
          <table:table-cell table:formula="of:=MIN([.$H15];[.$U15];[.$AH15])" office:value-type="float"/>
          <table:table-cell table:formula="of:=MIN([.$I15];[.$V15];[.$AI15])" office:value-type="float"/>
          <table:table-cell table:formula="of:=MIN([.$J15];[.$W15];[.$AJ15])" office:value-type="float"/>
          <table:table-cell table:formula="of:=MIN([.$K15];[.$X15];[.$AK15])" office:value-type="float"/>
          <table:table-cell table:formula="of:=MIN([.$L15];[.$Y15];[.$AL15])" office:value-type="float"/>
          <table:table-cell table:formula="of:=MIN([.$M15];[.$Z15];[.$AM15])" office:value-type="float"/>
          <table:table-cell table:formula="of:=MIN([.$N15];[.$AA15];[.$AN15])" office:value-type="float"/>
          <table:table-cell table:formula="of:=MEDIAN([.$B15];[.$O15];[.$AB15])" office:value-type="float"/>
          <table:table-cell table:formula="of:=MEDIAN([.$C15];[.$P15];[.$AC15])" office:value-type="float"/>
          <table:table-cell table:formula="of:=MEDIAN([.$D15];[.$Q15];[.$AD15])" office:value-type="float"/>
          <table:table-cell table:formula="of:=MEDIAN([.$E15];[.$R15];[.$AE15])" office:value-type="float"/>
          <table:table-cell table:formula="of:=MEDIAN([.$F15];[.$S15];[.$AF15])" office:value-type="float"/>
          <table:table-cell table:formula="of:=MEDIAN([.$G15];[.$T15];[.$AG15])" office:value-type="float"/>
          <table:table-cell table:formula="of:=MEDIAN([.$H15];[.$U15];[.$AH15])" office:value-type="float"/>
          <table:table-cell table:formula="of:=MEDIAN([.$I15];[.$V15];[.$AI15])" office:value-type="float"/>
          <table:table-cell table:formula="of:=MEDIAN([.$J15];[.$W15];[.$AJ15])" office:value-type="float"/>
          <table:table-cell table:formula="of:=MEDIAN([.$K15];[.$X15];[.$AK15])" office:value-type="float"/>
          <table:table-cell table:formula="of:=MEDIAN([.$L15];[.$Y15];[.$AL15])" office:value-type="float"/>
          <table:table-cell table:formula="of:=MEDIAN([.$M15];[.$Z15];[.$AM15])" office:value-type="float"/>
          <table:table-cell table:formula="of:=MEDIAN([.$N15];[.$AA15];[.$AN15])" office:value-type="float"/>
          <table:table-cell table:formula="of:=MAX([.$B15];[.$O15];[.$AB15])" office:value-type="float"/>
          <table:table-cell table:formula="of:=MAX([.$C15];[.$P15];[.$AC15])" office:value-type="float"/>
          <table:table-cell table:formula="of:=MAX([.$D15];[.$Q15];[.$AD15])" office:value-type="float"/>
          <table:table-cell table:formula="of:=MAX([.$E15];[.$R15];[.$AE15])" office:value-type="float"/>
          <table:table-cell table:formula="of:=MAX([.$F15];[.$S15];[.$AF15])" office:value-type="float"/>
          <table:table-cell table:formula="of:=MAX([.$G15];[.$T15];[.$AG15])" office:value-type="float"/>
          <table:table-cell table:formula="of:=MAX([.$H15];[.$U15];[.$AH15])" office:value-type="float"/>
          <table:table-cell table:formula="of:=MAX([.$I15];[.$V15];[.$AI15])" office:value-type="float"/>
          <table:table-cell table:formula="of:=MAX([.$J15];[.$W15];[.$AJ15])" office:value-type="float"/>
          <table:table-cell table:formula="of:=MAX([.$K15];[.$X15];[.$AK15])" office:value-type="float"/>
          <table:table-cell table:formula="of:=MAX([.$L15];[.$Y15];[.$AL15])" office:value-type="float"/>
          <table:table-cell table:formula="of:=MAX([.$M15];[.$Z15];[.$AM15])" office:value-type="float"/>
          <table:table-cell table:formula="of:=MAX([.$N15];[.$AA15];[.$AN1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2.04077"/>
          <table:table-cell office:value-type="float" office:value="0.241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29.0"/>
          <table:table-cell office:value-type="float" office:value="2544.0"/>
          <table:table-cell office:value-type="float" office:value="22498.0"/>
          <table:table-cell office:value-type="float" office:value="85835.0"/>
          <table:table-cell office:value-type="float" office:value="126368.0"/>
          <table:table-cell office:value-type="float" office:value="0.0"/>
          <table:table-cell office:value-type="float" office:value="0.0"/>
          <table:table-cell office:value-type="float" office:value="1.87233"/>
          <table:table-cell office:value-type="float" office:value="0.17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84.0"/>
          <table:table-cell office:value-type="float" office:value="22498.0"/>
          <table:table-cell office:value-type="float" office:value="85835.0"/>
          <table:table-cell office:value-type="float" office:value="122564.0"/>
          <table:table-cell office:value-type="float" office:value="0.0"/>
          <table:table-cell office:value-type="float" office:value="0.0"/>
          <table:table-cell office:value-type="float" office:value="2.0747"/>
          <table:table-cell office:value-type="float" office:value="0.16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8.0"/>
          <table:table-cell office:value-type="float" office:value="22398.0"/>
          <table:table-cell office:value-type="float" office:value="85527.0"/>
          <table:table-cell office:value-type="float" office:value="128876.0"/>
          <table:table-cell office:value-type="float" office:value="0.0"/>
          <table:table-cell office:value-type="float" office:value="0.0"/>
          <table:table-cell table:formula="of:=MIN([.$B16];[.$O16];[.$AB16])" office:value-type="float"/>
          <table:table-cell table:formula="of:=MIN([.$C16];[.$P16];[.$AC16])" office:value-type="float"/>
          <table:table-cell table:formula="of:=MIN([.$D16];[.$Q16];[.$AD16])" office:value-type="float"/>
          <table:table-cell table:formula="of:=MIN([.$E16];[.$R16];[.$AE16])" office:value-type="float"/>
          <table:table-cell table:formula="of:=MIN([.$F16];[.$S16];[.$AF16])" office:value-type="float"/>
          <table:table-cell table:formula="of:=MIN([.$G16];[.$T16];[.$AG16])" office:value-type="float"/>
          <table:table-cell table:formula="of:=MIN([.$H16];[.$U16];[.$AH16])" office:value-type="float"/>
          <table:table-cell table:formula="of:=MIN([.$I16];[.$V16];[.$AI16])" office:value-type="float"/>
          <table:table-cell table:formula="of:=MIN([.$J16];[.$W16];[.$AJ16])" office:value-type="float"/>
          <table:table-cell table:formula="of:=MIN([.$K16];[.$X16];[.$AK16])" office:value-type="float"/>
          <table:table-cell table:formula="of:=MIN([.$L16];[.$Y16];[.$AL16])" office:value-type="float"/>
          <table:table-cell table:formula="of:=MIN([.$M16];[.$Z16];[.$AM16])" office:value-type="float"/>
          <table:table-cell table:formula="of:=MIN([.$N16];[.$AA16];[.$AN16])" office:value-type="float"/>
          <table:table-cell table:formula="of:=MEDIAN([.$B16];[.$O16];[.$AB16])" office:value-type="float"/>
          <table:table-cell table:formula="of:=MEDIAN([.$C16];[.$P16];[.$AC16])" office:value-type="float"/>
          <table:table-cell table:formula="of:=MEDIAN([.$D16];[.$Q16];[.$AD16])" office:value-type="float"/>
          <table:table-cell table:formula="of:=MEDIAN([.$E16];[.$R16];[.$AE16])" office:value-type="float"/>
          <table:table-cell table:formula="of:=MEDIAN([.$F16];[.$S16];[.$AF16])" office:value-type="float"/>
          <table:table-cell table:formula="of:=MEDIAN([.$G16];[.$T16];[.$AG16])" office:value-type="float"/>
          <table:table-cell table:formula="of:=MEDIAN([.$H16];[.$U16];[.$AH16])" office:value-type="float"/>
          <table:table-cell table:formula="of:=MEDIAN([.$I16];[.$V16];[.$AI16])" office:value-type="float"/>
          <table:table-cell table:formula="of:=MEDIAN([.$J16];[.$W16];[.$AJ16])" office:value-type="float"/>
          <table:table-cell table:formula="of:=MEDIAN([.$K16];[.$X16];[.$AK16])" office:value-type="float"/>
          <table:table-cell table:formula="of:=MEDIAN([.$L16];[.$Y16];[.$AL16])" office:value-type="float"/>
          <table:table-cell table:formula="of:=MEDIAN([.$M16];[.$Z16];[.$AM16])" office:value-type="float"/>
          <table:table-cell table:formula="of:=MEDIAN([.$N16];[.$AA16];[.$AN16])" office:value-type="float"/>
          <table:table-cell table:formula="of:=MAX([.$B16];[.$O16];[.$AB16])" office:value-type="float"/>
          <table:table-cell table:formula="of:=MAX([.$C16];[.$P16];[.$AC16])" office:value-type="float"/>
          <table:table-cell table:formula="of:=MAX([.$D16];[.$Q16];[.$AD16])" office:value-type="float"/>
          <table:table-cell table:formula="of:=MAX([.$E16];[.$R16];[.$AE16])" office:value-type="float"/>
          <table:table-cell table:formula="of:=MAX([.$F16];[.$S16];[.$AF16])" office:value-type="float"/>
          <table:table-cell table:formula="of:=MAX([.$G16];[.$T16];[.$AG16])" office:value-type="float"/>
          <table:table-cell table:formula="of:=MAX([.$H16];[.$U16];[.$AH16])" office:value-type="float"/>
          <table:table-cell table:formula="of:=MAX([.$I16];[.$V16];[.$AI16])" office:value-type="float"/>
          <table:table-cell table:formula="of:=MAX([.$J16];[.$W16];[.$AJ16])" office:value-type="float"/>
          <table:table-cell table:formula="of:=MAX([.$K16];[.$X16];[.$AK16])" office:value-type="float"/>
          <table:table-cell table:formula="of:=MAX([.$L16];[.$Y16];[.$AL16])" office:value-type="float"/>
          <table:table-cell table:formula="of:=MAX([.$M16];[.$Z16];[.$AM16])" office:value-type="float"/>
          <table:table-cell table:formula="of:=MAX([.$N16];[.$AA16];[.$AN1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.98686"/>
          <table:table-cell office:value-type="float" office:value="0.23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255.0"/>
          <table:table-cell office:value-type="float" office:value="22498.0"/>
          <table:table-cell office:value-type="float" office:value="85835.0"/>
          <table:table-cell office:value-type="float" office:value="122308.0"/>
          <table:table-cell office:value-type="float" office:value="0.0"/>
          <table:table-cell office:value-type="float" office:value="0.0"/>
          <table:table-cell office:value-type="float" office:value="1.95488"/>
          <table:table-cell office:value-type="float" office:value="0.227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64.0"/>
          <table:table-cell office:value-type="float" office:value="2975.0"/>
          <table:table-cell office:value-type="float" office:value="22498.0"/>
          <table:table-cell office:value-type="float" office:value="85835.0"/>
          <table:table-cell office:value-type="float" office:value="126624.0"/>
          <table:table-cell office:value-type="float" office:value="0.0"/>
          <table:table-cell office:value-type="float" office:value="0.0"/>
          <table:table-cell office:value-type="float" office:value="1.96447"/>
          <table:table-cell office:value-type="float" office:value="0.18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6.0"/>
          <table:table-cell office:value-type="float" office:value="22398.0"/>
          <table:table-cell office:value-type="float" office:value="85527.0"/>
          <table:table-cell office:value-type="float" office:value="128876.0"/>
          <table:table-cell office:value-type="float" office:value="0.0"/>
          <table:table-cell office:value-type="float" office:value="0.0"/>
          <table:table-cell table:formula="of:=MIN([.$B17];[.$O17];[.$AB17])" office:value-type="float"/>
          <table:table-cell table:formula="of:=MIN([.$C17];[.$P17];[.$AC17])" office:value-type="float"/>
          <table:table-cell table:formula="of:=MIN([.$D17];[.$Q17];[.$AD17])" office:value-type="float"/>
          <table:table-cell table:formula="of:=MIN([.$E17];[.$R17];[.$AE17])" office:value-type="float"/>
          <table:table-cell table:formula="of:=MIN([.$F17];[.$S17];[.$AF17])" office:value-type="float"/>
          <table:table-cell table:formula="of:=MIN([.$G17];[.$T17];[.$AG17])" office:value-type="float"/>
          <table:table-cell table:formula="of:=MIN([.$H17];[.$U17];[.$AH17])" office:value-type="float"/>
          <table:table-cell table:formula="of:=MIN([.$I17];[.$V17];[.$AI17])" office:value-type="float"/>
          <table:table-cell table:formula="of:=MIN([.$J17];[.$W17];[.$AJ17])" office:value-type="float"/>
          <table:table-cell table:formula="of:=MIN([.$K17];[.$X17];[.$AK17])" office:value-type="float"/>
          <table:table-cell table:formula="of:=MIN([.$L17];[.$Y17];[.$AL17])" office:value-type="float"/>
          <table:table-cell table:formula="of:=MIN([.$M17];[.$Z17];[.$AM17])" office:value-type="float"/>
          <table:table-cell table:formula="of:=MIN([.$N17];[.$AA17];[.$AN17])" office:value-type="float"/>
          <table:table-cell table:formula="of:=MEDIAN([.$B17];[.$O17];[.$AB17])" office:value-type="float"/>
          <table:table-cell table:formula="of:=MEDIAN([.$C17];[.$P17];[.$AC17])" office:value-type="float"/>
          <table:table-cell table:formula="of:=MEDIAN([.$D17];[.$Q17];[.$AD17])" office:value-type="float"/>
          <table:table-cell table:formula="of:=MEDIAN([.$E17];[.$R17];[.$AE17])" office:value-type="float"/>
          <table:table-cell table:formula="of:=MEDIAN([.$F17];[.$S17];[.$AF17])" office:value-type="float"/>
          <table:table-cell table:formula="of:=MEDIAN([.$G17];[.$T17];[.$AG17])" office:value-type="float"/>
          <table:table-cell table:formula="of:=MEDIAN([.$H17];[.$U17];[.$AH17])" office:value-type="float"/>
          <table:table-cell table:formula="of:=MEDIAN([.$I17];[.$V17];[.$AI17])" office:value-type="float"/>
          <table:table-cell table:formula="of:=MEDIAN([.$J17];[.$W17];[.$AJ17])" office:value-type="float"/>
          <table:table-cell table:formula="of:=MEDIAN([.$K17];[.$X17];[.$AK17])" office:value-type="float"/>
          <table:table-cell table:formula="of:=MEDIAN([.$L17];[.$Y17];[.$AL17])" office:value-type="float"/>
          <table:table-cell table:formula="of:=MEDIAN([.$M17];[.$Z17];[.$AM17])" office:value-type="float"/>
          <table:table-cell table:formula="of:=MEDIAN([.$N17];[.$AA17];[.$AN17])" office:value-type="float"/>
          <table:table-cell table:formula="of:=MAX([.$B17];[.$O17];[.$AB17])" office:value-type="float"/>
          <table:table-cell table:formula="of:=MAX([.$C17];[.$P17];[.$AC17])" office:value-type="float"/>
          <table:table-cell table:formula="of:=MAX([.$D17];[.$Q17];[.$AD17])" office:value-type="float"/>
          <table:table-cell table:formula="of:=MAX([.$E17];[.$R17];[.$AE17])" office:value-type="float"/>
          <table:table-cell table:formula="of:=MAX([.$F17];[.$S17];[.$AF17])" office:value-type="float"/>
          <table:table-cell table:formula="of:=MAX([.$G17];[.$T17];[.$AG17])" office:value-type="float"/>
          <table:table-cell table:formula="of:=MAX([.$H17];[.$U17];[.$AH17])" office:value-type="float"/>
          <table:table-cell table:formula="of:=MAX([.$I17];[.$V17];[.$AI17])" office:value-type="float"/>
          <table:table-cell table:formula="of:=MAX([.$J17];[.$W17];[.$AJ17])" office:value-type="float"/>
          <table:table-cell table:formula="of:=MAX([.$K17];[.$X17];[.$AK17])" office:value-type="float"/>
          <table:table-cell table:formula="of:=MAX([.$L17];[.$Y17];[.$AL17])" office:value-type="float"/>
          <table:table-cell table:formula="of:=MAX([.$M17];[.$Z17];[.$AM17])" office:value-type="float"/>
          <table:table-cell table:formula="of:=MAX([.$N17];[.$AA17];[.$AN1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7])" office:value-type="float"/>
          <table:table-cell table:formula="of:=SUM([.C3:.C17])" office:value-type="float"/>
          <table:table-cell table:formula="of:=SUM([.D3:.D17])" office:value-type="float"/>
          <table:table-cell table:formula="of:=SUM([.E3:.E17])" office:value-type="float"/>
          <table:table-cell table:formula="of:=SUM([.F3:.F17])" office:value-type="float"/>
          <table:table-cell table:formula="of:=SUM([.G3:.G17])" office:value-type="float"/>
          <table:table-cell table:formula="of:=SUM([.H3:.H17])" office:value-type="float"/>
          <table:table-cell table:formula="of:=SUM([.I3:.I17])" office:value-type="float"/>
          <table:table-cell table:formula="of:=SUM([.J3:.J17])" office:value-type="float"/>
          <table:table-cell table:formula="of:=SUM([.K3:.K17])" office:value-type="float"/>
          <table:table-cell table:formula="of:=SUM([.L3:.L17])" office:value-type="float"/>
          <table:table-cell table:formula="of:=SUM([.M3:.M17])" office:value-type="float"/>
          <table:table-cell table:formula="of:=SUM([.N3:.N17])" office:value-type="float"/>
          <table:table-cell table:formula="of:=SUM([.O3:.O17])" office:value-type="float"/>
          <table:table-cell table:formula="of:=SUM([.P3:.P17])" office:value-type="float"/>
          <table:table-cell table:formula="of:=SUM([.Q3:.Q17])" office:value-type="float"/>
          <table:table-cell table:formula="of:=SUM([.R3:.R17])" office:value-type="float"/>
          <table:table-cell table:formula="of:=SUM([.S3:.S17])" office:value-type="float"/>
          <table:table-cell table:formula="of:=SUM([.T3:.T17])" office:value-type="float"/>
          <table:table-cell table:formula="of:=SUM([.U3:.U17])" office:value-type="float"/>
          <table:table-cell table:formula="of:=SUM([.V3:.V17])" office:value-type="float"/>
          <table:table-cell table:formula="of:=SUM([.W3:.W17])" office:value-type="float"/>
          <table:table-cell table:formula="of:=SUM([.X3:.X17])" office:value-type="float"/>
          <table:table-cell table:formula="of:=SUM([.Y3:.Y17])" office:value-type="float"/>
          <table:table-cell table:formula="of:=SUM([.Z3:.Z17])" office:value-type="float"/>
          <table:table-cell table:formula="of:=SUM([.AA3:.AA17])" office:value-type="float"/>
          <table:table-cell table:formula="of:=SUM([.AB3:.AB17])" office:value-type="float"/>
          <table:table-cell table:formula="of:=SUM([.AC3:.AC17])" office:value-type="float"/>
          <table:table-cell table:formula="of:=SUM([.AD3:.AD17])" office:value-type="float"/>
          <table:table-cell table:formula="of:=SUM([.AE3:.AE17])" office:value-type="float"/>
          <table:table-cell table:formula="of:=SUM([.AF3:.AF17])" office:value-type="float"/>
          <table:table-cell table:formula="of:=SUM([.AG3:.AG17])" office:value-type="float"/>
          <table:table-cell table:formula="of:=SUM([.AH3:.AH17])" office:value-type="float"/>
          <table:table-cell table:formula="of:=SUM([.AI3:.AI17])" office:value-type="float"/>
          <table:table-cell table:formula="of:=SUM([.AJ3:.AJ17])" office:value-type="float"/>
          <table:table-cell table:formula="of:=SUM([.AK3:.AK17])" office:value-type="float"/>
          <table:table-cell table:formula="of:=SUM([.AL3:.AL17])" office:value-type="float"/>
          <table:table-cell table:formula="of:=SUM([.AM3:.AM17])" office:value-type="float"/>
          <table:table-cell table:formula="of:=SUM([.AN3:.AN17])" office:value-type="float"/>
          <table:table-cell table:formula="of:=SUM([.AO3:.AO17])" office:value-type="float"/>
          <table:table-cell table:formula="of:=SUM([.AP3:.AP17])" office:value-type="float"/>
          <table:table-cell table:formula="of:=SUM([.AQ3:.AQ17])" office:value-type="float"/>
          <table:table-cell table:formula="of:=SUM([.AR3:.AR17])" office:value-type="float"/>
          <table:table-cell table:formula="of:=SUM([.AS3:.AS17])" office:value-type="float"/>
          <table:table-cell table:formula="of:=SUM([.AT3:.AT17])" office:value-type="float"/>
          <table:table-cell table:formula="of:=SUM([.AU3:.AU17])" office:value-type="float"/>
          <table:table-cell table:formula="of:=SUM([.AV3:.AV17])" office:value-type="float"/>
          <table:table-cell table:formula="of:=SUM([.AW3:.AW17])" office:value-type="float"/>
          <table:table-cell table:formula="of:=SUM([.AX3:.AX17])" office:value-type="float"/>
          <table:table-cell table:formula="of:=SUM([.AY3:.AY17])" office:value-type="float"/>
          <table:table-cell table:formula="of:=SUM([.AZ3:.AZ17])" office:value-type="float"/>
          <table:table-cell table:formula="of:=SUM([.BA3:.BA17])" office:value-type="float"/>
          <table:table-cell table:formula="of:=SUM([.BB3:.BB17])" office:value-type="float"/>
          <table:table-cell table:formula="of:=SUM([.BC3:.BC17])" office:value-type="float"/>
          <table:table-cell table:formula="of:=SUM([.BD3:.BD17])" office:value-type="float"/>
          <table:table-cell table:formula="of:=SUM([.BE3:.BE17])" office:value-type="float"/>
          <table:table-cell table:formula="of:=SUM([.BF3:.BF17])" office:value-type="float"/>
          <table:table-cell table:formula="of:=SUM([.BG3:.BG17])" office:value-type="float"/>
          <table:table-cell table:formula="of:=SUM([.BH3:.BH17])" office:value-type="float"/>
          <table:table-cell table:formula="of:=SUM([.BI3:.BI17])" office:value-type="float"/>
          <table:table-cell table:formula="of:=SUM([.BJ3:.BJ17])" office:value-type="float"/>
          <table:table-cell table:formula="of:=SUM([.BK3:.BK17])" office:value-type="float"/>
          <table:table-cell table:formula="of:=SUM([.BL3:.BL17])" office:value-type="float"/>
          <table:table-cell table:formula="of:=SUM([.BM3:.BM17])" office:value-type="float"/>
          <table:table-cell table:formula="of:=SUM([.BN3:.BN17])" office:value-type="float"/>
          <table:table-cell table:formula="of:=SUM([.BO3:.BO17])" office:value-type="float"/>
          <table:table-cell table:formula="of:=SUM([.BP3:.BP17])" office:value-type="float"/>
          <table:table-cell table:formula="of:=SUM([.BQ3:.BQ17])" office:value-type="float"/>
          <table:table-cell table:formula="of:=SUM([.BR3:.BR17])" office:value-type="float"/>
          <table:table-cell table:formula="of:=SUM([.BS3:.BS17])" office:value-type="float"/>
          <table:table-cell table:formula="of:=SUM([.BT3:.BT17])" office:value-type="float"/>
          <table:table-cell table:formula="of:=SUM([.BU3:.BU17])" office:value-type="float"/>
          <table:table-cell table:formula="of:=SUM([.BV3:.BV17])" office:value-type="float"/>
          <table:table-cell table:formula="of:=SUM([.BW3:.BW17])" office:value-type="float"/>
          <table:table-cell table:formula="of:=SUM([.BX3:.BX17])" office:value-type="float"/>
          <table:table-cell table:formula="of:=SUM([.BY3:.BY17])" office:value-type="float"/>
          <table:table-cell table:formula="of:=SUM([.BZ3:.BZ17])" office:value-type="float"/>
          <table:table-cell table:formula="of:=SUM([.CA3:.CA1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7])" office:value-type="float"/>
          <table:table-cell table:formula="of:=AVERAGE([.C3:.C17])" office:value-type="float"/>
          <table:table-cell table:formula="of:=AVERAGE([.D3:.D17])" office:value-type="float"/>
          <table:table-cell table:formula="of:=AVERAGE([.E3:.E17])" office:value-type="float"/>
          <table:table-cell table:formula="of:=AVERAGE([.F3:.F17])" office:value-type="float"/>
          <table:table-cell table:formula="of:=AVERAGE([.G3:.G17])" office:value-type="float"/>
          <table:table-cell table:formula="of:=AVERAGE([.H3:.H17])" office:value-type="float"/>
          <table:table-cell table:formula="of:=AVERAGE([.I3:.I17])" office:value-type="float"/>
          <table:table-cell table:formula="of:=AVERAGE([.J3:.J17])" office:value-type="float"/>
          <table:table-cell table:formula="of:=AVERAGE([.K3:.K17])" office:value-type="float"/>
          <table:table-cell table:formula="of:=AVERAGE([.L3:.L17])" office:value-type="float"/>
          <table:table-cell table:formula="of:=AVERAGE([.M3:.M17])" office:value-type="float"/>
          <table:table-cell table:formula="of:=AVERAGE([.N3:.N17])" office:value-type="float"/>
          <table:table-cell table:formula="of:=AVERAGE([.O3:.O17])" office:value-type="float"/>
          <table:table-cell table:formula="of:=AVERAGE([.P3:.P17])" office:value-type="float"/>
          <table:table-cell table:formula="of:=AVERAGE([.Q3:.Q17])" office:value-type="float"/>
          <table:table-cell table:formula="of:=AVERAGE([.R3:.R17])" office:value-type="float"/>
          <table:table-cell table:formula="of:=AVERAGE([.S3:.S17])" office:value-type="float"/>
          <table:table-cell table:formula="of:=AVERAGE([.T3:.T17])" office:value-type="float"/>
          <table:table-cell table:formula="of:=AVERAGE([.U3:.U17])" office:value-type="float"/>
          <table:table-cell table:formula="of:=AVERAGE([.V3:.V17])" office:value-type="float"/>
          <table:table-cell table:formula="of:=AVERAGE([.W3:.W17])" office:value-type="float"/>
          <table:table-cell table:formula="of:=AVERAGE([.X3:.X17])" office:value-type="float"/>
          <table:table-cell table:formula="of:=AVERAGE([.Y3:.Y17])" office:value-type="float"/>
          <table:table-cell table:formula="of:=AVERAGE([.Z3:.Z17])" office:value-type="float"/>
          <table:table-cell table:formula="of:=AVERAGE([.AA3:.AA17])" office:value-type="float"/>
          <table:table-cell table:formula="of:=AVERAGE([.AB3:.AB17])" office:value-type="float"/>
          <table:table-cell table:formula="of:=AVERAGE([.AC3:.AC17])" office:value-type="float"/>
          <table:table-cell table:formula="of:=AVERAGE([.AD3:.AD17])" office:value-type="float"/>
          <table:table-cell table:formula="of:=AVERAGE([.AE3:.AE17])" office:value-type="float"/>
          <table:table-cell table:formula="of:=AVERAGE([.AF3:.AF17])" office:value-type="float"/>
          <table:table-cell table:formula="of:=AVERAGE([.AG3:.AG17])" office:value-type="float"/>
          <table:table-cell table:formula="of:=AVERAGE([.AH3:.AH17])" office:value-type="float"/>
          <table:table-cell table:formula="of:=AVERAGE([.AI3:.AI17])" office:value-type="float"/>
          <table:table-cell table:formula="of:=AVERAGE([.AJ3:.AJ17])" office:value-type="float"/>
          <table:table-cell table:formula="of:=AVERAGE([.AK3:.AK17])" office:value-type="float"/>
          <table:table-cell table:formula="of:=AVERAGE([.AL3:.AL17])" office:value-type="float"/>
          <table:table-cell table:formula="of:=AVERAGE([.AM3:.AM17])" office:value-type="float"/>
          <table:table-cell table:formula="of:=AVERAGE([.AN3:.AN17])" office:value-type="float"/>
          <table:table-cell table:formula="of:=AVERAGE([.AO3:.AO17])" office:value-type="float"/>
          <table:table-cell table:formula="of:=AVERAGE([.AP3:.AP17])" office:value-type="float"/>
          <table:table-cell table:formula="of:=AVERAGE([.AQ3:.AQ17])" office:value-type="float"/>
          <table:table-cell table:formula="of:=AVERAGE([.AR3:.AR17])" office:value-type="float"/>
          <table:table-cell table:formula="of:=AVERAGE([.AS3:.AS17])" office:value-type="float"/>
          <table:table-cell table:formula="of:=AVERAGE([.AT3:.AT17])" office:value-type="float"/>
          <table:table-cell table:formula="of:=AVERAGE([.AU3:.AU17])" office:value-type="float"/>
          <table:table-cell table:formula="of:=AVERAGE([.AV3:.AV17])" office:value-type="float"/>
          <table:table-cell table:formula="of:=AVERAGE([.AW3:.AW17])" office:value-type="float"/>
          <table:table-cell table:formula="of:=AVERAGE([.AX3:.AX17])" office:value-type="float"/>
          <table:table-cell table:formula="of:=AVERAGE([.AY3:.AY17])" office:value-type="float"/>
          <table:table-cell table:formula="of:=AVERAGE([.AZ3:.AZ17])" office:value-type="float"/>
          <table:table-cell table:formula="of:=AVERAGE([.BA3:.BA17])" office:value-type="float"/>
          <table:table-cell table:formula="of:=AVERAGE([.BB3:.BB17])" office:value-type="float"/>
          <table:table-cell table:formula="of:=AVERAGE([.BC3:.BC17])" office:value-type="float"/>
          <table:table-cell table:formula="of:=AVERAGE([.BD3:.BD17])" office:value-type="float"/>
          <table:table-cell table:formula="of:=AVERAGE([.BE3:.BE17])" office:value-type="float"/>
          <table:table-cell table:formula="of:=AVERAGE([.BF3:.BF17])" office:value-type="float"/>
          <table:table-cell table:formula="of:=AVERAGE([.BG3:.BG17])" office:value-type="float"/>
          <table:table-cell table:formula="of:=AVERAGE([.BH3:.BH17])" office:value-type="float"/>
          <table:table-cell table:formula="of:=AVERAGE([.BI3:.BI17])" office:value-type="float"/>
          <table:table-cell table:formula="of:=AVERAGE([.BJ3:.BJ17])" office:value-type="float"/>
          <table:table-cell table:formula="of:=AVERAGE([.BK3:.BK17])" office:value-type="float"/>
          <table:table-cell table:formula="of:=AVERAGE([.BL3:.BL17])" office:value-type="float"/>
          <table:table-cell table:formula="of:=AVERAGE([.BM3:.BM17])" office:value-type="float"/>
          <table:table-cell table:formula="of:=AVERAGE([.BN3:.BN17])" office:value-type="float"/>
          <table:table-cell table:formula="of:=AVERAGE([.BO3:.BO17])" office:value-type="float"/>
          <table:table-cell table:formula="of:=AVERAGE([.BP3:.BP17])" office:value-type="float"/>
          <table:table-cell table:formula="of:=AVERAGE([.BQ3:.BQ17])" office:value-type="float"/>
          <table:table-cell table:formula="of:=AVERAGE([.BR3:.BR17])" office:value-type="float"/>
          <table:table-cell table:formula="of:=AVERAGE([.BS3:.BS17])" office:value-type="float"/>
          <table:table-cell table:formula="of:=AVERAGE([.BT3:.BT17])" office:value-type="float"/>
          <table:table-cell table:formula="of:=AVERAGE([.BU3:.BU17])" office:value-type="float"/>
          <table:table-cell table:formula="of:=AVERAGE([.BV3:.BV17])" office:value-type="float"/>
          <table:table-cell table:formula="of:=AVERAGE([.BW3:.BW17])" office:value-type="float"/>
          <table:table-cell table:formula="of:=AVERAGE([.BX3:.BX17])" office:value-type="float"/>
          <table:table-cell table:formula="of:=AVERAGE([.BY3:.BY17])" office:value-type="float"/>
          <table:table-cell table:formula="of:=AVERAGE([.BZ3:.BZ17])" office:value-type="float"/>
          <table:table-cell table:formula="of:=AVERAGE([.CA3:.CA1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7])" office:value-type="float"/>
          <table:table-cell table:formula="of:=STDEV([.C3:.C17])" office:value-type="float"/>
          <table:table-cell table:formula="of:=STDEV([.D3:.D17])" office:value-type="float"/>
          <table:table-cell table:formula="of:=STDEV([.E3:.E17])" office:value-type="float"/>
          <table:table-cell table:formula="of:=STDEV([.F3:.F17])" office:value-type="float"/>
          <table:table-cell table:formula="of:=STDEV([.G3:.G17])" office:value-type="float"/>
          <table:table-cell table:formula="of:=STDEV([.H3:.H17])" office:value-type="float"/>
          <table:table-cell table:formula="of:=STDEV([.I3:.I17])" office:value-type="float"/>
          <table:table-cell table:formula="of:=STDEV([.J3:.J17])" office:value-type="float"/>
          <table:table-cell table:formula="of:=STDEV([.K3:.K17])" office:value-type="float"/>
          <table:table-cell table:formula="of:=STDEV([.L3:.L17])" office:value-type="float"/>
          <table:table-cell table:formula="of:=STDEV([.M3:.M17])" office:value-type="float"/>
          <table:table-cell table:formula="of:=STDEV([.N3:.N17])" office:value-type="float"/>
          <table:table-cell table:formula="of:=STDEV([.O3:.O17])" office:value-type="float"/>
          <table:table-cell table:formula="of:=STDEV([.P3:.P17])" office:value-type="float"/>
          <table:table-cell table:formula="of:=STDEV([.Q3:.Q17])" office:value-type="float"/>
          <table:table-cell table:formula="of:=STDEV([.R3:.R17])" office:value-type="float"/>
          <table:table-cell table:formula="of:=STDEV([.S3:.S17])" office:value-type="float"/>
          <table:table-cell table:formula="of:=STDEV([.T3:.T17])" office:value-type="float"/>
          <table:table-cell table:formula="of:=STDEV([.U3:.U17])" office:value-type="float"/>
          <table:table-cell table:formula="of:=STDEV([.V3:.V17])" office:value-type="float"/>
          <table:table-cell table:formula="of:=STDEV([.W3:.W17])" office:value-type="float"/>
          <table:table-cell table:formula="of:=STDEV([.X3:.X17])" office:value-type="float"/>
          <table:table-cell table:formula="of:=STDEV([.Y3:.Y17])" office:value-type="float"/>
          <table:table-cell table:formula="of:=STDEV([.Z3:.Z17])" office:value-type="float"/>
          <table:table-cell table:formula="of:=STDEV([.AA3:.AA17])" office:value-type="float"/>
          <table:table-cell table:formula="of:=STDEV([.AB3:.AB17])" office:value-type="float"/>
          <table:table-cell table:formula="of:=STDEV([.AC3:.AC17])" office:value-type="float"/>
          <table:table-cell table:formula="of:=STDEV([.AD3:.AD17])" office:value-type="float"/>
          <table:table-cell table:formula="of:=STDEV([.AE3:.AE17])" office:value-type="float"/>
          <table:table-cell table:formula="of:=STDEV([.AF3:.AF17])" office:value-type="float"/>
          <table:table-cell table:formula="of:=STDEV([.AG3:.AG17])" office:value-type="float"/>
          <table:table-cell table:formula="of:=STDEV([.AH3:.AH17])" office:value-type="float"/>
          <table:table-cell table:formula="of:=STDEV([.AI3:.AI17])" office:value-type="float"/>
          <table:table-cell table:formula="of:=STDEV([.AJ3:.AJ17])" office:value-type="float"/>
          <table:table-cell table:formula="of:=STDEV([.AK3:.AK17])" office:value-type="float"/>
          <table:table-cell table:formula="of:=STDEV([.AL3:.AL17])" office:value-type="float"/>
          <table:table-cell table:formula="of:=STDEV([.AM3:.AM17])" office:value-type="float"/>
          <table:table-cell table:formula="of:=STDEV([.AN3:.AN17])" office:value-type="float"/>
          <table:table-cell table:formula="of:=STDEV([.AO3:.AO17])" office:value-type="float"/>
          <table:table-cell table:formula="of:=STDEV([.AP3:.AP17])" office:value-type="float"/>
          <table:table-cell table:formula="of:=STDEV([.AQ3:.AQ17])" office:value-type="float"/>
          <table:table-cell table:formula="of:=STDEV([.AR3:.AR17])" office:value-type="float"/>
          <table:table-cell table:formula="of:=STDEV([.AS3:.AS17])" office:value-type="float"/>
          <table:table-cell table:formula="of:=STDEV([.AT3:.AT17])" office:value-type="float"/>
          <table:table-cell table:formula="of:=STDEV([.AU3:.AU17])" office:value-type="float"/>
          <table:table-cell table:formula="of:=STDEV([.AV3:.AV17])" office:value-type="float"/>
          <table:table-cell table:formula="of:=STDEV([.AW3:.AW17])" office:value-type="float"/>
          <table:table-cell table:formula="of:=STDEV([.AX3:.AX17])" office:value-type="float"/>
          <table:table-cell table:formula="of:=STDEV([.AY3:.AY17])" office:value-type="float"/>
          <table:table-cell table:formula="of:=STDEV([.AZ3:.AZ17])" office:value-type="float"/>
          <table:table-cell table:formula="of:=STDEV([.BA3:.BA17])" office:value-type="float"/>
          <table:table-cell table:formula="of:=STDEV([.BB3:.BB17])" office:value-type="float"/>
          <table:table-cell table:formula="of:=STDEV([.BC3:.BC17])" office:value-type="float"/>
          <table:table-cell table:formula="of:=STDEV([.BD3:.BD17])" office:value-type="float"/>
          <table:table-cell table:formula="of:=STDEV([.BE3:.BE17])" office:value-type="float"/>
          <table:table-cell table:formula="of:=STDEV([.BF3:.BF17])" office:value-type="float"/>
          <table:table-cell table:formula="of:=STDEV([.BG3:.BG17])" office:value-type="float"/>
          <table:table-cell table:formula="of:=STDEV([.BH3:.BH17])" office:value-type="float"/>
          <table:table-cell table:formula="of:=STDEV([.BI3:.BI17])" office:value-type="float"/>
          <table:table-cell table:formula="of:=STDEV([.BJ3:.BJ17])" office:value-type="float"/>
          <table:table-cell table:formula="of:=STDEV([.BK3:.BK17])" office:value-type="float"/>
          <table:table-cell table:formula="of:=STDEV([.BL3:.BL17])" office:value-type="float"/>
          <table:table-cell table:formula="of:=STDEV([.BM3:.BM17])" office:value-type="float"/>
          <table:table-cell table:formula="of:=STDEV([.BN3:.BN17])" office:value-type="float"/>
          <table:table-cell table:formula="of:=STDEV([.BO3:.BO17])" office:value-type="float"/>
          <table:table-cell table:formula="of:=STDEV([.BP3:.BP17])" office:value-type="float"/>
          <table:table-cell table:formula="of:=STDEV([.BQ3:.BQ17])" office:value-type="float"/>
          <table:table-cell table:formula="of:=STDEV([.BR3:.BR17])" office:value-type="float"/>
          <table:table-cell table:formula="of:=STDEV([.BS3:.BS17])" office:value-type="float"/>
          <table:table-cell table:formula="of:=STDEV([.BT3:.BT17])" office:value-type="float"/>
          <table:table-cell table:formula="of:=STDEV([.BU3:.BU17])" office:value-type="float"/>
          <table:table-cell table:formula="of:=STDEV([.BV3:.BV17])" office:value-type="float"/>
          <table:table-cell table:formula="of:=STDEV([.BW3:.BW17])" office:value-type="float"/>
          <table:table-cell table:formula="of:=STDEV([.BX3:.BX17])" office:value-type="float"/>
          <table:table-cell table:formula="of:=STDEV([.BY3:.BY17])" office:value-type="float"/>
          <table:table-cell table:formula="of:=STDEV([.BZ3:.BZ17])" office:value-type="float"/>
          <table:table-cell table:formula="of:=STDEV([.CA3:.CA1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7]-[.$AO3:.$AO17])^2)^0.5" office:value-type="float"/>
          <table:table-cell table:number-matrix-columns-spanned="1" table:number-matrix-rows-spanned="1" table:formula="of:=SUM(([.C3:.C17]-[.$AP3:.$AP17])^2)^0.5" office:value-type="float"/>
          <table:table-cell table:number-matrix-columns-spanned="1" table:number-matrix-rows-spanned="1" table:formula="of:=SUM(([.D3:.D17]-[.$AQ3:.$AQ17])^2)^0.5" office:value-type="float"/>
          <table:table-cell table:number-matrix-columns-spanned="1" table:number-matrix-rows-spanned="1" table:formula="of:=SUM(([.E3:.E17]-[.$AR3:.$AR17])^2)^0.5" office:value-type="float"/>
          <table:table-cell table:number-matrix-columns-spanned="1" table:number-matrix-rows-spanned="1" table:formula="of:=SUM(([.F3:.F17]-[.$AS3:.$AS17])^2)^0.5" office:value-type="float"/>
          <table:table-cell table:number-matrix-columns-spanned="1" table:number-matrix-rows-spanned="1" table:formula="of:=SUM(([.G3:.G17]-[.$AT3:.$AT17])^2)^0.5" office:value-type="float"/>
          <table:table-cell table:number-matrix-columns-spanned="1" table:number-matrix-rows-spanned="1" table:formula="of:=SUM(([.H3:.H17]-[.$AU3:.$AU17])^2)^0.5" office:value-type="float"/>
          <table:table-cell table:number-matrix-columns-spanned="1" table:number-matrix-rows-spanned="1" table:formula="of:=SUM(([.I3:.I17]-[.$AV3:.$AV17])^2)^0.5" office:value-type="float"/>
          <table:table-cell table:number-matrix-columns-spanned="1" table:number-matrix-rows-spanned="1" table:formula="of:=SUM(([.J3:.J17]-[.$AW3:.$AW17])^2)^0.5" office:value-type="float"/>
          <table:table-cell table:number-matrix-columns-spanned="1" table:number-matrix-rows-spanned="1" table:formula="of:=SUM(([.K3:.K17]-[.$AX3:.$AX17])^2)^0.5" office:value-type="float"/>
          <table:table-cell table:number-matrix-columns-spanned="1" table:number-matrix-rows-spanned="1" table:formula="of:=SUM(([.L3:.L17]-[.$AY3:.$AY17])^2)^0.5" office:value-type="float"/>
          <table:table-cell table:number-matrix-columns-spanned="1" table:number-matrix-rows-spanned="1" table:formula="of:=SUM(([.M3:.M17]-[.$AZ3:.$AZ17])^2)^0.5" office:value-type="float"/>
          <table:table-cell table:number-matrix-columns-spanned="1" table:number-matrix-rows-spanned="1" table:formula="of:=SUM(([.N3:.N17]-[.$BA3:.$BA17])^2)^0.5" office:value-type="float"/>
          <table:table-cell table:number-matrix-columns-spanned="1" table:number-matrix-rows-spanned="1" table:formula="of:=SUM(([.O3:.O17]-[.$AO3:.$AO17])^2)^0.5" office:value-type="float"/>
          <table:table-cell table:number-matrix-columns-spanned="1" table:number-matrix-rows-spanned="1" table:formula="of:=SUM(([.P3:.P17]-[.$AP3:.$AP17])^2)^0.5" office:value-type="float"/>
          <table:table-cell table:number-matrix-columns-spanned="1" table:number-matrix-rows-spanned="1" table:formula="of:=SUM(([.Q3:.Q17]-[.$AQ3:.$AQ17])^2)^0.5" office:value-type="float"/>
          <table:table-cell table:number-matrix-columns-spanned="1" table:number-matrix-rows-spanned="1" table:formula="of:=SUM(([.R3:.R17]-[.$AR3:.$AR17])^2)^0.5" office:value-type="float"/>
          <table:table-cell table:number-matrix-columns-spanned="1" table:number-matrix-rows-spanned="1" table:formula="of:=SUM(([.S3:.S17]-[.$AS3:.$AS17])^2)^0.5" office:value-type="float"/>
          <table:table-cell table:number-matrix-columns-spanned="1" table:number-matrix-rows-spanned="1" table:formula="of:=SUM(([.T3:.T17]-[.$AT3:.$AT17])^2)^0.5" office:value-type="float"/>
          <table:table-cell table:number-matrix-columns-spanned="1" table:number-matrix-rows-spanned="1" table:formula="of:=SUM(([.U3:.U17]-[.$AU3:.$AU17])^2)^0.5" office:value-type="float"/>
          <table:table-cell table:number-matrix-columns-spanned="1" table:number-matrix-rows-spanned="1" table:formula="of:=SUM(([.V3:.V17]-[.$AV3:.$AV17])^2)^0.5" office:value-type="float"/>
          <table:table-cell table:number-matrix-columns-spanned="1" table:number-matrix-rows-spanned="1" table:formula="of:=SUM(([.W3:.W17]-[.$AW3:.$AW17])^2)^0.5" office:value-type="float"/>
          <table:table-cell table:number-matrix-columns-spanned="1" table:number-matrix-rows-spanned="1" table:formula="of:=SUM(([.X3:.X17]-[.$AX3:.$AX17])^2)^0.5" office:value-type="float"/>
          <table:table-cell table:number-matrix-columns-spanned="1" table:number-matrix-rows-spanned="1" table:formula="of:=SUM(([.Y3:.Y17]-[.$AY3:.$AY17])^2)^0.5" office:value-type="float"/>
          <table:table-cell table:number-matrix-columns-spanned="1" table:number-matrix-rows-spanned="1" table:formula="of:=SUM(([.Z3:.Z17]-[.$AZ3:.$AZ17])^2)^0.5" office:value-type="float"/>
          <table:table-cell table:number-matrix-columns-spanned="1" table:number-matrix-rows-spanned="1" table:formula="of:=SUM(([.AA3:.AA17]-[.$BA3:.$BA17])^2)^0.5" office:value-type="float"/>
          <table:table-cell table:number-matrix-columns-spanned="1" table:number-matrix-rows-spanned="1" table:formula="of:=SUM(([.AB3:.AB17]-[.$AO3:.$AO17])^2)^0.5" office:value-type="float"/>
          <table:table-cell table:number-matrix-columns-spanned="1" table:number-matrix-rows-spanned="1" table:formula="of:=SUM(([.AC3:.AC17]-[.$AP3:.$AP17])^2)^0.5" office:value-type="float"/>
          <table:table-cell table:number-matrix-columns-spanned="1" table:number-matrix-rows-spanned="1" table:formula="of:=SUM(([.AD3:.AD17]-[.$AQ3:.$AQ17])^2)^0.5" office:value-type="float"/>
          <table:table-cell table:number-matrix-columns-spanned="1" table:number-matrix-rows-spanned="1" table:formula="of:=SUM(([.AE3:.AE17]-[.$AR3:.$AR17])^2)^0.5" office:value-type="float"/>
          <table:table-cell table:number-matrix-columns-spanned="1" table:number-matrix-rows-spanned="1" table:formula="of:=SUM(([.AF3:.AF17]-[.$AS3:.$AS17])^2)^0.5" office:value-type="float"/>
          <table:table-cell table:number-matrix-columns-spanned="1" table:number-matrix-rows-spanned="1" table:formula="of:=SUM(([.AG3:.AG17]-[.$AT3:.$AT17])^2)^0.5" office:value-type="float"/>
          <table:table-cell table:number-matrix-columns-spanned="1" table:number-matrix-rows-spanned="1" table:formula="of:=SUM(([.AH3:.AH17]-[.$AU3:.$AU17])^2)^0.5" office:value-type="float"/>
          <table:table-cell table:number-matrix-columns-spanned="1" table:number-matrix-rows-spanned="1" table:formula="of:=SUM(([.AI3:.AI17]-[.$AV3:.$AV17])^2)^0.5" office:value-type="float"/>
          <table:table-cell table:number-matrix-columns-spanned="1" table:number-matrix-rows-spanned="1" table:formula="of:=SUM(([.AJ3:.AJ17]-[.$AW3:.$AW17])^2)^0.5" office:value-type="float"/>
          <table:table-cell table:number-matrix-columns-spanned="1" table:number-matrix-rows-spanned="1" table:formula="of:=SUM(([.AK3:.AK17]-[.$AX3:.$AX17])^2)^0.5" office:value-type="float"/>
          <table:table-cell table:number-matrix-columns-spanned="1" table:number-matrix-rows-spanned="1" table:formula="of:=SUM(([.AL3:.AL17]-[.$AY3:.$AY17])^2)^0.5" office:value-type="float"/>
          <table:table-cell table:number-matrix-columns-spanned="1" table:number-matrix-rows-spanned="1" table:formula="of:=SUM(([.AM3:.AM17]-[.$AZ3:.$AZ17])^2)^0.5" office:value-type="float"/>
          <table:table-cell table:number-matrix-columns-spanned="1" table:number-matrix-rows-spanned="1" table:formula="of:=SUM(([.AN3:.AN17]-[.$BA3:.$BA1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7]=[.$AO3:.$AO17])" office:value-type="float"/>
          <table:table-cell table:number-matrix-columns-spanned="1" table:number-matrix-rows-spanned="1" table:formula="of:=SUM([.C3:.C17]=[.$AP3:.$AP17])" office:value-type="float"/>
          <table:table-cell table:number-matrix-columns-spanned="1" table:number-matrix-rows-spanned="1" table:formula="of:=SUM([.D3:.D17]=[.$AQ3:.$AQ17])" office:value-type="float"/>
          <table:table-cell table:number-matrix-columns-spanned="1" table:number-matrix-rows-spanned="1" table:formula="of:=SUM([.E3:.E17]=[.$AR3:.$AR17])" office:value-type="float"/>
          <table:table-cell table:number-matrix-columns-spanned="1" table:number-matrix-rows-spanned="1" table:formula="of:=SUM([.F3:.F17]=[.$AS3:.$AS17])" office:value-type="float"/>
          <table:table-cell table:number-matrix-columns-spanned="1" table:number-matrix-rows-spanned="1" table:formula="of:=SUM([.G3:.G17]=[.$AT3:.$AT17])" office:value-type="float"/>
          <table:table-cell table:number-matrix-columns-spanned="1" table:number-matrix-rows-spanned="1" table:formula="of:=SUM([.H3:.H17]=[.$AU3:.$AU17])" office:value-type="float"/>
          <table:table-cell table:number-matrix-columns-spanned="1" table:number-matrix-rows-spanned="1" table:formula="of:=SUM([.I3:.I17]=[.$AV3:.$AV17])" office:value-type="float"/>
          <table:table-cell table:number-matrix-columns-spanned="1" table:number-matrix-rows-spanned="1" table:formula="of:=SUM([.J3:.J17]=[.$AW3:.$AW17])" office:value-type="float"/>
          <table:table-cell table:number-matrix-columns-spanned="1" table:number-matrix-rows-spanned="1" table:formula="of:=SUM([.K3:.K17]=[.$AX3:.$AX17])" office:value-type="float"/>
          <table:table-cell table:number-matrix-columns-spanned="1" table:number-matrix-rows-spanned="1" table:formula="of:=SUM([.L3:.L17]=[.$AY3:.$AY17])" office:value-type="float"/>
          <table:table-cell table:number-matrix-columns-spanned="1" table:number-matrix-rows-spanned="1" table:formula="of:=SUM([.M3:.M17]=[.$AZ3:.$AZ17])" office:value-type="float"/>
          <table:table-cell table:number-matrix-columns-spanned="1" table:number-matrix-rows-spanned="1" table:formula="of:=SUM([.N3:.N17]=[.$BA3:.$BA17])" office:value-type="float"/>
          <table:table-cell table:number-matrix-columns-spanned="1" table:number-matrix-rows-spanned="1" table:formula="of:=SUM([.O3:.O17]=[.$AO3:.$AO17])" office:value-type="float"/>
          <table:table-cell table:number-matrix-columns-spanned="1" table:number-matrix-rows-spanned="1" table:formula="of:=SUM([.P3:.P17]=[.$AP3:.$AP17])" office:value-type="float"/>
          <table:table-cell table:number-matrix-columns-spanned="1" table:number-matrix-rows-spanned="1" table:formula="of:=SUM([.Q3:.Q17]=[.$AQ3:.$AQ17])" office:value-type="float"/>
          <table:table-cell table:number-matrix-columns-spanned="1" table:number-matrix-rows-spanned="1" table:formula="of:=SUM([.R3:.R17]=[.$AR3:.$AR17])" office:value-type="float"/>
          <table:table-cell table:number-matrix-columns-spanned="1" table:number-matrix-rows-spanned="1" table:formula="of:=SUM([.S3:.S17]=[.$AS3:.$AS17])" office:value-type="float"/>
          <table:table-cell table:number-matrix-columns-spanned="1" table:number-matrix-rows-spanned="1" table:formula="of:=SUM([.T3:.T17]=[.$AT3:.$AT17])" office:value-type="float"/>
          <table:table-cell table:number-matrix-columns-spanned="1" table:number-matrix-rows-spanned="1" table:formula="of:=SUM([.U3:.U17]=[.$AU3:.$AU17])" office:value-type="float"/>
          <table:table-cell table:number-matrix-columns-spanned="1" table:number-matrix-rows-spanned="1" table:formula="of:=SUM([.V3:.V17]=[.$AV3:.$AV17])" office:value-type="float"/>
          <table:table-cell table:number-matrix-columns-spanned="1" table:number-matrix-rows-spanned="1" table:formula="of:=SUM([.W3:.W17]=[.$AW3:.$AW17])" office:value-type="float"/>
          <table:table-cell table:number-matrix-columns-spanned="1" table:number-matrix-rows-spanned="1" table:formula="of:=SUM([.X3:.X17]=[.$AX3:.$AX17])" office:value-type="float"/>
          <table:table-cell table:number-matrix-columns-spanned="1" table:number-matrix-rows-spanned="1" table:formula="of:=SUM([.Y3:.Y17]=[.$AY3:.$AY17])" office:value-type="float"/>
          <table:table-cell table:number-matrix-columns-spanned="1" table:number-matrix-rows-spanned="1" table:formula="of:=SUM([.Z3:.Z17]=[.$AZ3:.$AZ17])" office:value-type="float"/>
          <table:table-cell table:number-matrix-columns-spanned="1" table:number-matrix-rows-spanned="1" table:formula="of:=SUM([.AA3:.AA17]=[.$BA3:.$BA17])" office:value-type="float"/>
          <table:table-cell table:number-matrix-columns-spanned="1" table:number-matrix-rows-spanned="1" table:formula="of:=SUM([.AB3:.AB17]=[.$AO3:.$AO17])" office:value-type="float"/>
          <table:table-cell table:number-matrix-columns-spanned="1" table:number-matrix-rows-spanned="1" table:formula="of:=SUM([.AC3:.AC17]=[.$AP3:.$AP17])" office:value-type="float"/>
          <table:table-cell table:number-matrix-columns-spanned="1" table:number-matrix-rows-spanned="1" table:formula="of:=SUM([.AD3:.AD17]=[.$AQ3:.$AQ17])" office:value-type="float"/>
          <table:table-cell table:number-matrix-columns-spanned="1" table:number-matrix-rows-spanned="1" table:formula="of:=SUM([.AE3:.AE17]=[.$AR3:.$AR17])" office:value-type="float"/>
          <table:table-cell table:number-matrix-columns-spanned="1" table:number-matrix-rows-spanned="1" table:formula="of:=SUM([.AF3:.AF17]=[.$AS3:.$AS17])" office:value-type="float"/>
          <table:table-cell table:number-matrix-columns-spanned="1" table:number-matrix-rows-spanned="1" table:formula="of:=SUM([.AG3:.AG17]=[.$AT3:.$AT17])" office:value-type="float"/>
          <table:table-cell table:number-matrix-columns-spanned="1" table:number-matrix-rows-spanned="1" table:formula="of:=SUM([.AH3:.AH17]=[.$AU3:.$AU17])" office:value-type="float"/>
          <table:table-cell table:number-matrix-columns-spanned="1" table:number-matrix-rows-spanned="1" table:formula="of:=SUM([.AI3:.AI17]=[.$AV3:.$AV17])" office:value-type="float"/>
          <table:table-cell table:number-matrix-columns-spanned="1" table:number-matrix-rows-spanned="1" table:formula="of:=SUM([.AJ3:.AJ17]=[.$AW3:.$AW17])" office:value-type="float"/>
          <table:table-cell table:number-matrix-columns-spanned="1" table:number-matrix-rows-spanned="1" table:formula="of:=SUM([.AK3:.AK17]=[.$AX3:.$AX17])" office:value-type="float"/>
          <table:table-cell table:number-matrix-columns-spanned="1" table:number-matrix-rows-spanned="1" table:formula="of:=SUM([.AL3:.AL17]=[.$AY3:.$AY17])" office:value-type="float"/>
          <table:table-cell table:number-matrix-columns-spanned="1" table:number-matrix-rows-spanned="1" table:formula="of:=SUM([.AM3:.AM17]=[.$AZ3:.$AZ17])" office:value-type="float"/>
          <table:table-cell table:number-matrix-columns-spanned="1" table:number-matrix-rows-spanned="1" table:formula="of:=SUM([.AN3:.AN17]=[.$BA3:.$BA1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7]&lt;[.$BB3:.$BB17])" office:value-type="float"/>
          <table:table-cell table:number-matrix-columns-spanned="1" table:number-matrix-rows-spanned="1" table:formula="of:=SUM([.C3:.C17]&lt;[.$BC3:.$BC17])" office:value-type="float"/>
          <table:table-cell table:number-matrix-columns-spanned="1" table:number-matrix-rows-spanned="1" table:formula="of:=SUM([.D3:.D17]&lt;[.$BD3:.$BD17])" office:value-type="float"/>
          <table:table-cell table:number-matrix-columns-spanned="1" table:number-matrix-rows-spanned="1" table:formula="of:=SUM([.E3:.E17]&lt;[.$BE3:.$BE17])" office:value-type="float"/>
          <table:table-cell table:number-matrix-columns-spanned="1" table:number-matrix-rows-spanned="1" table:formula="of:=SUM([.F3:.F17]&lt;[.$BF3:.$BF17])" office:value-type="float"/>
          <table:table-cell table:number-matrix-columns-spanned="1" table:number-matrix-rows-spanned="1" table:formula="of:=SUM([.G3:.G17]&lt;[.$BG3:.$BG17])" office:value-type="float"/>
          <table:table-cell table:number-matrix-columns-spanned="1" table:number-matrix-rows-spanned="1" table:formula="of:=SUM([.H3:.H17]&lt;[.$BH3:.$BH17])" office:value-type="float"/>
          <table:table-cell table:number-matrix-columns-spanned="1" table:number-matrix-rows-spanned="1" table:formula="of:=SUM([.I3:.I17]&lt;[.$BI3:.$BI17])" office:value-type="float"/>
          <table:table-cell table:number-matrix-columns-spanned="1" table:number-matrix-rows-spanned="1" table:formula="of:=SUM([.J3:.J17]&lt;[.$BJ3:.$BJ17])" office:value-type="float"/>
          <table:table-cell table:number-matrix-columns-spanned="1" table:number-matrix-rows-spanned="1" table:formula="of:=SUM([.K3:.K17]&lt;[.$BK3:.$BK17])" office:value-type="float"/>
          <table:table-cell table:number-matrix-columns-spanned="1" table:number-matrix-rows-spanned="1" table:formula="of:=SUM([.L3:.L17]&lt;[.$BL3:.$BL17])" office:value-type="float"/>
          <table:table-cell table:number-matrix-columns-spanned="1" table:number-matrix-rows-spanned="1" table:formula="of:=SUM([.M3:.M17]&lt;[.$BM3:.$BM17])" office:value-type="float"/>
          <table:table-cell table:number-matrix-columns-spanned="1" table:number-matrix-rows-spanned="1" table:formula="of:=SUM([.N3:.N17]&lt;[.$BN3:.$BN17])" office:value-type="float"/>
          <table:table-cell table:number-matrix-columns-spanned="1" table:number-matrix-rows-spanned="1" table:formula="of:=SUM([.O3:.O17]&lt;[.$BB3:.$BB17])" office:value-type="float"/>
          <table:table-cell table:number-matrix-columns-spanned="1" table:number-matrix-rows-spanned="1" table:formula="of:=SUM([.P3:.P17]&lt;[.$BC3:.$BC17])" office:value-type="float"/>
          <table:table-cell table:number-matrix-columns-spanned="1" table:number-matrix-rows-spanned="1" table:formula="of:=SUM([.Q3:.Q17]&lt;[.$BD3:.$BD17])" office:value-type="float"/>
          <table:table-cell table:number-matrix-columns-spanned="1" table:number-matrix-rows-spanned="1" table:formula="of:=SUM([.R3:.R17]&lt;[.$BE3:.$BE17])" office:value-type="float"/>
          <table:table-cell table:number-matrix-columns-spanned="1" table:number-matrix-rows-spanned="1" table:formula="of:=SUM([.S3:.S17]&lt;[.$BF3:.$BF17])" office:value-type="float"/>
          <table:table-cell table:number-matrix-columns-spanned="1" table:number-matrix-rows-spanned="1" table:formula="of:=SUM([.T3:.T17]&lt;[.$BG3:.$BG17])" office:value-type="float"/>
          <table:table-cell table:number-matrix-columns-spanned="1" table:number-matrix-rows-spanned="1" table:formula="of:=SUM([.U3:.U17]&lt;[.$BH3:.$BH17])" office:value-type="float"/>
          <table:table-cell table:number-matrix-columns-spanned="1" table:number-matrix-rows-spanned="1" table:formula="of:=SUM([.V3:.V17]&lt;[.$BI3:.$BI17])" office:value-type="float"/>
          <table:table-cell table:number-matrix-columns-spanned="1" table:number-matrix-rows-spanned="1" table:formula="of:=SUM([.W3:.W17]&lt;[.$BJ3:.$BJ17])" office:value-type="float"/>
          <table:table-cell table:number-matrix-columns-spanned="1" table:number-matrix-rows-spanned="1" table:formula="of:=SUM([.X3:.X17]&lt;[.$BK3:.$BK17])" office:value-type="float"/>
          <table:table-cell table:number-matrix-columns-spanned="1" table:number-matrix-rows-spanned="1" table:formula="of:=SUM([.Y3:.Y17]&lt;[.$BL3:.$BL17])" office:value-type="float"/>
          <table:table-cell table:number-matrix-columns-spanned="1" table:number-matrix-rows-spanned="1" table:formula="of:=SUM([.Z3:.Z17]&lt;[.$BM3:.$BM17])" office:value-type="float"/>
          <table:table-cell table:number-matrix-columns-spanned="1" table:number-matrix-rows-spanned="1" table:formula="of:=SUM([.AA3:.AA17]&lt;[.$BN3:.$BN17])" office:value-type="float"/>
          <table:table-cell table:number-matrix-columns-spanned="1" table:number-matrix-rows-spanned="1" table:formula="of:=SUM([.AB3:.AB17]&lt;[.$BB3:.$BB17])" office:value-type="float"/>
          <table:table-cell table:number-matrix-columns-spanned="1" table:number-matrix-rows-spanned="1" table:formula="of:=SUM([.AC3:.AC17]&lt;[.$BC3:.$BC17])" office:value-type="float"/>
          <table:table-cell table:number-matrix-columns-spanned="1" table:number-matrix-rows-spanned="1" table:formula="of:=SUM([.AD3:.AD17]&lt;[.$BD3:.$BD17])" office:value-type="float"/>
          <table:table-cell table:number-matrix-columns-spanned="1" table:number-matrix-rows-spanned="1" table:formula="of:=SUM([.AE3:.AE17]&lt;[.$BE3:.$BE17])" office:value-type="float"/>
          <table:table-cell table:number-matrix-columns-spanned="1" table:number-matrix-rows-spanned="1" table:formula="of:=SUM([.AF3:.AF17]&lt;[.$BF3:.$BF17])" office:value-type="float"/>
          <table:table-cell table:number-matrix-columns-spanned="1" table:number-matrix-rows-spanned="1" table:formula="of:=SUM([.AG3:.AG17]&lt;[.$BG3:.$BG17])" office:value-type="float"/>
          <table:table-cell table:number-matrix-columns-spanned="1" table:number-matrix-rows-spanned="1" table:formula="of:=SUM([.AH3:.AH17]&lt;[.$BH3:.$BH17])" office:value-type="float"/>
          <table:table-cell table:number-matrix-columns-spanned="1" table:number-matrix-rows-spanned="1" table:formula="of:=SUM([.AI3:.AI17]&lt;[.$BI3:.$BI17])" office:value-type="float"/>
          <table:table-cell table:number-matrix-columns-spanned="1" table:number-matrix-rows-spanned="1" table:formula="of:=SUM([.AJ3:.AJ17]&lt;[.$BJ3:.$BJ17])" office:value-type="float"/>
          <table:table-cell table:number-matrix-columns-spanned="1" table:number-matrix-rows-spanned="1" table:formula="of:=SUM([.AK3:.AK17]&lt;[.$BK3:.$BK17])" office:value-type="float"/>
          <table:table-cell table:number-matrix-columns-spanned="1" table:number-matrix-rows-spanned="1" table:formula="of:=SUM([.AL3:.AL17]&lt;[.$BL3:.$BL17])" office:value-type="float"/>
          <table:table-cell table:number-matrix-columns-spanned="1" table:number-matrix-rows-spanned="1" table:formula="of:=SUM([.AM3:.AM17]&lt;[.$BM3:.$BM17])" office:value-type="float"/>
          <table:table-cell table:number-matrix-columns-spanned="1" table:number-matrix-rows-spanned="1" table:formula="of:=SUM([.AN3:.AN17]&lt;[.$BN3:.$BN1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7]&gt;[.$BB3:.$BB17])" office:value-type="float"/>
          <table:table-cell table:number-matrix-columns-spanned="1" table:number-matrix-rows-spanned="1" table:formula="of:=SUM([.C3:.C17]&gt;[.$BC3:.$BC17])" office:value-type="float"/>
          <table:table-cell table:number-matrix-columns-spanned="1" table:number-matrix-rows-spanned="1" table:formula="of:=SUM([.D3:.D17]&gt;[.$BD3:.$BD17])" office:value-type="float"/>
          <table:table-cell table:number-matrix-columns-spanned="1" table:number-matrix-rows-spanned="1" table:formula="of:=SUM([.E3:.E17]&gt;[.$BE3:.$BE17])" office:value-type="float"/>
          <table:table-cell table:number-matrix-columns-spanned="1" table:number-matrix-rows-spanned="1" table:formula="of:=SUM([.F3:.F17]&gt;[.$BF3:.$BF17])" office:value-type="float"/>
          <table:table-cell table:number-matrix-columns-spanned="1" table:number-matrix-rows-spanned="1" table:formula="of:=SUM([.G3:.G17]&gt;[.$BG3:.$BG17])" office:value-type="float"/>
          <table:table-cell table:number-matrix-columns-spanned="1" table:number-matrix-rows-spanned="1" table:formula="of:=SUM([.H3:.H17]&gt;[.$BH3:.$BH17])" office:value-type="float"/>
          <table:table-cell table:number-matrix-columns-spanned="1" table:number-matrix-rows-spanned="1" table:formula="of:=SUM([.I3:.I17]&gt;[.$BI3:.$BI17])" office:value-type="float"/>
          <table:table-cell table:number-matrix-columns-spanned="1" table:number-matrix-rows-spanned="1" table:formula="of:=SUM([.J3:.J17]&gt;[.$BJ3:.$BJ17])" office:value-type="float"/>
          <table:table-cell table:number-matrix-columns-spanned="1" table:number-matrix-rows-spanned="1" table:formula="of:=SUM([.K3:.K17]&gt;[.$BK3:.$BK17])" office:value-type="float"/>
          <table:table-cell table:number-matrix-columns-spanned="1" table:number-matrix-rows-spanned="1" table:formula="of:=SUM([.L3:.L17]&gt;[.$BL3:.$BL17])" office:value-type="float"/>
          <table:table-cell table:number-matrix-columns-spanned="1" table:number-matrix-rows-spanned="1" table:formula="of:=SUM([.M3:.M17]&gt;[.$BM3:.$BM17])" office:value-type="float"/>
          <table:table-cell table:number-matrix-columns-spanned="1" table:number-matrix-rows-spanned="1" table:formula="of:=SUM([.N3:.N17]&gt;[.$BN3:.$BN17])" office:value-type="float"/>
          <table:table-cell table:number-matrix-columns-spanned="1" table:number-matrix-rows-spanned="1" table:formula="of:=SUM([.O3:.O17]&gt;[.$BB3:.$BB17])" office:value-type="float"/>
          <table:table-cell table:number-matrix-columns-spanned="1" table:number-matrix-rows-spanned="1" table:formula="of:=SUM([.P3:.P17]&gt;[.$BC3:.$BC17])" office:value-type="float"/>
          <table:table-cell table:number-matrix-columns-spanned="1" table:number-matrix-rows-spanned="1" table:formula="of:=SUM([.Q3:.Q17]&gt;[.$BD3:.$BD17])" office:value-type="float"/>
          <table:table-cell table:number-matrix-columns-spanned="1" table:number-matrix-rows-spanned="1" table:formula="of:=SUM([.R3:.R17]&gt;[.$BE3:.$BE17])" office:value-type="float"/>
          <table:table-cell table:number-matrix-columns-spanned="1" table:number-matrix-rows-spanned="1" table:formula="of:=SUM([.S3:.S17]&gt;[.$BF3:.$BF17])" office:value-type="float"/>
          <table:table-cell table:number-matrix-columns-spanned="1" table:number-matrix-rows-spanned="1" table:formula="of:=SUM([.T3:.T17]&gt;[.$BG3:.$BG17])" office:value-type="float"/>
          <table:table-cell table:number-matrix-columns-spanned="1" table:number-matrix-rows-spanned="1" table:formula="of:=SUM([.U3:.U17]&gt;[.$BH3:.$BH17])" office:value-type="float"/>
          <table:table-cell table:number-matrix-columns-spanned="1" table:number-matrix-rows-spanned="1" table:formula="of:=SUM([.V3:.V17]&gt;[.$BI3:.$BI17])" office:value-type="float"/>
          <table:table-cell table:number-matrix-columns-spanned="1" table:number-matrix-rows-spanned="1" table:formula="of:=SUM([.W3:.W17]&gt;[.$BJ3:.$BJ17])" office:value-type="float"/>
          <table:table-cell table:number-matrix-columns-spanned="1" table:number-matrix-rows-spanned="1" table:formula="of:=SUM([.X3:.X17]&gt;[.$BK3:.$BK17])" office:value-type="float"/>
          <table:table-cell table:number-matrix-columns-spanned="1" table:number-matrix-rows-spanned="1" table:formula="of:=SUM([.Y3:.Y17]&gt;[.$BL3:.$BL17])" office:value-type="float"/>
          <table:table-cell table:number-matrix-columns-spanned="1" table:number-matrix-rows-spanned="1" table:formula="of:=SUM([.Z3:.Z17]&gt;[.$BM3:.$BM17])" office:value-type="float"/>
          <table:table-cell table:number-matrix-columns-spanned="1" table:number-matrix-rows-spanned="1" table:formula="of:=SUM([.AA3:.AA17]&gt;[.$BN3:.$BN17])" office:value-type="float"/>
          <table:table-cell table:number-matrix-columns-spanned="1" table:number-matrix-rows-spanned="1" table:formula="of:=SUM([.AB3:.AB17]&gt;[.$BB3:.$BB17])" office:value-type="float"/>
          <table:table-cell table:number-matrix-columns-spanned="1" table:number-matrix-rows-spanned="1" table:formula="of:=SUM([.AC3:.AC17]&gt;[.$BC3:.$BC17])" office:value-type="float"/>
          <table:table-cell table:number-matrix-columns-spanned="1" table:number-matrix-rows-spanned="1" table:formula="of:=SUM([.AD3:.AD17]&gt;[.$BD3:.$BD17])" office:value-type="float"/>
          <table:table-cell table:number-matrix-columns-spanned="1" table:number-matrix-rows-spanned="1" table:formula="of:=SUM([.AE3:.AE17]&gt;[.$BE3:.$BE17])" office:value-type="float"/>
          <table:table-cell table:number-matrix-columns-spanned="1" table:number-matrix-rows-spanned="1" table:formula="of:=SUM([.AF3:.AF17]&gt;[.$BF3:.$BF17])" office:value-type="float"/>
          <table:table-cell table:number-matrix-columns-spanned="1" table:number-matrix-rows-spanned="1" table:formula="of:=SUM([.AG3:.AG17]&gt;[.$BG3:.$BG17])" office:value-type="float"/>
          <table:table-cell table:number-matrix-columns-spanned="1" table:number-matrix-rows-spanned="1" table:formula="of:=SUM([.AH3:.AH17]&gt;[.$BH3:.$BH17])" office:value-type="float"/>
          <table:table-cell table:number-matrix-columns-spanned="1" table:number-matrix-rows-spanned="1" table:formula="of:=SUM([.AI3:.AI17]&gt;[.$BI3:.$BI17])" office:value-type="float"/>
          <table:table-cell table:number-matrix-columns-spanned="1" table:number-matrix-rows-spanned="1" table:formula="of:=SUM([.AJ3:.AJ17]&gt;[.$BJ3:.$BJ17])" office:value-type="float"/>
          <table:table-cell table:number-matrix-columns-spanned="1" table:number-matrix-rows-spanned="1" table:formula="of:=SUM([.AK3:.AK17]&gt;[.$BK3:.$BK17])" office:value-type="float"/>
          <table:table-cell table:number-matrix-columns-spanned="1" table:number-matrix-rows-spanned="1" table:formula="of:=SUM([.AL3:.AL17]&gt;[.$BL3:.$BL17])" office:value-type="float"/>
          <table:table-cell table:number-matrix-columns-spanned="1" table:number-matrix-rows-spanned="1" table:formula="of:=SUM([.AM3:.AM17]&gt;[.$BM3:.$BM17])" office:value-type="float"/>
          <table:table-cell table:number-matrix-columns-spanned="1" table:number-matrix-rows-spanned="1" table:formula="of:=SUM([.AN3:.AN17]&gt;[.$BN3:.$BN1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7]=[.$BO3:.$BO17])" office:value-type="float"/>
          <table:table-cell table:number-matrix-columns-spanned="1" table:number-matrix-rows-spanned="1" table:formula="of:=SUM([.C3:.C17]=[.$BP3:.$BP17])" office:value-type="float"/>
          <table:table-cell table:number-matrix-columns-spanned="1" table:number-matrix-rows-spanned="1" table:formula="of:=SUM([.D3:.D17]=[.$BQ3:.$BQ17])" office:value-type="float"/>
          <table:table-cell table:number-matrix-columns-spanned="1" table:number-matrix-rows-spanned="1" table:formula="of:=SUM([.E3:.E17]=[.$BR3:.$BR17])" office:value-type="float"/>
          <table:table-cell table:number-matrix-columns-spanned="1" table:number-matrix-rows-spanned="1" table:formula="of:=SUM([.F3:.F17]=[.$BS3:.$BS17])" office:value-type="float"/>
          <table:table-cell table:number-matrix-columns-spanned="1" table:number-matrix-rows-spanned="1" table:formula="of:=SUM([.G3:.G17]=[.$BT3:.$BT17])" office:value-type="float"/>
          <table:table-cell table:number-matrix-columns-spanned="1" table:number-matrix-rows-spanned="1" table:formula="of:=SUM([.H3:.H17]=[.$BU3:.$BU17])" office:value-type="float"/>
          <table:table-cell table:number-matrix-columns-spanned="1" table:number-matrix-rows-spanned="1" table:formula="of:=SUM([.I3:.I17]=[.$BV3:.$BV17])" office:value-type="float"/>
          <table:table-cell table:number-matrix-columns-spanned="1" table:number-matrix-rows-spanned="1" table:formula="of:=SUM([.J3:.J17]=[.$BW3:.$BW17])" office:value-type="float"/>
          <table:table-cell table:number-matrix-columns-spanned="1" table:number-matrix-rows-spanned="1" table:formula="of:=SUM([.K3:.K17]=[.$BX3:.$BX17])" office:value-type="float"/>
          <table:table-cell table:number-matrix-columns-spanned="1" table:number-matrix-rows-spanned="1" table:formula="of:=SUM([.L3:.L17]=[.$BY3:.$BY17])" office:value-type="float"/>
          <table:table-cell table:number-matrix-columns-spanned="1" table:number-matrix-rows-spanned="1" table:formula="of:=SUM([.M3:.M17]=[.$BZ3:.$BZ17])" office:value-type="float"/>
          <table:table-cell table:number-matrix-columns-spanned="1" table:number-matrix-rows-spanned="1" table:formula="of:=SUM([.N3:.N17]=[.$CA3:.$CA17])" office:value-type="float"/>
          <table:table-cell table:number-matrix-columns-spanned="1" table:number-matrix-rows-spanned="1" table:formula="of:=SUM([.O3:.O17]=[.$BO3:.$BO17])" office:value-type="float"/>
          <table:table-cell table:number-matrix-columns-spanned="1" table:number-matrix-rows-spanned="1" table:formula="of:=SUM([.P3:.P17]=[.$BP3:.$BP17])" office:value-type="float"/>
          <table:table-cell table:number-matrix-columns-spanned="1" table:number-matrix-rows-spanned="1" table:formula="of:=SUM([.Q3:.Q17]=[.$BQ3:.$BQ17])" office:value-type="float"/>
          <table:table-cell table:number-matrix-columns-spanned="1" table:number-matrix-rows-spanned="1" table:formula="of:=SUM([.R3:.R17]=[.$BR3:.$BR17])" office:value-type="float"/>
          <table:table-cell table:number-matrix-columns-spanned="1" table:number-matrix-rows-spanned="1" table:formula="of:=SUM([.S3:.S17]=[.$BS3:.$BS17])" office:value-type="float"/>
          <table:table-cell table:number-matrix-columns-spanned="1" table:number-matrix-rows-spanned="1" table:formula="of:=SUM([.T3:.T17]=[.$BT3:.$BT17])" office:value-type="float"/>
          <table:table-cell table:number-matrix-columns-spanned="1" table:number-matrix-rows-spanned="1" table:formula="of:=SUM([.U3:.U17]=[.$BU3:.$BU17])" office:value-type="float"/>
          <table:table-cell table:number-matrix-columns-spanned="1" table:number-matrix-rows-spanned="1" table:formula="of:=SUM([.V3:.V17]=[.$BV3:.$BV17])" office:value-type="float"/>
          <table:table-cell table:number-matrix-columns-spanned="1" table:number-matrix-rows-spanned="1" table:formula="of:=SUM([.W3:.W17]=[.$BW3:.$BW17])" office:value-type="float"/>
          <table:table-cell table:number-matrix-columns-spanned="1" table:number-matrix-rows-spanned="1" table:formula="of:=SUM([.X3:.X17]=[.$BX3:.$BX17])" office:value-type="float"/>
          <table:table-cell table:number-matrix-columns-spanned="1" table:number-matrix-rows-spanned="1" table:formula="of:=SUM([.Y3:.Y17]=[.$BY3:.$BY17])" office:value-type="float"/>
          <table:table-cell table:number-matrix-columns-spanned="1" table:number-matrix-rows-spanned="1" table:formula="of:=SUM([.Z3:.Z17]=[.$BZ3:.$BZ17])" office:value-type="float"/>
          <table:table-cell table:number-matrix-columns-spanned="1" table:number-matrix-rows-spanned="1" table:formula="of:=SUM([.AA3:.AA17]=[.$CA3:.$CA17])" office:value-type="float"/>
          <table:table-cell table:number-matrix-columns-spanned="1" table:number-matrix-rows-spanned="1" table:formula="of:=SUM([.AB3:.AB17]=[.$BO3:.$BO17])" office:value-type="float"/>
          <table:table-cell table:number-matrix-columns-spanned="1" table:number-matrix-rows-spanned="1" table:formula="of:=SUM([.AC3:.AC17]=[.$BP3:.$BP17])" office:value-type="float"/>
          <table:table-cell table:number-matrix-columns-spanned="1" table:number-matrix-rows-spanned="1" table:formula="of:=SUM([.AD3:.AD17]=[.$BQ3:.$BQ17])" office:value-type="float"/>
          <table:table-cell table:number-matrix-columns-spanned="1" table:number-matrix-rows-spanned="1" table:formula="of:=SUM([.AE3:.AE17]=[.$BR3:.$BR17])" office:value-type="float"/>
          <table:table-cell table:number-matrix-columns-spanned="1" table:number-matrix-rows-spanned="1" table:formula="of:=SUM([.AF3:.AF17]=[.$BS3:.$BS17])" office:value-type="float"/>
          <table:table-cell table:number-matrix-columns-spanned="1" table:number-matrix-rows-spanned="1" table:formula="of:=SUM([.AG3:.AG17]=[.$BT3:.$BT17])" office:value-type="float"/>
          <table:table-cell table:number-matrix-columns-spanned="1" table:number-matrix-rows-spanned="1" table:formula="of:=SUM([.AH3:.AH17]=[.$BU3:.$BU17])" office:value-type="float"/>
          <table:table-cell table:number-matrix-columns-spanned="1" table:number-matrix-rows-spanned="1" table:formula="of:=SUM([.AI3:.AI17]=[.$BV3:.$BV17])" office:value-type="float"/>
          <table:table-cell table:number-matrix-columns-spanned="1" table:number-matrix-rows-spanned="1" table:formula="of:=SUM([.AJ3:.AJ17]=[.$BW3:.$BW17])" office:value-type="float"/>
          <table:table-cell table:number-matrix-columns-spanned="1" table:number-matrix-rows-spanned="1" table:formula="of:=SUM([.AK3:.AK17]=[.$BX3:.$BX17])" office:value-type="float"/>
          <table:table-cell table:number-matrix-columns-spanned="1" table:number-matrix-rows-spanned="1" table:formula="of:=SUM([.AL3:.AL17]=[.$BY3:.$BY17])" office:value-type="float"/>
          <table:table-cell table:number-matrix-columns-spanned="1" table:number-matrix-rows-spanned="1" table:formula="of:=SUM([.AM3:.AM17]=[.$BZ3:.$BZ17])" office:value-type="float"/>
          <table:table-cell table:number-matrix-columns-spanned="1" table:number-matrix-rows-spanned="1" table:formula="of:=SUM([.AN3:.AN17]=[.$CA3:.$CA1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SUM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SUM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;[.$AJ3])" office:value-type="float"/>
          <table:table-cell table:formula="of:=MIN([.$K3];[.$X3];[.$AK3])" office:value-type="float"/>
          <table:table-cell table:formula="of:=MIN([.$L3];[.$Y3];[.$AL3])" office:value-type="float"/>
          <table:table-cell table:formula="of:=MIN([.$M3];[.$Z3];[.$AM3])" office:value-type="float"/>
          <table:table-cell table:formula="of:=MIN([.$N3];[.$AA3];[.$AN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;[.$AJ3])" office:value-type="float"/>
          <table:table-cell table:formula="of:=MEDIAN([.$K3];[.$X3];[.$AK3])" office:value-type="float"/>
          <table:table-cell table:formula="of:=MEDIAN([.$L3];[.$Y3];[.$AL3])" office:value-type="float"/>
          <table:table-cell table:formula="of:=MEDIAN([.$M3];[.$Z3];[.$AM3])" office:value-type="float"/>
          <table:table-cell table:formula="of:=MEDIAN([.$N3];[.$AA3];[.$AN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;[.$AJ3])" office:value-type="float"/>
          <table:table-cell table:formula="of:=MAX([.$K3];[.$X3];[.$AK3])" office:value-type="float"/>
          <table:table-cell table:formula="of:=MAX([.$L3];[.$Y3];[.$AL3])" office:value-type="float"/>
          <table:table-cell table:formula="of:=MAX([.$M3];[.$Z3];[.$AM3])" office:value-type="float"/>
          <table:table-cell table:formula="of:=MAX([.$N3];[.$AA3];[.$AN3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SUM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SUM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MIN([.$B4];[.$O4];[.$AB4])" office:value-type="float"/>
          <table:table-cell table:formula="of:=MIN([.$C4];[.$P4];[.$AC4])" office:value-type="float"/>
          <table:table-cell table:formula="of:=MIN([.$D4];[.$Q4];[.$AD4])" office:value-type="float"/>
          <table:table-cell table:formula="of:=MIN([.$E4];[.$R4];[.$AE4])" office:value-type="float"/>
          <table:table-cell table:formula="of:=MIN([.$F4];[.$S4];[.$AF4])" office:value-type="float"/>
          <table:table-cell table:formula="of:=MIN([.$G4];[.$T4];[.$AG4])" office:value-type="float"/>
          <table:table-cell table:formula="of:=MIN([.$H4];[.$U4];[.$AH4])" office:value-type="float"/>
          <table:table-cell table:formula="of:=MIN([.$I4];[.$V4];[.$AI4])" office:value-type="float"/>
          <table:table-cell table:formula="of:=MIN([.$J4];[.$W4];[.$AJ4])" office:value-type="float"/>
          <table:table-cell table:formula="of:=MIN([.$K4];[.$X4];[.$AK4])" office:value-type="float"/>
          <table:table-cell table:formula="of:=MIN([.$L4];[.$Y4];[.$AL4])" office:value-type="float"/>
          <table:table-cell table:formula="of:=MIN([.$M4];[.$Z4];[.$AM4])" office:value-type="float"/>
          <table:table-cell table:formula="of:=MIN([.$N4];[.$AA4];[.$AN4])" office:value-type="float"/>
          <table:table-cell table:formula="of:=MEDIAN([.$B4];[.$O4];[.$AB4])" office:value-type="float"/>
          <table:table-cell table:formula="of:=MEDIAN([.$C4];[.$P4];[.$AC4])" office:value-type="float"/>
          <table:table-cell table:formula="of:=MEDIAN([.$D4];[.$Q4];[.$AD4])" office:value-type="float"/>
          <table:table-cell table:formula="of:=MEDIAN([.$E4];[.$R4];[.$AE4])" office:value-type="float"/>
          <table:table-cell table:formula="of:=MEDIAN([.$F4];[.$S4];[.$AF4])" office:value-type="float"/>
          <table:table-cell table:formula="of:=MEDIAN([.$G4];[.$T4];[.$AG4])" office:value-type="float"/>
          <table:table-cell table:formula="of:=MEDIAN([.$H4];[.$U4];[.$AH4])" office:value-type="float"/>
          <table:table-cell table:formula="of:=MEDIAN([.$I4];[.$V4];[.$AI4])" office:value-type="float"/>
          <table:table-cell table:formula="of:=MEDIAN([.$J4];[.$W4];[.$AJ4])" office:value-type="float"/>
          <table:table-cell table:formula="of:=MEDIAN([.$K4];[.$X4];[.$AK4])" office:value-type="float"/>
          <table:table-cell table:formula="of:=MEDIAN([.$L4];[.$Y4];[.$AL4])" office:value-type="float"/>
          <table:table-cell table:formula="of:=MEDIAN([.$M4];[.$Z4];[.$AM4])" office:value-type="float"/>
          <table:table-cell table:formula="of:=MEDIAN([.$N4];[.$AA4];[.$AN4])" office:value-type="float"/>
          <table:table-cell table:formula="of:=MAX([.$B4];[.$O4];[.$AB4])" office:value-type="float"/>
          <table:table-cell table:formula="of:=MAX([.$C4];[.$P4];[.$AC4])" office:value-type="float"/>
          <table:table-cell table:formula="of:=MAX([.$D4];[.$Q4];[.$AD4])" office:value-type="float"/>
          <table:table-cell table:formula="of:=MAX([.$E4];[.$R4];[.$AE4])" office:value-type="float"/>
          <table:table-cell table:formula="of:=MAX([.$F4];[.$S4];[.$AF4])" office:value-type="float"/>
          <table:table-cell table:formula="of:=MAX([.$G4];[.$T4];[.$AG4])" office:value-type="float"/>
          <table:table-cell table:formula="of:=MAX([.$H4];[.$U4];[.$AH4])" office:value-type="float"/>
          <table:table-cell table:formula="of:=MAX([.$I4];[.$V4];[.$AI4])" office:value-type="float"/>
          <table:table-cell table:formula="of:=MAX([.$J4];[.$W4];[.$AJ4])" office:value-type="float"/>
          <table:table-cell table:formula="of:=MAX([.$K4];[.$X4];[.$AK4])" office:value-type="float"/>
          <table:table-cell table:formula="of:=MAX([.$L4];[.$Y4];[.$AL4])" office:value-type="float"/>
          <table:table-cell table:formula="of:=MAX([.$M4];[.$Z4];[.$AM4])" office:value-type="float"/>
          <table:table-cell table:formula="of:=MAX([.$N4];[.$AA4];[.$AN4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SUM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SUM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MIN([.$B5];[.$O5];[.$AB5])" office:value-type="float"/>
          <table:table-cell table:formula="of:=MIN([.$C5];[.$P5];[.$AC5])" office:value-type="float"/>
          <table:table-cell table:formula="of:=MIN([.$D5];[.$Q5];[.$AD5])" office:value-type="float"/>
          <table:table-cell table:formula="of:=MIN([.$E5];[.$R5];[.$AE5])" office:value-type="float"/>
          <table:table-cell table:formula="of:=MIN([.$F5];[.$S5];[.$AF5])" office:value-type="float"/>
          <table:table-cell table:formula="of:=MIN([.$G5];[.$T5];[.$AG5])" office:value-type="float"/>
          <table:table-cell table:formula="of:=MIN([.$H5];[.$U5];[.$AH5])" office:value-type="float"/>
          <table:table-cell table:formula="of:=MIN([.$I5];[.$V5];[.$AI5])" office:value-type="float"/>
          <table:table-cell table:formula="of:=MIN([.$J5];[.$W5];[.$AJ5])" office:value-type="float"/>
          <table:table-cell table:formula="of:=MIN([.$K5];[.$X5];[.$AK5])" office:value-type="float"/>
          <table:table-cell table:formula="of:=MIN([.$L5];[.$Y5];[.$AL5])" office:value-type="float"/>
          <table:table-cell table:formula="of:=MIN([.$M5];[.$Z5];[.$AM5])" office:value-type="float"/>
          <table:table-cell table:formula="of:=MIN([.$N5];[.$AA5];[.$AN5])" office:value-type="float"/>
          <table:table-cell table:formula="of:=MEDIAN([.$B5];[.$O5];[.$AB5])" office:value-type="float"/>
          <table:table-cell table:formula="of:=MEDIAN([.$C5];[.$P5];[.$AC5])" office:value-type="float"/>
          <table:table-cell table:formula="of:=MEDIAN([.$D5];[.$Q5];[.$AD5])" office:value-type="float"/>
          <table:table-cell table:formula="of:=MEDIAN([.$E5];[.$R5];[.$AE5])" office:value-type="float"/>
          <table:table-cell table:formula="of:=MEDIAN([.$F5];[.$S5];[.$AF5])" office:value-type="float"/>
          <table:table-cell table:formula="of:=MEDIAN([.$G5];[.$T5];[.$AG5])" office:value-type="float"/>
          <table:table-cell table:formula="of:=MEDIAN([.$H5];[.$U5];[.$AH5])" office:value-type="float"/>
          <table:table-cell table:formula="of:=MEDIAN([.$I5];[.$V5];[.$AI5])" office:value-type="float"/>
          <table:table-cell table:formula="of:=MEDIAN([.$J5];[.$W5];[.$AJ5])" office:value-type="float"/>
          <table:table-cell table:formula="of:=MEDIAN([.$K5];[.$X5];[.$AK5])" office:value-type="float"/>
          <table:table-cell table:formula="of:=MEDIAN([.$L5];[.$Y5];[.$AL5])" office:value-type="float"/>
          <table:table-cell table:formula="of:=MEDIAN([.$M5];[.$Z5];[.$AM5])" office:value-type="float"/>
          <table:table-cell table:formula="of:=MEDIAN([.$N5];[.$AA5];[.$AN5])" office:value-type="float"/>
          <table:table-cell table:formula="of:=MAX([.$B5];[.$O5];[.$AB5])" office:value-type="float"/>
          <table:table-cell table:formula="of:=MAX([.$C5];[.$P5];[.$AC5])" office:value-type="float"/>
          <table:table-cell table:formula="of:=MAX([.$D5];[.$Q5];[.$AD5])" office:value-type="float"/>
          <table:table-cell table:formula="of:=MAX([.$E5];[.$R5];[.$AE5])" office:value-type="float"/>
          <table:table-cell table:formula="of:=MAX([.$F5];[.$S5];[.$AF5])" office:value-type="float"/>
          <table:table-cell table:formula="of:=MAX([.$G5];[.$T5];[.$AG5])" office:value-type="float"/>
          <table:table-cell table:formula="of:=MAX([.$H5];[.$U5];[.$AH5])" office:value-type="float"/>
          <table:table-cell table:formula="of:=MAX([.$I5];[.$V5];[.$AI5])" office:value-type="float"/>
          <table:table-cell table:formula="of:=MAX([.$J5];[.$W5];[.$AJ5])" office:value-type="float"/>
          <table:table-cell table:formula="of:=MAX([.$K5];[.$X5];[.$AK5])" office:value-type="float"/>
          <table:table-cell table:formula="of:=MAX([.$L5];[.$Y5];[.$AL5])" office:value-type="float"/>
          <table:table-cell table:formula="of:=MAX([.$M5];[.$Z5];[.$AM5])" office:value-type="float"/>
          <table:table-cell table:formula="of:=MAX([.$N5];[.$AA5];[.$AN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AO3:.$AO5])^2)^0.5" office:value-type="float"/>
          <table:table-cell table:number-matrix-columns-spanned="1" table:number-matrix-rows-spanned="1" table:formula="of:=SUM(([.C3:.C5]-[.$AP3:.$AP5])^2)^0.5" office:value-type="float"/>
          <table:table-cell table:number-matrix-columns-spanned="1" table:number-matrix-rows-spanned="1" table:formula="of:=SUM(([.D3:.D5]-[.$AQ3:.$AQ5])^2)^0.5" office:value-type="float"/>
          <table:table-cell table:number-matrix-columns-spanned="1" table:number-matrix-rows-spanned="1" table:formula="of:=SUM(([.E3:.E5]-[.$AR3:.$AR5])^2)^0.5" office:value-type="float"/>
          <table:table-cell table:number-matrix-columns-spanned="1" table:number-matrix-rows-spanned="1" table:formula="of:=SUM(([.F3:.F5]-[.$AS3:.$AS5])^2)^0.5" office:value-type="float"/>
          <table:table-cell table:number-matrix-columns-spanned="1" table:number-matrix-rows-spanned="1" table:formula="of:=SUM(([.G3:.G5]-[.$AT3:.$AT5])^2)^0.5" office:value-type="float"/>
          <table:table-cell table:number-matrix-columns-spanned="1" table:number-matrix-rows-spanned="1" table:formula="of:=SUM(([.H3:.H5]-[.$AU3:.$AU5])^2)^0.5" office:value-type="float"/>
          <table:table-cell table:number-matrix-columns-spanned="1" table:number-matrix-rows-spanned="1" table:formula="of:=SUM(([.I3:.I5]-[.$AV3:.$AV5])^2)^0.5" office:value-type="float"/>
          <table:table-cell table:number-matrix-columns-spanned="1" table:number-matrix-rows-spanned="1" table:formula="of:=SUM(([.J3:.J5]-[.$AW3:.$AW5])^2)^0.5" office:value-type="float"/>
          <table:table-cell table:number-matrix-columns-spanned="1" table:number-matrix-rows-spanned="1" table:formula="of:=SUM(([.K3:.K5]-[.$AX3:.$AX5])^2)^0.5" office:value-type="float"/>
          <table:table-cell table:number-matrix-columns-spanned="1" table:number-matrix-rows-spanned="1" table:formula="of:=SUM(([.L3:.L5]-[.$AY3:.$AY5])^2)^0.5" office:value-type="float"/>
          <table:table-cell table:number-matrix-columns-spanned="1" table:number-matrix-rows-spanned="1" table:formula="of:=SUM(([.M3:.M5]-[.$AZ3:.$AZ5])^2)^0.5" office:value-type="float"/>
          <table:table-cell table:number-matrix-columns-spanned="1" table:number-matrix-rows-spanned="1" table:formula="of:=SUM(([.N3:.N5]-[.$BA3:.$BA5])^2)^0.5" office:value-type="float"/>
          <table:table-cell table:number-matrix-columns-spanned="1" table:number-matrix-rows-spanned="1" table:formula="of:=SUM(([.O3:.O5]-[.$AO3:.$AO5])^2)^0.5" office:value-type="float"/>
          <table:table-cell table:number-matrix-columns-spanned="1" table:number-matrix-rows-spanned="1" table:formula="of:=SUM(([.P3:.P5]-[.$AP3:.$AP5])^2)^0.5" office:value-type="float"/>
          <table:table-cell table:number-matrix-columns-spanned="1" table:number-matrix-rows-spanned="1" table:formula="of:=SUM(([.Q3:.Q5]-[.$AQ3:.$AQ5])^2)^0.5" office:value-type="float"/>
          <table:table-cell table:number-matrix-columns-spanned="1" table:number-matrix-rows-spanned="1" table:formula="of:=SUM(([.R3:.R5]-[.$AR3:.$AR5])^2)^0.5" office:value-type="float"/>
          <table:table-cell table:number-matrix-columns-spanned="1" table:number-matrix-rows-spanned="1" table:formula="of:=SUM(([.S3:.S5]-[.$AS3:.$AS5])^2)^0.5" office:value-type="float"/>
          <table:table-cell table:number-matrix-columns-spanned="1" table:number-matrix-rows-spanned="1" table:formula="of:=SUM(([.T3:.T5]-[.$AT3:.$AT5])^2)^0.5" office:value-type="float"/>
          <table:table-cell table:number-matrix-columns-spanned="1" table:number-matrix-rows-spanned="1" table:formula="of:=SUM(([.U3:.U5]-[.$AU3:.$AU5])^2)^0.5" office:value-type="float"/>
          <table:table-cell table:number-matrix-columns-spanned="1" table:number-matrix-rows-spanned="1" table:formula="of:=SUM(([.V3:.V5]-[.$AV3:.$AV5])^2)^0.5" office:value-type="float"/>
          <table:table-cell table:number-matrix-columns-spanned="1" table:number-matrix-rows-spanned="1" table:formula="of:=SUM(([.W3:.W5]-[.$AW3:.$AW5])^2)^0.5" office:value-type="float"/>
          <table:table-cell table:number-matrix-columns-spanned="1" table:number-matrix-rows-spanned="1" table:formula="of:=SUM(([.X3:.X5]-[.$AX3:.$AX5])^2)^0.5" office:value-type="float"/>
          <table:table-cell table:number-matrix-columns-spanned="1" table:number-matrix-rows-spanned="1" table:formula="of:=SUM(([.Y3:.Y5]-[.$AY3:.$AY5])^2)^0.5" office:value-type="float"/>
          <table:table-cell table:number-matrix-columns-spanned="1" table:number-matrix-rows-spanned="1" table:formula="of:=SUM(([.Z3:.Z5]-[.$AZ3:.$AZ5])^2)^0.5" office:value-type="float"/>
          <table:table-cell table:number-matrix-columns-spanned="1" table:number-matrix-rows-spanned="1" table:formula="of:=SUM(([.AA3:.AA5]-[.$BA3:.$BA5])^2)^0.5" office:value-type="float"/>
          <table:table-cell table:number-matrix-columns-spanned="1" table:number-matrix-rows-spanned="1" table:formula="of:=SUM(([.AB3:.AB5]-[.$AO3:.$AO5])^2)^0.5" office:value-type="float"/>
          <table:table-cell table:number-matrix-columns-spanned="1" table:number-matrix-rows-spanned="1" table:formula="of:=SUM(([.AC3:.AC5]-[.$AP3:.$AP5])^2)^0.5" office:value-type="float"/>
          <table:table-cell table:number-matrix-columns-spanned="1" table:number-matrix-rows-spanned="1" table:formula="of:=SUM(([.AD3:.AD5]-[.$AQ3:.$AQ5])^2)^0.5" office:value-type="float"/>
          <table:table-cell table:number-matrix-columns-spanned="1" table:number-matrix-rows-spanned="1" table:formula="of:=SUM(([.AE3:.AE5]-[.$AR3:.$AR5])^2)^0.5" office:value-type="float"/>
          <table:table-cell table:number-matrix-columns-spanned="1" table:number-matrix-rows-spanned="1" table:formula="of:=SUM(([.AF3:.AF5]-[.$AS3:.$AS5])^2)^0.5" office:value-type="float"/>
          <table:table-cell table:number-matrix-columns-spanned="1" table:number-matrix-rows-spanned="1" table:formula="of:=SUM(([.AG3:.AG5]-[.$AT3:.$AT5])^2)^0.5" office:value-type="float"/>
          <table:table-cell table:number-matrix-columns-spanned="1" table:number-matrix-rows-spanned="1" table:formula="of:=SUM(([.AH3:.AH5]-[.$AU3:.$AU5])^2)^0.5" office:value-type="float"/>
          <table:table-cell table:number-matrix-columns-spanned="1" table:number-matrix-rows-spanned="1" table:formula="of:=SUM(([.AI3:.AI5]-[.$AV3:.$AV5])^2)^0.5" office:value-type="float"/>
          <table:table-cell table:number-matrix-columns-spanned="1" table:number-matrix-rows-spanned="1" table:formula="of:=SUM(([.AJ3:.AJ5]-[.$AW3:.$AW5])^2)^0.5" office:value-type="float"/>
          <table:table-cell table:number-matrix-columns-spanned="1" table:number-matrix-rows-spanned="1" table:formula="of:=SUM(([.AK3:.AK5]-[.$AX3:.$AX5])^2)^0.5" office:value-type="float"/>
          <table:table-cell table:number-matrix-columns-spanned="1" table:number-matrix-rows-spanned="1" table:formula="of:=SUM(([.AL3:.AL5]-[.$AY3:.$AY5])^2)^0.5" office:value-type="float"/>
          <table:table-cell table:number-matrix-columns-spanned="1" table:number-matrix-rows-spanned="1" table:formula="of:=SUM(([.AM3:.AM5]-[.$AZ3:.$AZ5])^2)^0.5" office:value-type="float"/>
          <table:table-cell table:number-matrix-columns-spanned="1" table:number-matrix-rows-spanned="1" table:formula="of:=SUM(([.AN3:.AN5]-[.$BA3:.$BA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AO3:.$AO5])" office:value-type="float"/>
          <table:table-cell table:number-matrix-columns-spanned="1" table:number-matrix-rows-spanned="1" table:formula="of:=SUM([.C3:.C5]=[.$AP3:.$AP5])" office:value-type="float"/>
          <table:table-cell table:number-matrix-columns-spanned="1" table:number-matrix-rows-spanned="1" table:formula="of:=SUM([.D3:.D5]=[.$AQ3:.$AQ5])" office:value-type="float"/>
          <table:table-cell table:number-matrix-columns-spanned="1" table:number-matrix-rows-spanned="1" table:formula="of:=SUM([.E3:.E5]=[.$AR3:.$AR5])" office:value-type="float"/>
          <table:table-cell table:number-matrix-columns-spanned="1" table:number-matrix-rows-spanned="1" table:formula="of:=SUM([.F3:.F5]=[.$AS3:.$AS5])" office:value-type="float"/>
          <table:table-cell table:number-matrix-columns-spanned="1" table:number-matrix-rows-spanned="1" table:formula="of:=SUM([.G3:.G5]=[.$AT3:.$AT5])" office:value-type="float"/>
          <table:table-cell table:number-matrix-columns-spanned="1" table:number-matrix-rows-spanned="1" table:formula="of:=SUM([.H3:.H5]=[.$AU3:.$AU5])" office:value-type="float"/>
          <table:table-cell table:number-matrix-columns-spanned="1" table:number-matrix-rows-spanned="1" table:formula="of:=SUM([.I3:.I5]=[.$AV3:.$AV5])" office:value-type="float"/>
          <table:table-cell table:number-matrix-columns-spanned="1" table:number-matrix-rows-spanned="1" table:formula="of:=SUM([.J3:.J5]=[.$AW3:.$AW5])" office:value-type="float"/>
          <table:table-cell table:number-matrix-columns-spanned="1" table:number-matrix-rows-spanned="1" table:formula="of:=SUM([.K3:.K5]=[.$AX3:.$AX5])" office:value-type="float"/>
          <table:table-cell table:number-matrix-columns-spanned="1" table:number-matrix-rows-spanned="1" table:formula="of:=SUM([.L3:.L5]=[.$AY3:.$AY5])" office:value-type="float"/>
          <table:table-cell table:number-matrix-columns-spanned="1" table:number-matrix-rows-spanned="1" table:formula="of:=SUM([.M3:.M5]=[.$AZ3:.$AZ5])" office:value-type="float"/>
          <table:table-cell table:number-matrix-columns-spanned="1" table:number-matrix-rows-spanned="1" table:formula="of:=SUM([.N3:.N5]=[.$BA3:.$BA5])" office:value-type="float"/>
          <table:table-cell table:number-matrix-columns-spanned="1" table:number-matrix-rows-spanned="1" table:formula="of:=SUM([.O3:.O5]=[.$AO3:.$AO5])" office:value-type="float"/>
          <table:table-cell table:number-matrix-columns-spanned="1" table:number-matrix-rows-spanned="1" table:formula="of:=SUM([.P3:.P5]=[.$AP3:.$AP5])" office:value-type="float"/>
          <table:table-cell table:number-matrix-columns-spanned="1" table:number-matrix-rows-spanned="1" table:formula="of:=SUM([.Q3:.Q5]=[.$AQ3:.$AQ5])" office:value-type="float"/>
          <table:table-cell table:number-matrix-columns-spanned="1" table:number-matrix-rows-spanned="1" table:formula="of:=SUM([.R3:.R5]=[.$AR3:.$AR5])" office:value-type="float"/>
          <table:table-cell table:number-matrix-columns-spanned="1" table:number-matrix-rows-spanned="1" table:formula="of:=SUM([.S3:.S5]=[.$AS3:.$AS5])" office:value-type="float"/>
          <table:table-cell table:number-matrix-columns-spanned="1" table:number-matrix-rows-spanned="1" table:formula="of:=SUM([.T3:.T5]=[.$AT3:.$AT5])" office:value-type="float"/>
          <table:table-cell table:number-matrix-columns-spanned="1" table:number-matrix-rows-spanned="1" table:formula="of:=SUM([.U3:.U5]=[.$AU3:.$AU5])" office:value-type="float"/>
          <table:table-cell table:number-matrix-columns-spanned="1" table:number-matrix-rows-spanned="1" table:formula="of:=SUM([.V3:.V5]=[.$AV3:.$AV5])" office:value-type="float"/>
          <table:table-cell table:number-matrix-columns-spanned="1" table:number-matrix-rows-spanned="1" table:formula="of:=SUM([.W3:.W5]=[.$AW3:.$AW5])" office:value-type="float"/>
          <table:table-cell table:number-matrix-columns-spanned="1" table:number-matrix-rows-spanned="1" table:formula="of:=SUM([.X3:.X5]=[.$AX3:.$AX5])" office:value-type="float"/>
          <table:table-cell table:number-matrix-columns-spanned="1" table:number-matrix-rows-spanned="1" table:formula="of:=SUM([.Y3:.Y5]=[.$AY3:.$AY5])" office:value-type="float"/>
          <table:table-cell table:number-matrix-columns-spanned="1" table:number-matrix-rows-spanned="1" table:formula="of:=SUM([.Z3:.Z5]=[.$AZ3:.$AZ5])" office:value-type="float"/>
          <table:table-cell table:number-matrix-columns-spanned="1" table:number-matrix-rows-spanned="1" table:formula="of:=SUM([.AA3:.AA5]=[.$BA3:.$BA5])" office:value-type="float"/>
          <table:table-cell table:number-matrix-columns-spanned="1" table:number-matrix-rows-spanned="1" table:formula="of:=SUM([.AB3:.AB5]=[.$AO3:.$AO5])" office:value-type="float"/>
          <table:table-cell table:number-matrix-columns-spanned="1" table:number-matrix-rows-spanned="1" table:formula="of:=SUM([.AC3:.AC5]=[.$AP3:.$AP5])" office:value-type="float"/>
          <table:table-cell table:number-matrix-columns-spanned="1" table:number-matrix-rows-spanned="1" table:formula="of:=SUM([.AD3:.AD5]=[.$AQ3:.$AQ5])" office:value-type="float"/>
          <table:table-cell table:number-matrix-columns-spanned="1" table:number-matrix-rows-spanned="1" table:formula="of:=SUM([.AE3:.AE5]=[.$AR3:.$AR5])" office:value-type="float"/>
          <table:table-cell table:number-matrix-columns-spanned="1" table:number-matrix-rows-spanned="1" table:formula="of:=SUM([.AF3:.AF5]=[.$AS3:.$AS5])" office:value-type="float"/>
          <table:table-cell table:number-matrix-columns-spanned="1" table:number-matrix-rows-spanned="1" table:formula="of:=SUM([.AG3:.AG5]=[.$AT3:.$AT5])" office:value-type="float"/>
          <table:table-cell table:number-matrix-columns-spanned="1" table:number-matrix-rows-spanned="1" table:formula="of:=SUM([.AH3:.AH5]=[.$AU3:.$AU5])" office:value-type="float"/>
          <table:table-cell table:number-matrix-columns-spanned="1" table:number-matrix-rows-spanned="1" table:formula="of:=SUM([.AI3:.AI5]=[.$AV3:.$AV5])" office:value-type="float"/>
          <table:table-cell table:number-matrix-columns-spanned="1" table:number-matrix-rows-spanned="1" table:formula="of:=SUM([.AJ3:.AJ5]=[.$AW3:.$AW5])" office:value-type="float"/>
          <table:table-cell table:number-matrix-columns-spanned="1" table:number-matrix-rows-spanned="1" table:formula="of:=SUM([.AK3:.AK5]=[.$AX3:.$AX5])" office:value-type="float"/>
          <table:table-cell table:number-matrix-columns-spanned="1" table:number-matrix-rows-spanned="1" table:formula="of:=SUM([.AL3:.AL5]=[.$AY3:.$AY5])" office:value-type="float"/>
          <table:table-cell table:number-matrix-columns-spanned="1" table:number-matrix-rows-spanned="1" table:formula="of:=SUM([.AM3:.AM5]=[.$AZ3:.$AZ5])" office:value-type="float"/>
          <table:table-cell table:number-matrix-columns-spanned="1" table:number-matrix-rows-spanned="1" table:formula="of:=SUM([.AN3:.AN5]=[.$BA3:.$BA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BB3:.$BB5])" office:value-type="float"/>
          <table:table-cell table:number-matrix-columns-spanned="1" table:number-matrix-rows-spanned="1" table:formula="of:=SUM([.C3:.C5]&lt;[.$BC3:.$BC5])" office:value-type="float"/>
          <table:table-cell table:number-matrix-columns-spanned="1" table:number-matrix-rows-spanned="1" table:formula="of:=SUM([.D3:.D5]&lt;[.$BD3:.$BD5])" office:value-type="float"/>
          <table:table-cell table:number-matrix-columns-spanned="1" table:number-matrix-rows-spanned="1" table:formula="of:=SUM([.E3:.E5]&lt;[.$BE3:.$BE5])" office:value-type="float"/>
          <table:table-cell table:number-matrix-columns-spanned="1" table:number-matrix-rows-spanned="1" table:formula="of:=SUM([.F3:.F5]&lt;[.$BF3:.$BF5])" office:value-type="float"/>
          <table:table-cell table:number-matrix-columns-spanned="1" table:number-matrix-rows-spanned="1" table:formula="of:=SUM([.G3:.G5]&lt;[.$BG3:.$BG5])" office:value-type="float"/>
          <table:table-cell table:number-matrix-columns-spanned="1" table:number-matrix-rows-spanned="1" table:formula="of:=SUM([.H3:.H5]&lt;[.$BH3:.$BH5])" office:value-type="float"/>
          <table:table-cell table:number-matrix-columns-spanned="1" table:number-matrix-rows-spanned="1" table:formula="of:=SUM([.I3:.I5]&lt;[.$BI3:.$BI5])" office:value-type="float"/>
          <table:table-cell table:number-matrix-columns-spanned="1" table:number-matrix-rows-spanned="1" table:formula="of:=SUM([.J3:.J5]&lt;[.$BJ3:.$BJ5])" office:value-type="float"/>
          <table:table-cell table:number-matrix-columns-spanned="1" table:number-matrix-rows-spanned="1" table:formula="of:=SUM([.K3:.K5]&lt;[.$BK3:.$BK5])" office:value-type="float"/>
          <table:table-cell table:number-matrix-columns-spanned="1" table:number-matrix-rows-spanned="1" table:formula="of:=SUM([.L3:.L5]&lt;[.$BL3:.$BL5])" office:value-type="float"/>
          <table:table-cell table:number-matrix-columns-spanned="1" table:number-matrix-rows-spanned="1" table:formula="of:=SUM([.M3:.M5]&lt;[.$BM3:.$BM5])" office:value-type="float"/>
          <table:table-cell table:number-matrix-columns-spanned="1" table:number-matrix-rows-spanned="1" table:formula="of:=SUM([.N3:.N5]&lt;[.$BN3:.$BN5])" office:value-type="float"/>
          <table:table-cell table:number-matrix-columns-spanned="1" table:number-matrix-rows-spanned="1" table:formula="of:=SUM([.O3:.O5]&lt;[.$BB3:.$BB5])" office:value-type="float"/>
          <table:table-cell table:number-matrix-columns-spanned="1" table:number-matrix-rows-spanned="1" table:formula="of:=SUM([.P3:.P5]&lt;[.$BC3:.$BC5])" office:value-type="float"/>
          <table:table-cell table:number-matrix-columns-spanned="1" table:number-matrix-rows-spanned="1" table:formula="of:=SUM([.Q3:.Q5]&lt;[.$BD3:.$BD5])" office:value-type="float"/>
          <table:table-cell table:number-matrix-columns-spanned="1" table:number-matrix-rows-spanned="1" table:formula="of:=SUM([.R3:.R5]&lt;[.$BE3:.$BE5])" office:value-type="float"/>
          <table:table-cell table:number-matrix-columns-spanned="1" table:number-matrix-rows-spanned="1" table:formula="of:=SUM([.S3:.S5]&lt;[.$BF3:.$BF5])" office:value-type="float"/>
          <table:table-cell table:number-matrix-columns-spanned="1" table:number-matrix-rows-spanned="1" table:formula="of:=SUM([.T3:.T5]&lt;[.$BG3:.$BG5])" office:value-type="float"/>
          <table:table-cell table:number-matrix-columns-spanned="1" table:number-matrix-rows-spanned="1" table:formula="of:=SUM([.U3:.U5]&lt;[.$BH3:.$BH5])" office:value-type="float"/>
          <table:table-cell table:number-matrix-columns-spanned="1" table:number-matrix-rows-spanned="1" table:formula="of:=SUM([.V3:.V5]&lt;[.$BI3:.$BI5])" office:value-type="float"/>
          <table:table-cell table:number-matrix-columns-spanned="1" table:number-matrix-rows-spanned="1" table:formula="of:=SUM([.W3:.W5]&lt;[.$BJ3:.$BJ5])" office:value-type="float"/>
          <table:table-cell table:number-matrix-columns-spanned="1" table:number-matrix-rows-spanned="1" table:formula="of:=SUM([.X3:.X5]&lt;[.$BK3:.$BK5])" office:value-type="float"/>
          <table:table-cell table:number-matrix-columns-spanned="1" table:number-matrix-rows-spanned="1" table:formula="of:=SUM([.Y3:.Y5]&lt;[.$BL3:.$BL5])" office:value-type="float"/>
          <table:table-cell table:number-matrix-columns-spanned="1" table:number-matrix-rows-spanned="1" table:formula="of:=SUM([.Z3:.Z5]&lt;[.$BM3:.$BM5])" office:value-type="float"/>
          <table:table-cell table:number-matrix-columns-spanned="1" table:number-matrix-rows-spanned="1" table:formula="of:=SUM([.AA3:.AA5]&lt;[.$BN3:.$BN5])" office:value-type="float"/>
          <table:table-cell table:number-matrix-columns-spanned="1" table:number-matrix-rows-spanned="1" table:formula="of:=SUM([.AB3:.AB5]&lt;[.$BB3:.$BB5])" office:value-type="float"/>
          <table:table-cell table:number-matrix-columns-spanned="1" table:number-matrix-rows-spanned="1" table:formula="of:=SUM([.AC3:.AC5]&lt;[.$BC3:.$BC5])" office:value-type="float"/>
          <table:table-cell table:number-matrix-columns-spanned="1" table:number-matrix-rows-spanned="1" table:formula="of:=SUM([.AD3:.AD5]&lt;[.$BD3:.$BD5])" office:value-type="float"/>
          <table:table-cell table:number-matrix-columns-spanned="1" table:number-matrix-rows-spanned="1" table:formula="of:=SUM([.AE3:.AE5]&lt;[.$BE3:.$BE5])" office:value-type="float"/>
          <table:table-cell table:number-matrix-columns-spanned="1" table:number-matrix-rows-spanned="1" table:formula="of:=SUM([.AF3:.AF5]&lt;[.$BF3:.$BF5])" office:value-type="float"/>
          <table:table-cell table:number-matrix-columns-spanned="1" table:number-matrix-rows-spanned="1" table:formula="of:=SUM([.AG3:.AG5]&lt;[.$BG3:.$BG5])" office:value-type="float"/>
          <table:table-cell table:number-matrix-columns-spanned="1" table:number-matrix-rows-spanned="1" table:formula="of:=SUM([.AH3:.AH5]&lt;[.$BH3:.$BH5])" office:value-type="float"/>
          <table:table-cell table:number-matrix-columns-spanned="1" table:number-matrix-rows-spanned="1" table:formula="of:=SUM([.AI3:.AI5]&lt;[.$BI3:.$BI5])" office:value-type="float"/>
          <table:table-cell table:number-matrix-columns-spanned="1" table:number-matrix-rows-spanned="1" table:formula="of:=SUM([.AJ3:.AJ5]&lt;[.$BJ3:.$BJ5])" office:value-type="float"/>
          <table:table-cell table:number-matrix-columns-spanned="1" table:number-matrix-rows-spanned="1" table:formula="of:=SUM([.AK3:.AK5]&lt;[.$BK3:.$BK5])" office:value-type="float"/>
          <table:table-cell table:number-matrix-columns-spanned="1" table:number-matrix-rows-spanned="1" table:formula="of:=SUM([.AL3:.AL5]&lt;[.$BL3:.$BL5])" office:value-type="float"/>
          <table:table-cell table:number-matrix-columns-spanned="1" table:number-matrix-rows-spanned="1" table:formula="of:=SUM([.AM3:.AM5]&lt;[.$BM3:.$BM5])" office:value-type="float"/>
          <table:table-cell table:number-matrix-columns-spanned="1" table:number-matrix-rows-spanned="1" table:formula="of:=SUM([.AN3:.AN5]&lt;[.$BN3:.$BN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BB3:.$BB5])" office:value-type="float"/>
          <table:table-cell table:number-matrix-columns-spanned="1" table:number-matrix-rows-spanned="1" table:formula="of:=SUM([.C3:.C5]&gt;[.$BC3:.$BC5])" office:value-type="float"/>
          <table:table-cell table:number-matrix-columns-spanned="1" table:number-matrix-rows-spanned="1" table:formula="of:=SUM([.D3:.D5]&gt;[.$BD3:.$BD5])" office:value-type="float"/>
          <table:table-cell table:number-matrix-columns-spanned="1" table:number-matrix-rows-spanned="1" table:formula="of:=SUM([.E3:.E5]&gt;[.$BE3:.$BE5])" office:value-type="float"/>
          <table:table-cell table:number-matrix-columns-spanned="1" table:number-matrix-rows-spanned="1" table:formula="of:=SUM([.F3:.F5]&gt;[.$BF3:.$BF5])" office:value-type="float"/>
          <table:table-cell table:number-matrix-columns-spanned="1" table:number-matrix-rows-spanned="1" table:formula="of:=SUM([.G3:.G5]&gt;[.$BG3:.$BG5])" office:value-type="float"/>
          <table:table-cell table:number-matrix-columns-spanned="1" table:number-matrix-rows-spanned="1" table:formula="of:=SUM([.H3:.H5]&gt;[.$BH3:.$BH5])" office:value-type="float"/>
          <table:table-cell table:number-matrix-columns-spanned="1" table:number-matrix-rows-spanned="1" table:formula="of:=SUM([.I3:.I5]&gt;[.$BI3:.$BI5])" office:value-type="float"/>
          <table:table-cell table:number-matrix-columns-spanned="1" table:number-matrix-rows-spanned="1" table:formula="of:=SUM([.J3:.J5]&gt;[.$BJ3:.$BJ5])" office:value-type="float"/>
          <table:table-cell table:number-matrix-columns-spanned="1" table:number-matrix-rows-spanned="1" table:formula="of:=SUM([.K3:.K5]&gt;[.$BK3:.$BK5])" office:value-type="float"/>
          <table:table-cell table:number-matrix-columns-spanned="1" table:number-matrix-rows-spanned="1" table:formula="of:=SUM([.L3:.L5]&gt;[.$BL3:.$BL5])" office:value-type="float"/>
          <table:table-cell table:number-matrix-columns-spanned="1" table:number-matrix-rows-spanned="1" table:formula="of:=SUM([.M3:.M5]&gt;[.$BM3:.$BM5])" office:value-type="float"/>
          <table:table-cell table:number-matrix-columns-spanned="1" table:number-matrix-rows-spanned="1" table:formula="of:=SUM([.N3:.N5]&gt;[.$BN3:.$BN5])" office:value-type="float"/>
          <table:table-cell table:number-matrix-columns-spanned="1" table:number-matrix-rows-spanned="1" table:formula="of:=SUM([.O3:.O5]&gt;[.$BB3:.$BB5])" office:value-type="float"/>
          <table:table-cell table:number-matrix-columns-spanned="1" table:number-matrix-rows-spanned="1" table:formula="of:=SUM([.P3:.P5]&gt;[.$BC3:.$BC5])" office:value-type="float"/>
          <table:table-cell table:number-matrix-columns-spanned="1" table:number-matrix-rows-spanned="1" table:formula="of:=SUM([.Q3:.Q5]&gt;[.$BD3:.$BD5])" office:value-type="float"/>
          <table:table-cell table:number-matrix-columns-spanned="1" table:number-matrix-rows-spanned="1" table:formula="of:=SUM([.R3:.R5]&gt;[.$BE3:.$BE5])" office:value-type="float"/>
          <table:table-cell table:number-matrix-columns-spanned="1" table:number-matrix-rows-spanned="1" table:formula="of:=SUM([.S3:.S5]&gt;[.$BF3:.$BF5])" office:value-type="float"/>
          <table:table-cell table:number-matrix-columns-spanned="1" table:number-matrix-rows-spanned="1" table:formula="of:=SUM([.T3:.T5]&gt;[.$BG3:.$BG5])" office:value-type="float"/>
          <table:table-cell table:number-matrix-columns-spanned="1" table:number-matrix-rows-spanned="1" table:formula="of:=SUM([.U3:.U5]&gt;[.$BH3:.$BH5])" office:value-type="float"/>
          <table:table-cell table:number-matrix-columns-spanned="1" table:number-matrix-rows-spanned="1" table:formula="of:=SUM([.V3:.V5]&gt;[.$BI3:.$BI5])" office:value-type="float"/>
          <table:table-cell table:number-matrix-columns-spanned="1" table:number-matrix-rows-spanned="1" table:formula="of:=SUM([.W3:.W5]&gt;[.$BJ3:.$BJ5])" office:value-type="float"/>
          <table:table-cell table:number-matrix-columns-spanned="1" table:number-matrix-rows-spanned="1" table:formula="of:=SUM([.X3:.X5]&gt;[.$BK3:.$BK5])" office:value-type="float"/>
          <table:table-cell table:number-matrix-columns-spanned="1" table:number-matrix-rows-spanned="1" table:formula="of:=SUM([.Y3:.Y5]&gt;[.$BL3:.$BL5])" office:value-type="float"/>
          <table:table-cell table:number-matrix-columns-spanned="1" table:number-matrix-rows-spanned="1" table:formula="of:=SUM([.Z3:.Z5]&gt;[.$BM3:.$BM5])" office:value-type="float"/>
          <table:table-cell table:number-matrix-columns-spanned="1" table:number-matrix-rows-spanned="1" table:formula="of:=SUM([.AA3:.AA5]&gt;[.$BN3:.$BN5])" office:value-type="float"/>
          <table:table-cell table:number-matrix-columns-spanned="1" table:number-matrix-rows-spanned="1" table:formula="of:=SUM([.AB3:.AB5]&gt;[.$BB3:.$BB5])" office:value-type="float"/>
          <table:table-cell table:number-matrix-columns-spanned="1" table:number-matrix-rows-spanned="1" table:formula="of:=SUM([.AC3:.AC5]&gt;[.$BC3:.$BC5])" office:value-type="float"/>
          <table:table-cell table:number-matrix-columns-spanned="1" table:number-matrix-rows-spanned="1" table:formula="of:=SUM([.AD3:.AD5]&gt;[.$BD3:.$BD5])" office:value-type="float"/>
          <table:table-cell table:number-matrix-columns-spanned="1" table:number-matrix-rows-spanned="1" table:formula="of:=SUM([.AE3:.AE5]&gt;[.$BE3:.$BE5])" office:value-type="float"/>
          <table:table-cell table:number-matrix-columns-spanned="1" table:number-matrix-rows-spanned="1" table:formula="of:=SUM([.AF3:.AF5]&gt;[.$BF3:.$BF5])" office:value-type="float"/>
          <table:table-cell table:number-matrix-columns-spanned="1" table:number-matrix-rows-spanned="1" table:formula="of:=SUM([.AG3:.AG5]&gt;[.$BG3:.$BG5])" office:value-type="float"/>
          <table:table-cell table:number-matrix-columns-spanned="1" table:number-matrix-rows-spanned="1" table:formula="of:=SUM([.AH3:.AH5]&gt;[.$BH3:.$BH5])" office:value-type="float"/>
          <table:table-cell table:number-matrix-columns-spanned="1" table:number-matrix-rows-spanned="1" table:formula="of:=SUM([.AI3:.AI5]&gt;[.$BI3:.$BI5])" office:value-type="float"/>
          <table:table-cell table:number-matrix-columns-spanned="1" table:number-matrix-rows-spanned="1" table:formula="of:=SUM([.AJ3:.AJ5]&gt;[.$BJ3:.$BJ5])" office:value-type="float"/>
          <table:table-cell table:number-matrix-columns-spanned="1" table:number-matrix-rows-spanned="1" table:formula="of:=SUM([.AK3:.AK5]&gt;[.$BK3:.$BK5])" office:value-type="float"/>
          <table:table-cell table:number-matrix-columns-spanned="1" table:number-matrix-rows-spanned="1" table:formula="of:=SUM([.AL3:.AL5]&gt;[.$BL3:.$BL5])" office:value-type="float"/>
          <table:table-cell table:number-matrix-columns-spanned="1" table:number-matrix-rows-spanned="1" table:formula="of:=SUM([.AM3:.AM5]&gt;[.$BM3:.$BM5])" office:value-type="float"/>
          <table:table-cell table:number-matrix-columns-spanned="1" table:number-matrix-rows-spanned="1" table:formula="of:=SUM([.AN3:.AN5]&gt;[.$BN3:.$BN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O3:.$BO5])" office:value-type="float"/>
          <table:table-cell table:number-matrix-columns-spanned="1" table:number-matrix-rows-spanned="1" table:formula="of:=SUM([.C3:.C5]=[.$BP3:.$BP5])" office:value-type="float"/>
          <table:table-cell table:number-matrix-columns-spanned="1" table:number-matrix-rows-spanned="1" table:formula="of:=SUM([.D3:.D5]=[.$BQ3:.$BQ5])" office:value-type="float"/>
          <table:table-cell table:number-matrix-columns-spanned="1" table:number-matrix-rows-spanned="1" table:formula="of:=SUM([.E3:.E5]=[.$BR3:.$BR5])" office:value-type="float"/>
          <table:table-cell table:number-matrix-columns-spanned="1" table:number-matrix-rows-spanned="1" table:formula="of:=SUM([.F3:.F5]=[.$BS3:.$BS5])" office:value-type="float"/>
          <table:table-cell table:number-matrix-columns-spanned="1" table:number-matrix-rows-spanned="1" table:formula="of:=SUM([.G3:.G5]=[.$BT3:.$BT5])" office:value-type="float"/>
          <table:table-cell table:number-matrix-columns-spanned="1" table:number-matrix-rows-spanned="1" table:formula="of:=SUM([.H3:.H5]=[.$BU3:.$BU5])" office:value-type="float"/>
          <table:table-cell table:number-matrix-columns-spanned="1" table:number-matrix-rows-spanned="1" table:formula="of:=SUM([.I3:.I5]=[.$BV3:.$BV5])" office:value-type="float"/>
          <table:table-cell table:number-matrix-columns-spanned="1" table:number-matrix-rows-spanned="1" table:formula="of:=SUM([.J3:.J5]=[.$BW3:.$BW5])" office:value-type="float"/>
          <table:table-cell table:number-matrix-columns-spanned="1" table:number-matrix-rows-spanned="1" table:formula="of:=SUM([.K3:.K5]=[.$BX3:.$BX5])" office:value-type="float"/>
          <table:table-cell table:number-matrix-columns-spanned="1" table:number-matrix-rows-spanned="1" table:formula="of:=SUM([.L3:.L5]=[.$BY3:.$BY5])" office:value-type="float"/>
          <table:table-cell table:number-matrix-columns-spanned="1" table:number-matrix-rows-spanned="1" table:formula="of:=SUM([.M3:.M5]=[.$BZ3:.$BZ5])" office:value-type="float"/>
          <table:table-cell table:number-matrix-columns-spanned="1" table:number-matrix-rows-spanned="1" table:formula="of:=SUM([.N3:.N5]=[.$CA3:.$CA5])" office:value-type="float"/>
          <table:table-cell table:number-matrix-columns-spanned="1" table:number-matrix-rows-spanned="1" table:formula="of:=SUM([.O3:.O5]=[.$BO3:.$BO5])" office:value-type="float"/>
          <table:table-cell table:number-matrix-columns-spanned="1" table:number-matrix-rows-spanned="1" table:formula="of:=SUM([.P3:.P5]=[.$BP3:.$BP5])" office:value-type="float"/>
          <table:table-cell table:number-matrix-columns-spanned="1" table:number-matrix-rows-spanned="1" table:formula="of:=SUM([.Q3:.Q5]=[.$BQ3:.$BQ5])" office:value-type="float"/>
          <table:table-cell table:number-matrix-columns-spanned="1" table:number-matrix-rows-spanned="1" table:formula="of:=SUM([.R3:.R5]=[.$BR3:.$BR5])" office:value-type="float"/>
          <table:table-cell table:number-matrix-columns-spanned="1" table:number-matrix-rows-spanned="1" table:formula="of:=SUM([.S3:.S5]=[.$BS3:.$BS5])" office:value-type="float"/>
          <table:table-cell table:number-matrix-columns-spanned="1" table:number-matrix-rows-spanned="1" table:formula="of:=SUM([.T3:.T5]=[.$BT3:.$BT5])" office:value-type="float"/>
          <table:table-cell table:number-matrix-columns-spanned="1" table:number-matrix-rows-spanned="1" table:formula="of:=SUM([.U3:.U5]=[.$BU3:.$BU5])" office:value-type="float"/>
          <table:table-cell table:number-matrix-columns-spanned="1" table:number-matrix-rows-spanned="1" table:formula="of:=SUM([.V3:.V5]=[.$BV3:.$BV5])" office:value-type="float"/>
          <table:table-cell table:number-matrix-columns-spanned="1" table:number-matrix-rows-spanned="1" table:formula="of:=SUM([.W3:.W5]=[.$BW3:.$BW5])" office:value-type="float"/>
          <table:table-cell table:number-matrix-columns-spanned="1" table:number-matrix-rows-spanned="1" table:formula="of:=SUM([.X3:.X5]=[.$BX3:.$BX5])" office:value-type="float"/>
          <table:table-cell table:number-matrix-columns-spanned="1" table:number-matrix-rows-spanned="1" table:formula="of:=SUM([.Y3:.Y5]=[.$BY3:.$BY5])" office:value-type="float"/>
          <table:table-cell table:number-matrix-columns-spanned="1" table:number-matrix-rows-spanned="1" table:formula="of:=SUM([.Z3:.Z5]=[.$BZ3:.$BZ5])" office:value-type="float"/>
          <table:table-cell table:number-matrix-columns-spanned="1" table:number-matrix-rows-spanned="1" table:formula="of:=SUM([.AA3:.AA5]=[.$CA3:.$CA5])" office:value-type="float"/>
          <table:table-cell table:number-matrix-columns-spanned="1" table:number-matrix-rows-spanned="1" table:formula="of:=SUM([.AB3:.AB5]=[.$BO3:.$BO5])" office:value-type="float"/>
          <table:table-cell table:number-matrix-columns-spanned="1" table:number-matrix-rows-spanned="1" table:formula="of:=SUM([.AC3:.AC5]=[.$BP3:.$BP5])" office:value-type="float"/>
          <table:table-cell table:number-matrix-columns-spanned="1" table:number-matrix-rows-spanned="1" table:formula="of:=SUM([.AD3:.AD5]=[.$BQ3:.$BQ5])" office:value-type="float"/>
          <table:table-cell table:number-matrix-columns-spanned="1" table:number-matrix-rows-spanned="1" table:formula="of:=SUM([.AE3:.AE5]=[.$BR3:.$BR5])" office:value-type="float"/>
          <table:table-cell table:number-matrix-columns-spanned="1" table:number-matrix-rows-spanned="1" table:formula="of:=SUM([.AF3:.AF5]=[.$BS3:.$BS5])" office:value-type="float"/>
          <table:table-cell table:number-matrix-columns-spanned="1" table:number-matrix-rows-spanned="1" table:formula="of:=SUM([.AG3:.AG5]=[.$BT3:.$BT5])" office:value-type="float"/>
          <table:table-cell table:number-matrix-columns-spanned="1" table:number-matrix-rows-spanned="1" table:formula="of:=SUM([.AH3:.AH5]=[.$BU3:.$BU5])" office:value-type="float"/>
          <table:table-cell table:number-matrix-columns-spanned="1" table:number-matrix-rows-spanned="1" table:formula="of:=SUM([.AI3:.AI5]=[.$BV3:.$BV5])" office:value-type="float"/>
          <table:table-cell table:number-matrix-columns-spanned="1" table:number-matrix-rows-spanned="1" table:formula="of:=SUM([.AJ3:.AJ5]=[.$BW3:.$BW5])" office:value-type="float"/>
          <table:table-cell table:number-matrix-columns-spanned="1" table:number-matrix-rows-spanned="1" table:formula="of:=SUM([.AK3:.AK5]=[.$BX3:.$BX5])" office:value-type="float"/>
          <table:table-cell table:number-matrix-columns-spanned="1" table:number-matrix-rows-spanned="1" table:formula="of:=SUM([.AL3:.AL5]=[.$BY3:.$BY5])" office:value-type="float"/>
          <table:table-cell table:number-matrix-columns-spanned="1" table:number-matrix-rows-spanned="1" table:formula="of:=SUM([.AM3:.AM5]=[.$BZ3:.$BZ5])" office:value-type="float"/>
          <table:table-cell table:number-matrix-columns-spanned="1" table:number-matrix-rows-spanned="1" table:formula="of:=SUM([.AN3:.AN5]=[.$CA3:.$CA5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